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1" svg:font-family="Georgia"/>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top="0in" fo:margin-bottom="0.25in" loext:contextual-spacing="false" fo:line-height="150%" fo:text-align="justify" style:justify-single-word="false" fo:break-before="auto" fo:break-after="auto" fo:padding="0in" fo:border="none"/>
    </style:style>
    <style:style style:name="P2" style:family="paragraph" style:parent-style-name="Standard">
      <style:paragraph-properties fo:margin-top="0in" fo:margin-bottom="0.25in" loext:contextual-spacing="false" fo:line-height="150%" fo:text-align="justify" style:justify-single-word="false" fo:break-before="auto" fo:break-after="auto" fo:padding="0in" fo:border="none"/>
      <style:text-properties fo:color="#333333" style:font-name="Georgia" fo:font-size="12pt" style:font-name-asian="Georgia2" style:font-size-asian="12pt" style:font-name-complex="Georgia2" style:font-size-complex="12pt" fo:background-color="#ffffff"/>
    </style:style>
    <style:style style:name="P3" style:family="paragraph" style:parent-style-name="Standard">
      <style:paragraph-properties fo:margin-top="0in" fo:margin-bottom="0.25in" loext:contextual-spacing="false" fo:line-height="150%" fo:text-align="justify" style:justify-single-word="false"/>
    </style:style>
    <style:style style:name="P4" style:family="paragraph" style:parent-style-name="Standard" style:master-page-name="Standard">
      <style:paragraph-properties fo:margin-top="0in" fo:margin-bottom="0.25in" loext:contextual-spacing="false" fo:line-height="150%" style:page-number="1" fo:break-before="auto" fo:break-after="auto" fo:padding="0in" fo:border="none"/>
    </style:style>
    <style:style style:name="P5" style:family="paragraph" style:parent-style-name="Standard" style:list-style-name="WWNum53">
      <style:paragraph-properties fo:margin-left="0.7362in" fo:margin-right="0in" fo:margin-top="0in" fo:margin-bottom="0in" loext:contextual-spacing="false" fo:line-height="150%" fo:text-indent="-0.25in" style:auto-text-indent="false" fo:break-before="auto" fo:break-after="auto" fo:padding="0in" fo:border="none"/>
    </style:style>
    <style:style style:name="P6" style:family="paragraph" style:parent-style-name="Standard" style:list-style-name="WWNum53">
      <style:paragraph-properties fo:margin-left="0.7362in" fo:margin-right="0in" fo:margin-top="0in" fo:margin-bottom="0in" loext:contextual-spacing="false" fo:line-height="150%" fo:text-align="justify" style:justify-single-word="false" fo:text-indent="-0.25in" style:auto-text-indent="false" fo:break-before="auto" fo:break-after="auto" fo:padding="0in" fo:border="none"/>
    </style:style>
    <style:style style:name="P7" style:family="paragraph" style:parent-style-name="Standard" style:list-style-name="WWNum53">
      <style:paragraph-properties fo:margin-left="0.7362in" fo:margin-right="0in" fo:margin-top="0in" fo:margin-bottom="0in" loext:contextual-spacing="false" fo:line-height="150%" fo:text-align="justify" style:justify-single-word="false" fo:text-indent="-0.25in" style:auto-text-indent="false" fo:break-before="auto" fo:break-after="auto" fo:padding="0in" fo:border="none"/>
    </style:style>
    <style:style style:name="P8" style:family="paragraph" style:parent-style-name="Standard" style:list-style-name="WWNum3">
      <style:paragraph-properties fo:margin-left="0.7362in" fo:margin-right="0in" fo:margin-top="0in" fo:margin-bottom="0in" loext:contextual-spacing="false" fo:line-height="150%" fo:text-align="justify" style:justify-single-word="false" fo:text-indent="-0.25in" style:auto-text-indent="false" fo:break-before="auto" fo:break-after="auto" fo:padding="0in" fo:border="none"/>
    </style:style>
    <style:style style:name="P9" style:family="paragraph" style:parent-style-name="Standard" style:list-style-name="WWNum15">
      <style:paragraph-properties fo:margin-left="0.7362in" fo:margin-right="0in" fo:margin-top="0in" fo:margin-bottom="0in" loext:contextual-spacing="false" fo:line-height="150%" fo:text-align="justify" style:justify-single-word="false" fo:text-indent="-0.25in" style:auto-text-indent="false" fo:break-before="auto" fo:break-after="auto" fo:padding="0in" fo:border="none"/>
    </style:style>
    <style:style style:name="P10" style:family="paragraph" style:parent-style-name="Standard" style:list-style-name="WWNum53">
      <style:paragraph-properties fo:margin-left="0.7362in" fo:margin-right="0in" fo:margin-top="0in" fo:margin-bottom="0.25in" loext:contextual-spacing="false" fo:line-height="150%" fo:text-align="justify" style:justify-single-word="false" fo:text-indent="-0.25in" style:auto-text-indent="false" fo:break-before="auto" fo:break-after="auto" fo:padding="0in" fo:border="none"/>
    </style:style>
    <style:style style:name="P11" style:family="paragraph" style:parent-style-name="Standard" style:list-style-name="WWNum3">
      <style:paragraph-properties fo:margin-left="0.7362in" fo:margin-right="0in" fo:margin-top="0in" fo:margin-bottom="0.25in" loext:contextual-spacing="false" fo:line-height="150%" fo:text-align="justify" style:justify-single-word="false" fo:text-indent="-0.25in" style:auto-text-indent="false" fo:break-before="auto" fo:break-after="auto" fo:padding="0in" fo:border="none"/>
    </style:style>
    <style:style style:name="P12" style:family="paragraph" style:parent-style-name="Standard" style:list-style-name="WWNum15">
      <style:paragraph-properties fo:margin-left="0.7362in" fo:margin-right="0in" fo:margin-top="0in" fo:margin-bottom="0.25in" loext:contextual-spacing="false" fo:line-height="150%" fo:text-align="justify" style:justify-single-word="false" fo:text-indent="-0.25in" style:auto-text-indent="false" fo:break-before="auto" fo:break-after="auto" fo:padding="0in" fo:border="none"/>
    </style:style>
    <style:style style:name="P13" style:family="paragraph" style:parent-style-name="Standard">
      <style:paragraph-properties fo:margin-left="0.5in" fo:margin-right="0in" fo:margin-top="0in" fo:margin-bottom="0.25in" loext:contextual-spacing="false" fo:line-height="115%" fo:text-align="justify" style:justify-single-word="false" fo:text-indent="0in" style:auto-text-indent="false" fo:break-before="auto" fo:break-after="auto" fo:padding="0in" fo:border="none"/>
    </style:style>
    <style:style style:name="P14" style:family="paragraph" style:parent-style-name="Standard">
      <style:paragraph-properties fo:margin-left="0.5in" fo:margin-right="0in" fo:margin-top="0in" fo:margin-bottom="0.25in" loext:contextual-spacing="false" fo:line-height="150%" fo:text-align="justify" style:justify-single-word="false" fo:text-indent="0in" style:auto-text-indent="false" fo:break-before="auto" fo:break-after="auto" fo:padding="0in" fo:border="none"/>
      <style:text-properties fo:color="#333333" style:font-name="Georgia" fo:font-size="12pt" fo:font-weight="bold" style:font-name-asian="Georgia2" style:font-size-asian="12pt" style:font-weight-asian="bold" style:font-name-complex="Georgia2" style:font-size-complex="12pt" fo:background-color="#ffffff"/>
    </style:style>
    <style:style style:name="P15" style:family="paragraph" style:parent-style-name="Standard">
      <style:paragraph-properties fo:margin-left="0.5in" fo:margin-right="0in" fo:margin-top="0in" fo:margin-bottom="0.25in" loext:contextual-spacing="false" fo:line-height="150%" fo:text-align="justify" style:justify-single-word="false" fo:text-indent="0in" style:auto-text-indent="false" fo:break-before="auto" fo:break-after="auto" fo:padding="0in" fo:border="none"/>
      <style:text-properties fo:color="#333333" style:font-name="Georgia" fo:font-size="12pt" style:font-name-asian="Georgia2" style:font-size-asian="12pt" style:font-name-complex="Georgia2" style:font-size-complex="12pt" fo:background-color="#ffffff"/>
    </style:style>
    <style:style style:name="P16" style:family="paragraph" style:parent-style-name="Standard">
      <style:paragraph-properties fo:margin-left="0.5in" fo:margin-right="0in" fo:margin-top="0in" fo:margin-bottom="0.25in" loext:contextual-spacing="false" fo:line-height="100%" fo:text-align="justify" style:justify-single-word="false" fo:text-indent="0in" style:auto-text-indent="false"/>
    </style:style>
    <style:style style:name="P17" style:family="paragraph" style:parent-style-name="Standard">
      <style:paragraph-properties fo:margin-left="0.5in" fo:margin-right="0in" fo:text-align="justify" style:justify-single-word="false" fo:text-indent="0in" style:auto-text-indent="false"/>
    </style:style>
    <style:style style:name="P18" style:family="paragraph" style:parent-style-name="Standard">
      <style:paragraph-properties fo:margin-left="0.5in" fo:margin-right="0in" fo:text-align="justify" style:justify-single-word="false" fo:text-indent="0in" style:auto-text-indent="false"/>
      <style:text-properties fo:color="#333333" style:font-name="Georgia" style:font-name-asian="Georgia2" style:font-name-complex="Georgia2" fo:background-color="#ffffff"/>
    </style:style>
    <style:style style:name="P19" style:family="paragraph" style:parent-style-name="Standard">
      <style:paragraph-properties fo:margin-left="1in" fo:margin-right="0in" fo:margin-top="0in" fo:margin-bottom="0in" loext:contextual-spacing="false" fo:line-height="115%" fo:text-align="justify" style:justify-single-word="false" fo:text-indent="0in" style:auto-text-indent="false" fo:break-before="auto" fo:break-after="auto" fo:padding="0in" fo:border="none"/>
      <style:text-properties fo:color="#333333" style:font-name="Georgia" style:font-name-asian="Georgia2" style:font-name-complex="Georgia2" fo:background-color="#ffffff"/>
    </style:style>
    <style:style style:name="P20" style:family="paragraph" style:parent-style-name="Standard">
      <style:paragraph-properties fo:margin-left="1in" fo:margin-right="0in" fo:text-align="justify" style:justify-single-word="false" fo:text-indent="0in" style:auto-text-indent="false"/>
      <style:text-properties fo:color="#333333" style:font-name="Georgia" style:font-name-asian="Georgia2" style:font-name-complex="Georgia2" fo:background-color="#ffffff"/>
    </style:style>
    <style:style style:name="P21" style:family="paragraph" style:parent-style-name="Standard">
      <style:paragraph-properties fo:margin-left="1in" fo:margin-right="0in" fo:margin-top="0.1665in" fo:margin-bottom="0.1665in" loext:contextual-spacing="false" fo:line-height="150%" fo:text-indent="0in" style:auto-text-indent="false"/>
      <style:text-properties fo:color="#333333" style:font-name="Georgia" fo:font-style="italic" style:font-name-asian="Georgia2" style:font-style-asian="italic" style:font-name-complex="Georgia2" fo:background-color="#ffffff"/>
    </style:style>
    <style:style style:name="P22"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333333" style:font-name="Georgia" style:font-name-asian="Georgia2" style:font-name-complex="Georgia2" fo:background-color="#ffffff"/>
    </style:style>
    <style:style style:name="P23" style:family="paragraph" style:parent-style-name="Standard">
      <style:paragraph-properties fo:margin-left="0.5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24" style:family="paragraph" style:parent-style-name="Standard">
      <style:paragraph-properties fo:margin-left="0.5in" fo:margin-right="0in" fo:margin-top="0in" fo:margin-bottom="0.25in" loext:contextual-spacing="false" fo:line-height="115%" fo:text-align="justify" style:justify-single-word="false" fo:keep-together="auto" fo:orphans="2" fo:widows="2" fo:text-indent="0in" style:auto-text-indent="false" fo:break-before="auto" fo:break-after="auto" fo:padding="0in" fo:border="none" fo:keep-with-next="auto"/>
    </style:style>
    <style:style style:name="P25" style:family="paragraph" style:parent-style-name="Standard" style:list-style-name="WWNum50">
      <style:paragraph-properties fo:margin-left="1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64">
      <style:paragraph-properties fo:margin-left="1in" fo:margin-right="0in" fo:margin-top="0in" fo:margin-bottom="0in" loext:contextual-spacing="false" fo:line-height="115%" fo:text-align="justify"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paragraph-properties fo:margin-left="1in" fo:margin-right="0in" fo:margin-top="0in" fo:margin-bottom="0in" loext:contextual-spacing="false" fo:line-height="115%" fo:text-align="justify" style:justify-single-word="false" fo:keep-together="auto" fo:orphans="2" fo:widows="2" fo:text-indent="0in" style:auto-text-indent="false" fo:break-before="auto" fo:break-after="auto" fo:padding="0in" fo:border="none" fo:keep-with-next="auto"/>
      <style:text-properties fo:color="#333333" style:font-name="Georgia" style:font-name-asian="Georgia2" style:font-name-complex="Georgia2" fo:background-color="#ffffff"/>
    </style:style>
    <style:style style:name="P28" style:family="paragraph" style:parent-style-name="Standard">
      <style:paragraph-properties fo:margin-left="0in" fo:margin-right="0in" fo:margin-top="0in" fo:margin-bottom="0.25in" loext:contextual-spacing="false" fo:line-height="150%" fo:text-align="justify" style:justify-single-word="false" fo:text-indent="0in" style:auto-text-indent="false" fo:break-before="auto" fo:break-after="auto" fo:padding="0in" fo:border="none"/>
      <style:text-properties fo:color="#333333" style:font-name="Georgia" fo:font-size="12pt" style:font-name-asian="Georgia2" style:font-size-asian="12pt" style:font-name-complex="Georgia2" style:font-size-complex="12pt" fo:background-color="#ffffff"/>
    </style:style>
    <style:style style:name="P29" style:family="paragraph" style:parent-style-name="Standard">
      <style:paragraph-properties fo:margin-left="0in" fo:margin-right="0in" fo:text-align="justify" style:justify-single-word="false" fo:text-indent="0in" style:auto-text-indent="false"/>
      <style:text-properties fo:color="#333333" style:font-name="Georgia" style:font-name-asian="Georgia2" style:font-name-complex="Georgia2" fo:background-color="#ffffff"/>
    </style:style>
    <style:style style:name="P30" style:family="paragraph" style:parent-style-name="Standard">
      <style:paragraph-properties fo:margin-left="0in" fo:margin-right="0in" fo:margin-top="0in" fo:margin-bottom="0.25in" loext:contextual-spacing="false" fo:line-height="100%" fo:text-align="justify" style:justify-single-word="false" fo:text-indent="0.5in" style:auto-text-indent="false"/>
    </style:style>
    <style:style style:name="P31" style:family="paragraph" style:parent-style-name="Standard" style:list-style-name="WWNum17">
      <style:paragraph-properties fo:margin-left="1in" fo:margin-right="0in" fo:text-align="justify" style:justify-single-word="false" fo:text-indent="-0.25in" style:auto-text-indent="false"/>
    </style:style>
    <style:style style:name="P32" style:family="paragraph" style:parent-style-name="Standard" style:list-style-name="WWNum35">
      <style:paragraph-properties fo:margin-left="1in" fo:margin-right="0in" fo:text-align="justify" style:justify-single-word="false" fo:text-indent="-0.25in" style:auto-text-indent="false"/>
    </style:style>
    <style:style style:name="P33" style:family="paragraph" style:parent-style-name="Standard" style:list-style-name="WWNum28">
      <style:paragraph-properties fo:margin-left="1in" fo:margin-right="0in" fo:text-align="justify" style:justify-single-word="false" fo:text-indent="-0.25in" style:auto-text-indent="false"/>
    </style:style>
    <style:style style:name="P34" style:family="paragraph" style:parent-style-name="Standard" style:list-style-name="WWNum45">
      <style:paragraph-properties fo:margin-left="1in" fo:margin-right="0in" fo:margin-top="0in" fo:margin-bottom="0in" loext:contextual-spacing="false" fo:line-height="150%" fo:text-indent="-0.25in" style:auto-text-indent="false"/>
    </style:style>
    <style:style style:name="P35" style:family="paragraph" style:parent-style-name="Standard" style:list-style-name="WWNum36">
      <style:paragraph-properties fo:margin-left="1in" fo:margin-right="0in" fo:margin-top="0in" fo:margin-bottom="0in" loext:contextual-spacing="false" fo:line-height="150%" fo:text-indent="-0.25in" style:auto-text-indent="false"/>
    </style:style>
    <style:style style:name="P36" style:family="paragraph" style:parent-style-name="Standard" style:list-style-name="WWNum54">
      <style:paragraph-properties fo:margin-left="1in" fo:margin-right="0in" fo:margin-top="0in" fo:margin-bottom="0in" loext:contextual-spacing="false" fo:line-height="150%" fo:text-indent="-0.25in" style:auto-text-indent="false"/>
    </style:style>
    <style:style style:name="P37" style:family="paragraph" style:parent-style-name="Standard" style:list-style-name="WWNum13">
      <style:paragraph-properties fo:margin-left="1in" fo:margin-right="0in" fo:margin-top="0in" fo:margin-bottom="0in" loext:contextual-spacing="false" fo:line-height="150%" fo:text-indent="-0.25in" style:auto-text-indent="false"/>
    </style:style>
    <style:style style:name="P38" style:family="paragraph" style:parent-style-name="Standard" style:list-style-name="WWNum6">
      <style:paragraph-properties fo:margin-left="1in" fo:margin-right="0in" fo:margin-top="0in" fo:margin-bottom="0in" loext:contextual-spacing="false" fo:line-height="150%" fo:text-indent="-0.25in" style:auto-text-indent="false"/>
    </style:style>
    <style:style style:name="P39" style:family="paragraph" style:parent-style-name="Standard" style:list-style-name="WWNum8">
      <style:paragraph-properties fo:margin-left="1in" fo:margin-right="0in" fo:margin-top="0in" fo:margin-bottom="0in" loext:contextual-spacing="false" fo:line-height="150%" fo:text-indent="-0.25in" style:auto-text-indent="false"/>
    </style:style>
    <style:style style:name="P40" style:family="paragraph" style:parent-style-name="Standard" style:list-style-name="WWNum56">
      <style:paragraph-properties fo:margin-left="1in" fo:margin-right="0in" fo:margin-top="0in" fo:margin-bottom="0in" loext:contextual-spacing="false" fo:line-height="150%" fo:text-indent="-0.25in" style:auto-text-indent="false"/>
    </style:style>
    <style:style style:name="P41" style:family="paragraph" style:parent-style-name="Standard" style:list-style-name="WWNum21">
      <style:paragraph-properties fo:margin-left="1in" fo:margin-right="0in" fo:margin-top="0in" fo:margin-bottom="0in" loext:contextual-spacing="false" fo:line-height="150%" fo:text-indent="-0.25in" style:auto-text-indent="false"/>
    </style:style>
    <style:style style:name="P42" style:family="paragraph" style:parent-style-name="Standard" style:list-style-name="WWNum55">
      <style:paragraph-properties fo:margin-left="1in" fo:margin-right="0in" fo:margin-top="0in" fo:margin-bottom="0in" loext:contextual-spacing="false" fo:line-height="150%" fo:text-indent="-0.25in" style:auto-text-indent="false"/>
    </style:style>
    <style:style style:name="P43" style:family="paragraph" style:parent-style-name="Standard" style:list-style-name="WWNum46">
      <style:paragraph-properties fo:margin-left="1in" fo:margin-right="0in" fo:margin-top="0in" fo:margin-bottom="0in" loext:contextual-spacing="false" fo:line-height="150%" fo:text-indent="-0.25in" style:auto-text-indent="false"/>
    </style:style>
    <style:style style:name="P44" style:family="paragraph" style:parent-style-name="Standard" style:list-style-name="WWNum16">
      <style:paragraph-properties fo:margin-left="1in" fo:margin-right="0in" fo:margin-top="0in" fo:margin-bottom="0in" loext:contextual-spacing="false" fo:line-height="150%" fo:text-indent="-0.25in" style:auto-text-indent="false"/>
    </style:style>
    <style:style style:name="P45" style:family="paragraph" style:parent-style-name="Standard" style:list-style-name="WWNum57">
      <style:paragraph-properties fo:margin-left="1in" fo:margin-right="0in" fo:margin-top="0in" fo:margin-bottom="0in" loext:contextual-spacing="false" fo:line-height="150%" fo:text-indent="-0.25in" style:auto-text-indent="false"/>
    </style:style>
    <style:style style:name="P46" style:family="paragraph" style:parent-style-name="Standard" style:list-style-name="WWNum47">
      <style:paragraph-properties fo:margin-left="1in" fo:margin-right="0in" fo:margin-top="0in" fo:margin-bottom="0in" loext:contextual-spacing="false" fo:line-height="150%" fo:text-indent="-0.25in" style:auto-text-indent="false"/>
    </style:style>
    <style:style style:name="P47" style:family="paragraph" style:parent-style-name="Standard" style:list-style-name="WWNum25">
      <style:paragraph-properties fo:margin-left="1in" fo:margin-right="0in" fo:margin-top="0in" fo:margin-bottom="0in" loext:contextual-spacing="false" fo:line-height="150%" fo:text-indent="-0.25in" style:auto-text-indent="false"/>
    </style:style>
    <style:style style:name="P48" style:family="paragraph" style:parent-style-name="Standard" style:list-style-name="WWNum9">
      <style:paragraph-properties fo:margin-left="1in" fo:margin-right="0in" fo:margin-top="0in" fo:margin-bottom="0in" loext:contextual-spacing="false" fo:line-height="150%" fo:text-indent="-0.25in" style:auto-text-indent="false"/>
    </style:style>
    <style:style style:name="P49" style:family="paragraph" style:parent-style-name="Standard" style:list-style-name="WWNum14">
      <style:paragraph-properties fo:margin-left="1in" fo:margin-right="0in" fo:margin-top="0in" fo:margin-bottom="0in" loext:contextual-spacing="false" fo:line-height="150%" fo:text-indent="-0.25in" style:auto-text-indent="false"/>
    </style:style>
    <style:style style:name="P50" style:family="paragraph" style:parent-style-name="Standard" style:list-style-name="WWNum7">
      <style:paragraph-properties fo:margin-left="1in" fo:margin-right="0in" fo:margin-top="0in" fo:margin-bottom="0in" loext:contextual-spacing="false" fo:line-height="150%" fo:text-indent="-0.25in" style:auto-text-indent="false"/>
    </style:style>
    <style:style style:name="P51" style:family="paragraph" style:parent-style-name="Standard" style:list-style-name="WWNum12">
      <style:paragraph-properties fo:margin-left="1in" fo:margin-right="0in" fo:margin-top="0in" fo:margin-bottom="0in" loext:contextual-spacing="false" fo:line-height="150%" fo:text-indent="-0.25in" style:auto-text-indent="false"/>
    </style:style>
    <style:style style:name="P52" style:family="paragraph" style:parent-style-name="Standard" style:list-style-name="WWNum19">
      <style:paragraph-properties fo:margin-left="1in" fo:margin-right="0in" fo:margin-top="0in" fo:margin-bottom="0in" loext:contextual-spacing="false" fo:line-height="150%" fo:text-indent="-0.25in" style:auto-text-indent="false"/>
    </style:style>
    <style:style style:name="P53" style:family="paragraph" style:parent-style-name="Standard" style:list-style-name="WWNum49">
      <style:paragraph-properties fo:margin-left="1in" fo:margin-right="0in" fo:margin-top="0in" fo:margin-bottom="0in" loext:contextual-spacing="false" fo:line-height="150%" fo:text-indent="-0.25in" style:auto-text-indent="false"/>
    </style:style>
    <style:style style:name="P54" style:family="paragraph" style:parent-style-name="Standard" style:list-style-name="WWNum31">
      <style:paragraph-properties fo:margin-left="1in" fo:margin-right="0in" fo:margin-top="0in" fo:margin-bottom="0in" loext:contextual-spacing="false" fo:line-height="150%" fo:text-indent="-0.25in" style:auto-text-indent="false"/>
    </style:style>
    <style:style style:name="P55" style:family="paragraph" style:parent-style-name="Standard" style:list-style-name="WWNum29">
      <style:paragraph-properties fo:margin-left="1in" fo:margin-right="0in" fo:margin-top="0in" fo:margin-bottom="0in" loext:contextual-spacing="false" fo:line-height="150%" fo:text-indent="-0.25in" style:auto-text-indent="false"/>
    </style:style>
    <style:style style:name="P56" style:family="paragraph" style:parent-style-name="Standard" style:list-style-name="WWNum23">
      <style:paragraph-properties fo:margin-left="1in" fo:margin-right="0in" fo:margin-top="0in" fo:margin-bottom="0in" loext:contextual-spacing="false" fo:line-height="150%" fo:text-indent="-0.25in" style:auto-text-indent="false"/>
    </style:style>
    <style:style style:name="P57" style:family="paragraph" style:parent-style-name="Standard" style:list-style-name="WWNum20">
      <style:paragraph-properties fo:margin-left="1in" fo:margin-right="0in" fo:margin-top="0in" fo:margin-bottom="0in" loext:contextual-spacing="false" fo:line-height="150%" fo:text-indent="-0.25in" style:auto-text-indent="false"/>
    </style:style>
    <style:style style:name="P58" style:family="paragraph" style:parent-style-name="Standard" style:list-style-name="WWNum18">
      <style:paragraph-properties fo:margin-left="1in" fo:margin-right="0in" fo:margin-top="0in" fo:margin-bottom="0in" loext:contextual-spacing="false" fo:line-height="150%" fo:text-indent="-0.25in" style:auto-text-indent="false"/>
    </style:style>
    <style:style style:name="P59" style:family="paragraph" style:parent-style-name="Standard" style:list-style-name="WWNum58">
      <style:paragraph-properties fo:margin-left="1in" fo:margin-right="0in" fo:margin-top="0in" fo:margin-bottom="0in" loext:contextual-spacing="false" fo:line-height="150%" fo:text-indent="-0.25in" style:auto-text-indent="false"/>
    </style:style>
    <style:style style:name="P60" style:family="paragraph" style:parent-style-name="Standard" style:list-style-name="WWNum32">
      <style:paragraph-properties fo:margin-left="1in" fo:margin-right="0in" fo:margin-top="0in" fo:margin-bottom="0in" loext:contextual-spacing="false" fo:line-height="150%" fo:text-indent="-0.25in" style:auto-text-indent="false"/>
    </style:style>
    <style:style style:name="P61" style:family="paragraph" style:parent-style-name="Standard" style:list-style-name="WWNum45">
      <style:paragraph-properties fo:margin-left="1in" fo:margin-right="0in" fo:margin-top="0in" fo:margin-bottom="0.1665in" loext:contextual-spacing="false" fo:line-height="150%" fo:text-indent="-0.25in" style:auto-text-indent="false"/>
    </style:style>
    <style:style style:name="P62" style:family="paragraph" style:parent-style-name="Standard" style:list-style-name="WWNum36">
      <style:paragraph-properties fo:margin-left="1in" fo:margin-right="0in" fo:margin-top="0in" fo:margin-bottom="0.1665in" loext:contextual-spacing="false" fo:line-height="150%" fo:text-indent="-0.25in" style:auto-text-indent="false"/>
    </style:style>
    <style:style style:name="P63" style:family="paragraph" style:parent-style-name="Standard" style:list-style-name="WWNum54">
      <style:paragraph-properties fo:margin-left="1in" fo:margin-right="0in" fo:margin-top="0in" fo:margin-bottom="0.1665in" loext:contextual-spacing="false" fo:line-height="150%" fo:text-indent="-0.25in" style:auto-text-indent="false"/>
    </style:style>
    <style:style style:name="P64" style:family="paragraph" style:parent-style-name="Standard" style:list-style-name="WWNum13">
      <style:paragraph-properties fo:margin-left="1in" fo:margin-right="0in" fo:margin-top="0in" fo:margin-bottom="0.1665in" loext:contextual-spacing="false" fo:line-height="150%" fo:text-indent="-0.25in" style:auto-text-indent="false"/>
    </style:style>
    <style:style style:name="P65" style:family="paragraph" style:parent-style-name="Standard" style:list-style-name="WWNum6">
      <style:paragraph-properties fo:margin-left="1in" fo:margin-right="0in" fo:margin-top="0in" fo:margin-bottom="0.1665in" loext:contextual-spacing="false" fo:line-height="150%" fo:text-indent="-0.25in" style:auto-text-indent="false"/>
    </style:style>
    <style:style style:name="P66" style:family="paragraph" style:parent-style-name="Standard" style:list-style-name="WWNum8">
      <style:paragraph-properties fo:margin-left="1in" fo:margin-right="0in" fo:margin-top="0in" fo:margin-bottom="0.1665in" loext:contextual-spacing="false" fo:line-height="150%" fo:text-indent="-0.25in" style:auto-text-indent="false"/>
    </style:style>
    <style:style style:name="P67" style:family="paragraph" style:parent-style-name="Standard" style:list-style-name="WWNum56">
      <style:paragraph-properties fo:margin-left="1in" fo:margin-right="0in" fo:margin-top="0in" fo:margin-bottom="0.1665in" loext:contextual-spacing="false" fo:line-height="150%" fo:text-indent="-0.25in" style:auto-text-indent="false"/>
    </style:style>
    <style:style style:name="P68" style:family="paragraph" style:parent-style-name="Standard" style:list-style-name="WWNum21">
      <style:paragraph-properties fo:margin-left="1in" fo:margin-right="0in" fo:margin-top="0in" fo:margin-bottom="0.1665in" loext:contextual-spacing="false" fo:line-height="150%" fo:text-indent="-0.25in" style:auto-text-indent="false"/>
    </style:style>
    <style:style style:name="P69" style:family="paragraph" style:parent-style-name="Standard" style:list-style-name="WWNum55">
      <style:paragraph-properties fo:margin-left="1in" fo:margin-right="0in" fo:margin-top="0in" fo:margin-bottom="0.1665in" loext:contextual-spacing="false" fo:line-height="150%" fo:text-indent="-0.25in" style:auto-text-indent="false"/>
    </style:style>
    <style:style style:name="P70" style:family="paragraph" style:parent-style-name="Standard" style:list-style-name="WWNum46">
      <style:paragraph-properties fo:margin-left="1in" fo:margin-right="0in" fo:margin-top="0in" fo:margin-bottom="0.1665in" loext:contextual-spacing="false" fo:line-height="150%" fo:text-indent="-0.25in" style:auto-text-indent="false"/>
    </style:style>
    <style:style style:name="P71" style:family="paragraph" style:parent-style-name="Standard" style:list-style-name="WWNum57">
      <style:paragraph-properties fo:margin-left="1in" fo:margin-right="0in" fo:margin-top="0in" fo:margin-bottom="0.1665in" loext:contextual-spacing="false" fo:line-height="150%" fo:text-indent="-0.25in" style:auto-text-indent="false"/>
    </style:style>
    <style:style style:name="P72" style:family="paragraph" style:parent-style-name="Standard" style:list-style-name="WWNum47">
      <style:paragraph-properties fo:margin-left="1in" fo:margin-right="0in" fo:margin-top="0in" fo:margin-bottom="0.1665in" loext:contextual-spacing="false" fo:line-height="150%" fo:text-indent="-0.25in" style:auto-text-indent="false"/>
    </style:style>
    <style:style style:name="P73" style:family="paragraph" style:parent-style-name="Standard" style:list-style-name="WWNum25">
      <style:paragraph-properties fo:margin-left="1in" fo:margin-right="0in" fo:margin-top="0in" fo:margin-bottom="0.1665in" loext:contextual-spacing="false" fo:line-height="150%" fo:text-indent="-0.25in" style:auto-text-indent="false"/>
    </style:style>
    <style:style style:name="P74" style:family="paragraph" style:parent-style-name="Standard" style:list-style-name="WWNum9">
      <style:paragraph-properties fo:margin-left="1in" fo:margin-right="0in" fo:margin-top="0in" fo:margin-bottom="0.1665in" loext:contextual-spacing="false" fo:line-height="150%" fo:text-indent="-0.25in" style:auto-text-indent="false"/>
    </style:style>
    <style:style style:name="P75" style:family="paragraph" style:parent-style-name="Standard" style:list-style-name="WWNum14">
      <style:paragraph-properties fo:margin-left="1in" fo:margin-right="0in" fo:margin-top="0in" fo:margin-bottom="0.1665in" loext:contextual-spacing="false" fo:line-height="150%" fo:text-indent="-0.25in" style:auto-text-indent="false"/>
    </style:style>
    <style:style style:name="P76" style:family="paragraph" style:parent-style-name="Standard" style:list-style-name="WWNum7">
      <style:paragraph-properties fo:margin-left="1in" fo:margin-right="0in" fo:margin-top="0in" fo:margin-bottom="0.1665in" loext:contextual-spacing="false" fo:line-height="150%" fo:text-indent="-0.25in" style:auto-text-indent="false"/>
    </style:style>
    <style:style style:name="P77" style:family="paragraph" style:parent-style-name="Standard" style:list-style-name="WWNum12">
      <style:paragraph-properties fo:margin-left="1in" fo:margin-right="0in" fo:margin-top="0in" fo:margin-bottom="0.1665in" loext:contextual-spacing="false" fo:line-height="150%" fo:text-indent="-0.25in" style:auto-text-indent="false"/>
    </style:style>
    <style:style style:name="P78" style:family="paragraph" style:parent-style-name="Standard" style:list-style-name="WWNum19">
      <style:paragraph-properties fo:margin-left="1in" fo:margin-right="0in" fo:margin-top="0in" fo:margin-bottom="0.1665in" loext:contextual-spacing="false" fo:line-height="150%" fo:text-indent="-0.25in" style:auto-text-indent="false"/>
    </style:style>
    <style:style style:name="P79" style:family="paragraph" style:parent-style-name="Standard" style:list-style-name="WWNum49">
      <style:paragraph-properties fo:margin-left="1in" fo:margin-right="0in" fo:margin-top="0in" fo:margin-bottom="0.1665in" loext:contextual-spacing="false" fo:line-height="150%" fo:text-indent="-0.25in" style:auto-text-indent="false"/>
    </style:style>
    <style:style style:name="P80" style:family="paragraph" style:parent-style-name="Standard" style:list-style-name="WWNum31">
      <style:paragraph-properties fo:margin-left="1in" fo:margin-right="0in" fo:margin-top="0in" fo:margin-bottom="0.1665in" loext:contextual-spacing="false" fo:line-height="150%" fo:text-indent="-0.25in" style:auto-text-indent="false"/>
    </style:style>
    <style:style style:name="P81" style:family="paragraph" style:parent-style-name="Standard" style:list-style-name="WWNum29">
      <style:paragraph-properties fo:margin-left="1in" fo:margin-right="0in" fo:margin-top="0in" fo:margin-bottom="0.1665in" loext:contextual-spacing="false" fo:line-height="150%" fo:text-indent="-0.25in" style:auto-text-indent="false"/>
    </style:style>
    <style:style style:name="P82" style:family="paragraph" style:parent-style-name="Standard" style:list-style-name="WWNum23">
      <style:paragraph-properties fo:margin-left="1in" fo:margin-right="0in" fo:margin-top="0in" fo:margin-bottom="0.1665in" loext:contextual-spacing="false" fo:line-height="150%" fo:text-indent="-0.25in" style:auto-text-indent="false"/>
    </style:style>
    <style:style style:name="P83" style:family="paragraph" style:parent-style-name="Standard" style:list-style-name="WWNum20">
      <style:paragraph-properties fo:margin-left="1in" fo:margin-right="0in" fo:margin-top="0in" fo:margin-bottom="0.1665in" loext:contextual-spacing="false" fo:line-height="150%" fo:text-indent="-0.25in" style:auto-text-indent="false"/>
    </style:style>
    <style:style style:name="P84" style:family="paragraph" style:parent-style-name="Standard" style:list-style-name="WWNum18">
      <style:paragraph-properties fo:margin-left="1in" fo:margin-right="0in" fo:margin-top="0in" fo:margin-bottom="0.1665in" loext:contextual-spacing="false" fo:line-height="150%" fo:text-indent="-0.25in" style:auto-text-indent="false"/>
    </style:style>
    <style:style style:name="P85" style:family="paragraph" style:parent-style-name="Standard" style:list-style-name="WWNum58">
      <style:paragraph-properties fo:margin-left="1in" fo:margin-right="0in" fo:margin-top="0in" fo:margin-bottom="0.1665in" loext:contextual-spacing="false" fo:line-height="150%" fo:text-indent="-0.25in" style:auto-text-indent="false"/>
    </style:style>
    <style:style style:name="P86" style:family="paragraph" style:parent-style-name="Standard" style:list-style-name="WWNum32">
      <style:paragraph-properties fo:margin-left="1in" fo:margin-right="0in" fo:margin-top="0in" fo:margin-bottom="0.1665in" loext:contextual-spacing="false" fo:line-height="150%" fo:text-indent="-0.25in" style:auto-text-indent="false"/>
    </style:style>
    <style:style style:name="P87" style:family="paragraph" style:parent-style-name="Standard">
      <style:paragraph-properties fo:break-before="auto" fo:break-after="auto" fo:padding="0in" fo:border="none"/>
    </style:style>
    <style:style style:name="P88" style:family="paragraph" style:parent-style-name="Standard">
      <style:paragraph-properties fo:line-height="163%" fo:break-before="auto" fo:break-after="auto" fo:padding="0in" fo:border="none"/>
    </style:style>
    <style:style style:name="P89" style:family="paragraph" style:parent-style-name="Standard">
      <style:paragraph-properties fo:margin-top="0.1665in" fo:margin-bottom="0.1665in" loext:contextual-spacing="false" fo:line-height="150%"/>
    </style:style>
    <style:style style:name="P90" style:family="paragraph" style:parent-style-name="Standard">
      <style:paragraph-properties fo:margin-top="0.1665in" fo:margin-bottom="0.1665in" loext:contextual-spacing="false" fo:line-height="150%" fo:text-align="justify" style:justify-single-word="false"/>
    </style:style>
    <style:style style:name="P91" style:family="paragraph" style:parent-style-name="Standard">
      <style:paragraph-properties fo:margin-top="0.1665in" fo:margin-bottom="0.1665in" loext:contextual-spacing="false" fo:line-height="150%"/>
      <style:text-properties fo:color="#333333" style:font-name="Georgia" fo:font-size="12pt" fo:font-style="italic" style:font-name-asian="Georgia2" style:font-size-asian="12pt" style:font-style-asian="italic" style:font-name-complex="Georgia2" style:font-size-complex="12pt" fo:background-color="#ffffff"/>
    </style:style>
    <style:style style:name="P92" style:family="paragraph" style:parent-style-name="Standard" style:list-style-name="WWNum65">
      <style:paragraph-properties fo:margin-left="0.5in" fo:margin-right="0in" fo:margin-top="0.1665in" fo:margin-bottom="0.1665in" loext:contextual-spacing="false" fo:line-height="150%" fo:text-indent="-0.25in" style:auto-text-indent="false"/>
    </style:style>
    <style:style style:name="P93" style:family="paragraph" style:parent-style-name="Standard" style:list-style-name="WWNum52">
      <style:paragraph-properties fo:margin-left="0.5in" fo:margin-right="0in" fo:margin-top="0.1665in" fo:margin-bottom="0.1665in" loext:contextual-spacing="false" fo:line-height="150%" fo:text-indent="-0.25in" style:auto-text-indent="false"/>
    </style:style>
    <style:style style:name="P94" style:family="paragraph" style:parent-style-name="Standard" style:list-style-name="WWNum59">
      <style:paragraph-properties fo:margin-left="0.5in" fo:margin-right="0in" fo:margin-top="0.1665in" fo:margin-bottom="0.1665in" loext:contextual-spacing="false" fo:line-height="150%" fo:text-indent="-0.25in" style:auto-text-indent="false"/>
    </style:style>
    <style:style style:name="P95" style:family="paragraph" style:parent-style-name="Standard" style:list-style-name="WWNum60">
      <style:paragraph-properties fo:margin-left="0.5in" fo:margin-right="0in" fo:margin-top="0.1665in" fo:margin-bottom="0.1665in" loext:contextual-spacing="false" fo:line-height="150%" fo:text-indent="-0.25in" style:auto-text-indent="false"/>
    </style:style>
    <style:style style:name="P96" style:family="paragraph" style:parent-style-name="Standard" style:list-style-name="WWNum63">
      <style:paragraph-properties fo:margin-left="0.5in" fo:margin-right="0in" fo:margin-top="0.1665in" fo:margin-bottom="0.1665in" loext:contextual-spacing="false" fo:line-height="150%" fo:text-indent="-0.25in" style:auto-text-indent="false"/>
    </style:style>
    <style:style style:name="P97" style:family="paragraph" style:parent-style-name="Standard" style:list-style-name="WWNum26">
      <style:paragraph-properties fo:margin-left="0.5in" fo:margin-right="0in" fo:margin-top="0.1665in" fo:margin-bottom="0.1665in" loext:contextual-spacing="false" fo:line-height="150%" fo:text-indent="-0.25in" style:auto-text-indent="false"/>
    </style:style>
    <style:style style:name="P98" style:family="paragraph" style:parent-style-name="Standard" style:list-style-name="WWNum1">
      <style:paragraph-properties fo:margin-left="0.5in" fo:margin-right="0in" fo:margin-top="0.1665in" fo:margin-bottom="0.1665in" loext:contextual-spacing="false" fo:line-height="150%" fo:text-indent="-0.25in" style:auto-text-indent="false"/>
    </style:style>
    <style:style style:name="P99" style:family="paragraph" style:parent-style-name="Standard" style:list-style-name="WWNum2">
      <style:paragraph-properties fo:margin-left="0.5in" fo:margin-right="0in" fo:margin-top="0.1665in" fo:margin-bottom="0.1665in" loext:contextual-spacing="false" fo:line-height="150%" fo:text-indent="-0.25in" style:auto-text-indent="false"/>
    </style:style>
    <style:style style:name="P100" style:family="paragraph" style:parent-style-name="Standard" style:list-style-name="WWNum62">
      <style:paragraph-properties fo:margin-left="0.5in" fo:margin-right="0in" fo:margin-top="0.1665in" fo:margin-bottom="0.1665in" loext:contextual-spacing="false" fo:line-height="150%" fo:text-indent="-0.25in" style:auto-text-indent="false"/>
    </style:style>
    <style:style style:name="P101" style:family="paragraph" style:parent-style-name="Standard" style:list-style-name="WWNum34">
      <style:paragraph-properties fo:margin-left="0.5in" fo:margin-right="0in" fo:margin-top="0.1665in" fo:margin-bottom="0.1665in" loext:contextual-spacing="false" fo:line-height="150%" fo:text-indent="-0.25in" style:auto-text-indent="false"/>
    </style:style>
    <style:style style:name="P102" style:family="paragraph" style:parent-style-name="Standard" style:list-style-name="WWNum27">
      <style:paragraph-properties fo:margin-left="0.5in" fo:margin-right="0in" fo:margin-top="0.1665in" fo:margin-bottom="0.1665in" loext:contextual-spacing="false" fo:line-height="150%" fo:text-indent="-0.25in" style:auto-text-indent="false"/>
    </style:style>
    <style:style style:name="P103" style:family="paragraph" style:parent-style-name="Standard" style:list-style-name="WWNum51">
      <style:paragraph-properties fo:margin-left="0.5in" fo:margin-right="0in" fo:margin-top="0.1665in" fo:margin-bottom="0.1665in" loext:contextual-spacing="false" fo:line-height="150%" fo:text-indent="-0.25in" style:auto-text-indent="false"/>
    </style:style>
    <style:style style:name="P104" style:family="paragraph" style:parent-style-name="Standard" style:list-style-name="WWNum45">
      <style:paragraph-properties fo:margin-left="0.5in" fo:margin-right="0in" fo:margin-top="0.1665in" fo:margin-bottom="0in" loext:contextual-spacing="false" fo:line-height="150%" fo:text-indent="-0.25in" style:auto-text-indent="false"/>
    </style:style>
    <style:style style:name="P105" style:family="paragraph" style:parent-style-name="Standard" style:list-style-name="WWNum36">
      <style:paragraph-properties fo:margin-left="0.5in" fo:margin-right="0in" fo:margin-top="0.1665in" fo:margin-bottom="0in" loext:contextual-spacing="false" fo:line-height="150%" fo:text-indent="-0.25in" style:auto-text-indent="false"/>
    </style:style>
    <style:style style:name="P106" style:family="paragraph" style:parent-style-name="Standard" style:list-style-name="WWNum54">
      <style:paragraph-properties fo:margin-left="0.5in" fo:margin-right="0in" fo:margin-top="0.1665in" fo:margin-bottom="0in" loext:contextual-spacing="false" fo:line-height="150%" fo:text-indent="-0.25in" style:auto-text-indent="false"/>
    </style:style>
    <style:style style:name="P107" style:family="paragraph" style:parent-style-name="Standard" style:list-style-name="WWNum13">
      <style:paragraph-properties fo:margin-left="0.5in" fo:margin-right="0in" fo:margin-top="0.1665in" fo:margin-bottom="0in" loext:contextual-spacing="false" fo:line-height="150%" fo:text-indent="-0.25in" style:auto-text-indent="false"/>
    </style:style>
    <style:style style:name="P108" style:family="paragraph" style:parent-style-name="Standard" style:list-style-name="WWNum6">
      <style:paragraph-properties fo:margin-left="0.5in" fo:margin-right="0in" fo:margin-top="0.1665in" fo:margin-bottom="0in" loext:contextual-spacing="false" fo:line-height="150%" fo:text-indent="-0.25in" style:auto-text-indent="false"/>
    </style:style>
    <style:style style:name="P109" style:family="paragraph" style:parent-style-name="Standard" style:list-style-name="WWNum8">
      <style:paragraph-properties fo:margin-left="0.5in" fo:margin-right="0in" fo:margin-top="0.1665in" fo:margin-bottom="0in" loext:contextual-spacing="false" fo:line-height="150%" fo:text-indent="-0.25in" style:auto-text-indent="false"/>
    </style:style>
    <style:style style:name="P110" style:family="paragraph" style:parent-style-name="Standard" style:list-style-name="WWNum56">
      <style:paragraph-properties fo:margin-left="0.5in" fo:margin-right="0in" fo:margin-top="0.1665in" fo:margin-bottom="0in" loext:contextual-spacing="false" fo:line-height="150%" fo:text-indent="-0.25in" style:auto-text-indent="false"/>
    </style:style>
    <style:style style:name="P111" style:family="paragraph" style:parent-style-name="Standard" style:list-style-name="WWNum21">
      <style:paragraph-properties fo:margin-left="0.5in" fo:margin-right="0in" fo:margin-top="0.1665in" fo:margin-bottom="0in" loext:contextual-spacing="false" fo:line-height="150%" fo:text-indent="-0.25in" style:auto-text-indent="false"/>
    </style:style>
    <style:style style:name="P112" style:family="paragraph" style:parent-style-name="Standard" style:list-style-name="WWNum55">
      <style:paragraph-properties fo:margin-left="0.5in" fo:margin-right="0in" fo:margin-top="0.1665in" fo:margin-bottom="0in" loext:contextual-spacing="false" fo:line-height="150%" fo:text-indent="-0.25in" style:auto-text-indent="false"/>
    </style:style>
    <style:style style:name="P113" style:family="paragraph" style:parent-style-name="Standard" style:list-style-name="WWNum46">
      <style:paragraph-properties fo:margin-left="0.5in" fo:margin-right="0in" fo:margin-top="0.1665in" fo:margin-bottom="0in" loext:contextual-spacing="false" fo:line-height="150%" fo:text-indent="-0.25in" style:auto-text-indent="false"/>
    </style:style>
    <style:style style:name="P114" style:family="paragraph" style:parent-style-name="Standard" style:list-style-name="WWNum16">
      <style:paragraph-properties fo:margin-left="0.5in" fo:margin-right="0in" fo:margin-top="0.1665in" fo:margin-bottom="0in" loext:contextual-spacing="false" fo:line-height="150%" fo:text-indent="-0.25in" style:auto-text-indent="false"/>
    </style:style>
    <style:style style:name="P115" style:family="paragraph" style:parent-style-name="Standard" style:list-style-name="WWNum5">
      <style:paragraph-properties fo:margin-left="0.5in" fo:margin-right="0in" fo:margin-top="0.1665in" fo:margin-bottom="0in" loext:contextual-spacing="false" fo:line-height="150%" fo:text-indent="-0.25in" style:auto-text-indent="false"/>
    </style:style>
    <style:style style:name="P116" style:family="paragraph" style:parent-style-name="Standard" style:list-style-name="WWNum22">
      <style:paragraph-properties fo:margin-left="0.5in" fo:margin-right="0in" fo:margin-top="0.1665in" fo:margin-bottom="0in" loext:contextual-spacing="false" fo:line-height="150%" fo:text-indent="-0.25in" style:auto-text-indent="false"/>
    </style:style>
    <style:style style:name="P117" style:family="paragraph" style:parent-style-name="Standard" style:list-style-name="WWNum57">
      <style:paragraph-properties fo:margin-left="0.5in" fo:margin-right="0in" fo:margin-top="0.1665in" fo:margin-bottom="0in" loext:contextual-spacing="false" fo:line-height="150%" fo:text-indent="-0.25in" style:auto-text-indent="false"/>
    </style:style>
    <style:style style:name="P118" style:family="paragraph" style:parent-style-name="Standard" style:list-style-name="WWNum47">
      <style:paragraph-properties fo:margin-left="0.5in" fo:margin-right="0in" fo:margin-top="0.1665in" fo:margin-bottom="0in" loext:contextual-spacing="false" fo:line-height="150%" fo:text-indent="-0.25in" style:auto-text-indent="false"/>
    </style:style>
    <style:style style:name="P119" style:family="paragraph" style:parent-style-name="Standard" style:list-style-name="WWNum25">
      <style:paragraph-properties fo:margin-left="0.5in" fo:margin-right="0in" fo:margin-top="0.1665in" fo:margin-bottom="0in" loext:contextual-spacing="false" fo:line-height="150%" fo:text-indent="-0.25in" style:auto-text-indent="false"/>
    </style:style>
    <style:style style:name="P120" style:family="paragraph" style:parent-style-name="Standard" style:list-style-name="WWNum9">
      <style:paragraph-properties fo:margin-left="0.5in" fo:margin-right="0in" fo:margin-top="0.1665in" fo:margin-bottom="0in" loext:contextual-spacing="false" fo:line-height="150%" fo:text-indent="-0.25in" style:auto-text-indent="false"/>
    </style:style>
    <style:style style:name="P121" style:family="paragraph" style:parent-style-name="Standard" style:list-style-name="WWNum14">
      <style:paragraph-properties fo:margin-left="0.5in" fo:margin-right="0in" fo:margin-top="0.1665in" fo:margin-bottom="0in" loext:contextual-spacing="false" fo:line-height="150%" fo:text-indent="-0.25in" style:auto-text-indent="false"/>
    </style:style>
    <style:style style:name="P122" style:family="paragraph" style:parent-style-name="Standard" style:list-style-name="WWNum7">
      <style:paragraph-properties fo:margin-left="0.5in" fo:margin-right="0in" fo:margin-top="0.1665in" fo:margin-bottom="0in" loext:contextual-spacing="false" fo:line-height="150%" fo:text-indent="-0.25in" style:auto-text-indent="false"/>
    </style:style>
    <style:style style:name="P123" style:family="paragraph" style:parent-style-name="Standard" style:list-style-name="WWNum39">
      <style:paragraph-properties fo:margin-left="0.5in" fo:margin-right="0in" fo:margin-top="0.1665in" fo:margin-bottom="0in" loext:contextual-spacing="false" fo:line-height="150%" fo:text-indent="-0.25in" style:auto-text-indent="false"/>
    </style:style>
    <style:style style:name="P124" style:family="paragraph" style:parent-style-name="Standard" style:list-style-name="WWNum12">
      <style:paragraph-properties fo:margin-left="0.5in" fo:margin-right="0in" fo:margin-top="0.1665in" fo:margin-bottom="0in" loext:contextual-spacing="false" fo:line-height="150%" fo:text-indent="-0.25in" style:auto-text-indent="false"/>
    </style:style>
    <style:style style:name="P125" style:family="paragraph" style:parent-style-name="Standard" style:list-style-name="WWNum33">
      <style:paragraph-properties fo:margin-left="0.5in" fo:margin-right="0in" fo:margin-top="0.1665in" fo:margin-bottom="0in" loext:contextual-spacing="false" fo:line-height="150%" fo:text-indent="-0.25in" style:auto-text-indent="false"/>
    </style:style>
    <style:style style:name="P126" style:family="paragraph" style:parent-style-name="Standard" style:list-style-name="WWNum19">
      <style:paragraph-properties fo:margin-left="0.5in" fo:margin-right="0in" fo:margin-top="0.1665in" fo:margin-bottom="0in" loext:contextual-spacing="false" fo:line-height="150%" fo:text-indent="-0.25in" style:auto-text-indent="false"/>
    </style:style>
    <style:style style:name="P127" style:family="paragraph" style:parent-style-name="Standard" style:list-style-name="WWNum40">
      <style:paragraph-properties fo:margin-left="0.5in" fo:margin-right="0in" fo:margin-top="0.1665in" fo:margin-bottom="0in" loext:contextual-spacing="false" fo:line-height="150%" fo:text-indent="-0.25in" style:auto-text-indent="false"/>
    </style:style>
    <style:style style:name="P128" style:family="paragraph" style:parent-style-name="Standard" style:list-style-name="WWNum49">
      <style:paragraph-properties fo:margin-left="0.5in" fo:margin-right="0in" fo:margin-top="0.1665in" fo:margin-bottom="0in" loext:contextual-spacing="false" fo:line-height="150%" fo:text-indent="-0.25in" style:auto-text-indent="false"/>
    </style:style>
    <style:style style:name="P129" style:family="paragraph" style:parent-style-name="Standard" style:list-style-name="WWNum41">
      <style:paragraph-properties fo:margin-left="0.5in" fo:margin-right="0in" fo:margin-top="0.1665in" fo:margin-bottom="0in" loext:contextual-spacing="false" fo:line-height="150%" fo:text-indent="-0.25in" style:auto-text-indent="false"/>
    </style:style>
    <style:style style:name="P130" style:family="paragraph" style:parent-style-name="Standard" style:list-style-name="WWNum31">
      <style:paragraph-properties fo:margin-left="0.5in" fo:margin-right="0in" fo:margin-top="0.1665in" fo:margin-bottom="0in" loext:contextual-spacing="false" fo:line-height="150%" fo:text-indent="-0.25in" style:auto-text-indent="false"/>
    </style:style>
    <style:style style:name="P131" style:family="paragraph" style:parent-style-name="Standard" style:list-style-name="WWNum30">
      <style:paragraph-properties fo:margin-left="0.5in" fo:margin-right="0in" fo:margin-top="0.1665in" fo:margin-bottom="0in" loext:contextual-spacing="false" fo:line-height="150%" fo:text-indent="-0.25in" style:auto-text-indent="false"/>
    </style:style>
    <style:style style:name="P132" style:family="paragraph" style:parent-style-name="Standard" style:list-style-name="WWNum29">
      <style:paragraph-properties fo:margin-left="0.5in" fo:margin-right="0in" fo:margin-top="0.1665in" fo:margin-bottom="0in" loext:contextual-spacing="false" fo:line-height="150%" fo:text-indent="-0.25in" style:auto-text-indent="false"/>
    </style:style>
    <style:style style:name="P133" style:family="paragraph" style:parent-style-name="Standard" style:list-style-name="WWNum44">
      <style:paragraph-properties fo:margin-left="0.5in" fo:margin-right="0in" fo:margin-top="0.1665in" fo:margin-bottom="0in" loext:contextual-spacing="false" fo:line-height="150%" fo:text-indent="-0.25in" style:auto-text-indent="false"/>
    </style:style>
    <style:style style:name="P134" style:family="paragraph" style:parent-style-name="Standard" style:list-style-name="WWNum23">
      <style:paragraph-properties fo:margin-left="0.5in" fo:margin-right="0in" fo:margin-top="0.1665in" fo:margin-bottom="0in" loext:contextual-spacing="false" fo:line-height="150%" fo:text-indent="-0.25in" style:auto-text-indent="false"/>
    </style:style>
    <style:style style:name="P135" style:family="paragraph" style:parent-style-name="Standard" style:list-style-name="WWNum4">
      <style:paragraph-properties fo:margin-left="0.5in" fo:margin-right="0in" fo:margin-top="0.1665in" fo:margin-bottom="0in" loext:contextual-spacing="false" fo:line-height="150%" fo:text-indent="-0.25in" style:auto-text-indent="false"/>
    </style:style>
    <style:style style:name="P136" style:family="paragraph" style:parent-style-name="Standard" style:list-style-name="WWNum20">
      <style:paragraph-properties fo:margin-left="0.5in" fo:margin-right="0in" fo:margin-top="0.1665in" fo:margin-bottom="0in" loext:contextual-spacing="false" fo:line-height="150%" fo:text-indent="-0.25in" style:auto-text-indent="false"/>
    </style:style>
    <style:style style:name="P137" style:family="paragraph" style:parent-style-name="Standard" style:list-style-name="WWNum38">
      <style:paragraph-properties fo:margin-left="0.5in" fo:margin-right="0in" fo:margin-top="0.1665in" fo:margin-bottom="0in" loext:contextual-spacing="false" fo:line-height="150%" fo:text-indent="-0.25in" style:auto-text-indent="false"/>
    </style:style>
    <style:style style:name="P138" style:family="paragraph" style:parent-style-name="Standard" style:list-style-name="WWNum18">
      <style:paragraph-properties fo:margin-left="0.5in" fo:margin-right="0in" fo:margin-top="0.1665in" fo:margin-bottom="0in" loext:contextual-spacing="false" fo:line-height="150%" fo:text-indent="-0.25in" style:auto-text-indent="false"/>
    </style:style>
    <style:style style:name="P139" style:family="paragraph" style:parent-style-name="Standard" style:list-style-name="WWNum42">
      <style:paragraph-properties fo:margin-left="0.5in" fo:margin-right="0in" fo:margin-top="0.1665in" fo:margin-bottom="0in" loext:contextual-spacing="false" fo:line-height="150%" fo:text-indent="-0.25in" style:auto-text-indent="false"/>
    </style:style>
    <style:style style:name="P140" style:family="paragraph" style:parent-style-name="Standard" style:list-style-name="WWNum58">
      <style:paragraph-properties fo:margin-left="0.5in" fo:margin-right="0in" fo:margin-top="0.1665in" fo:margin-bottom="0in" loext:contextual-spacing="false" fo:line-height="150%" fo:text-indent="-0.25in" style:auto-text-indent="false"/>
    </style:style>
    <style:style style:name="P141" style:family="paragraph" style:parent-style-name="Standard" style:list-style-name="WWNum43">
      <style:paragraph-properties fo:margin-left="0.5in" fo:margin-right="0in" fo:margin-top="0.1665in" fo:margin-bottom="0in" loext:contextual-spacing="false" fo:line-height="150%" fo:text-indent="-0.25in" style:auto-text-indent="false"/>
    </style:style>
    <style:style style:name="P142" style:family="paragraph" style:parent-style-name="Standard" style:list-style-name="WWNum61">
      <style:paragraph-properties fo:margin-left="0.5in" fo:margin-right="0in" fo:margin-top="0.1665in" fo:margin-bottom="0in" loext:contextual-spacing="false" fo:line-height="150%" fo:text-indent="-0.25in" style:auto-text-indent="false"/>
    </style:style>
    <style:style style:name="P143" style:family="paragraph" style:parent-style-name="Standard" style:list-style-name="WWNum32">
      <style:paragraph-properties fo:margin-left="0.5in" fo:margin-right="0in" fo:margin-top="0.1665in" fo:margin-bottom="0in" loext:contextual-spacing="false" fo:line-height="150%" fo:text-indent="-0.25in" style:auto-text-indent="false"/>
    </style:style>
    <style:style style:name="P144" style:family="paragraph" style:parent-style-name="Standard" style:list-style-name="WWNum24">
      <style:paragraph-properties fo:margin-left="0.5in" fo:margin-right="0in" fo:margin-top="0.1665in" fo:margin-bottom="0in" loext:contextual-spacing="false" fo:line-height="150%" fo:text-indent="-0.25in" style:auto-text-indent="false"/>
    </style:style>
    <style:style style:name="P145" style:family="paragraph" style:parent-style-name="Standard" style:list-style-name="WWNum48">
      <style:paragraph-properties fo:margin-left="0.5in" fo:margin-right="0in" fo:margin-top="0.1665in" fo:margin-bottom="0in" loext:contextual-spacing="false" fo:line-height="150%" fo:text-indent="-0.25in" style:auto-text-indent="false"/>
    </style:style>
    <style:style style:name="P146" style:family="paragraph" style:parent-style-name="Standard" style:list-style-name="WWNum36">
      <style:paragraph-properties fo:margin-left="0.5in" fo:margin-right="0in" fo:margin-top="0in" fo:margin-bottom="0in" loext:contextual-spacing="false" fo:line-height="150%" fo:text-indent="-0.25in" style:auto-text-indent="false"/>
    </style:style>
    <style:style style:name="P147" style:family="paragraph" style:parent-style-name="Standard" style:list-style-name="WWNum54">
      <style:paragraph-properties fo:margin-left="0.5in" fo:margin-right="0in" fo:margin-top="0in" fo:margin-bottom="0in" loext:contextual-spacing="false" fo:line-height="150%" fo:text-indent="-0.25in" style:auto-text-indent="false"/>
    </style:style>
    <style:style style:name="P148" style:family="paragraph" style:parent-style-name="Standard" style:list-style-name="WWNum13">
      <style:paragraph-properties fo:margin-left="0.5in" fo:margin-right="0in" fo:margin-top="0in" fo:margin-bottom="0in" loext:contextual-spacing="false" fo:line-height="150%" fo:text-indent="-0.25in" style:auto-text-indent="false"/>
    </style:style>
    <style:style style:name="P149" style:family="paragraph" style:parent-style-name="Standard" style:list-style-name="WWNum6">
      <style:paragraph-properties fo:margin-left="0.5in" fo:margin-right="0in" fo:margin-top="0in" fo:margin-bottom="0in" loext:contextual-spacing="false" fo:line-height="150%" fo:text-indent="-0.25in" style:auto-text-indent="false"/>
    </style:style>
    <style:style style:name="P150" style:family="paragraph" style:parent-style-name="Standard" style:list-style-name="WWNum8">
      <style:paragraph-properties fo:margin-left="0.5in" fo:margin-right="0in" fo:margin-top="0in" fo:margin-bottom="0in" loext:contextual-spacing="false" fo:line-height="150%" fo:text-indent="-0.25in" style:auto-text-indent="false"/>
    </style:style>
    <style:style style:name="P151" style:family="paragraph" style:parent-style-name="Standard" style:list-style-name="WWNum56">
      <style:paragraph-properties fo:margin-left="0.5in" fo:margin-right="0in" fo:margin-top="0in" fo:margin-bottom="0in" loext:contextual-spacing="false" fo:line-height="150%" fo:text-indent="-0.25in" style:auto-text-indent="false"/>
    </style:style>
    <style:style style:name="P152" style:family="paragraph" style:parent-style-name="Standard" style:list-style-name="WWNum21">
      <style:paragraph-properties fo:margin-left="0.5in" fo:margin-right="0in" fo:margin-top="0in" fo:margin-bottom="0in" loext:contextual-spacing="false" fo:line-height="150%" fo:text-indent="-0.25in" style:auto-text-indent="false"/>
    </style:style>
    <style:style style:name="P153" style:family="paragraph" style:parent-style-name="Standard" style:list-style-name="WWNum55">
      <style:paragraph-properties fo:margin-left="0.5in" fo:margin-right="0in" fo:margin-top="0in" fo:margin-bottom="0in" loext:contextual-spacing="false" fo:line-height="150%" fo:text-indent="-0.25in" style:auto-text-indent="false"/>
    </style:style>
    <style:style style:name="P154" style:family="paragraph" style:parent-style-name="Standard" style:list-style-name="WWNum46">
      <style:paragraph-properties fo:margin-left="0.5in" fo:margin-right="0in" fo:margin-top="0in" fo:margin-bottom="0in" loext:contextual-spacing="false" fo:line-height="150%" fo:text-indent="-0.25in" style:auto-text-indent="false"/>
    </style:style>
    <style:style style:name="P155" style:family="paragraph" style:parent-style-name="Standard" style:list-style-name="WWNum16">
      <style:paragraph-properties fo:margin-left="0.5in" fo:margin-right="0in" fo:margin-top="0in" fo:margin-bottom="0in" loext:contextual-spacing="false" fo:line-height="150%" fo:text-indent="-0.25in" style:auto-text-indent="false"/>
    </style:style>
    <style:style style:name="P156" style:family="paragraph" style:parent-style-name="Standard" style:list-style-name="WWNum5">
      <style:paragraph-properties fo:margin-left="0.5in" fo:margin-right="0in" fo:margin-top="0in" fo:margin-bottom="0in" loext:contextual-spacing="false" fo:line-height="150%" fo:text-indent="-0.25in" style:auto-text-indent="false"/>
    </style:style>
    <style:style style:name="P157" style:family="paragraph" style:parent-style-name="Standard" style:list-style-name="WWNum22">
      <style:paragraph-properties fo:margin-left="0.5in" fo:margin-right="0in" fo:margin-top="0in" fo:margin-bottom="0in" loext:contextual-spacing="false" fo:line-height="150%" fo:text-indent="-0.25in" style:auto-text-indent="false"/>
    </style:style>
    <style:style style:name="P158" style:family="paragraph" style:parent-style-name="Standard" style:list-style-name="WWNum57">
      <style:paragraph-properties fo:margin-left="0.5in" fo:margin-right="0in" fo:margin-top="0in" fo:margin-bottom="0in" loext:contextual-spacing="false" fo:line-height="150%" fo:text-indent="-0.25in" style:auto-text-indent="false"/>
    </style:style>
    <style:style style:name="P159" style:family="paragraph" style:parent-style-name="Standard" style:list-style-name="WWNum47">
      <style:paragraph-properties fo:margin-left="0.5in" fo:margin-right="0in" fo:margin-top="0in" fo:margin-bottom="0in" loext:contextual-spacing="false" fo:line-height="150%" fo:text-indent="-0.25in" style:auto-text-indent="false"/>
    </style:style>
    <style:style style:name="P160" style:family="paragraph" style:parent-style-name="Standard" style:list-style-name="WWNum25">
      <style:paragraph-properties fo:margin-left="0.5in" fo:margin-right="0in" fo:margin-top="0in" fo:margin-bottom="0in" loext:contextual-spacing="false" fo:line-height="150%" fo:text-indent="-0.25in" style:auto-text-indent="false"/>
    </style:style>
    <style:style style:name="P161" style:family="paragraph" style:parent-style-name="Standard" style:list-style-name="WWNum9">
      <style:paragraph-properties fo:margin-left="0.5in" fo:margin-right="0in" fo:margin-top="0in" fo:margin-bottom="0in" loext:contextual-spacing="false" fo:line-height="150%" fo:text-indent="-0.25in" style:auto-text-indent="false"/>
    </style:style>
    <style:style style:name="P162" style:family="paragraph" style:parent-style-name="Standard" style:list-style-name="WWNum14">
      <style:paragraph-properties fo:margin-left="0.5in" fo:margin-right="0in" fo:margin-top="0in" fo:margin-bottom="0in" loext:contextual-spacing="false" fo:line-height="150%" fo:text-indent="-0.25in" style:auto-text-indent="false"/>
    </style:style>
    <style:style style:name="P163" style:family="paragraph" style:parent-style-name="Standard" style:list-style-name="WWNum7">
      <style:paragraph-properties fo:margin-left="0.5in" fo:margin-right="0in" fo:margin-top="0in" fo:margin-bottom="0in" loext:contextual-spacing="false" fo:line-height="150%" fo:text-indent="-0.25in" style:auto-text-indent="false"/>
    </style:style>
    <style:style style:name="P164" style:family="paragraph" style:parent-style-name="Standard" style:list-style-name="WWNum39">
      <style:paragraph-properties fo:margin-left="0.5in" fo:margin-right="0in" fo:margin-top="0in" fo:margin-bottom="0in" loext:contextual-spacing="false" fo:line-height="150%" fo:text-indent="-0.25in" style:auto-text-indent="false"/>
    </style:style>
    <style:style style:name="P165" style:family="paragraph" style:parent-style-name="Standard" style:list-style-name="WWNum12">
      <style:paragraph-properties fo:margin-left="0.5in" fo:margin-right="0in" fo:margin-top="0in" fo:margin-bottom="0in" loext:contextual-spacing="false" fo:line-height="150%" fo:text-indent="-0.25in" style:auto-text-indent="false"/>
    </style:style>
    <style:style style:name="P166" style:family="paragraph" style:parent-style-name="Standard" style:list-style-name="WWNum33">
      <style:paragraph-properties fo:margin-left="0.5in" fo:margin-right="0in" fo:margin-top="0in" fo:margin-bottom="0in" loext:contextual-spacing="false" fo:line-height="150%" fo:text-indent="-0.25in" style:auto-text-indent="false"/>
    </style:style>
    <style:style style:name="P167" style:family="paragraph" style:parent-style-name="Standard" style:list-style-name="WWNum19">
      <style:paragraph-properties fo:margin-left="0.5in" fo:margin-right="0in" fo:margin-top="0in" fo:margin-bottom="0in" loext:contextual-spacing="false" fo:line-height="150%" fo:text-indent="-0.25in" style:auto-text-indent="false"/>
    </style:style>
    <style:style style:name="P168" style:family="paragraph" style:parent-style-name="Standard" style:list-style-name="WWNum40">
      <style:paragraph-properties fo:margin-left="0.5in" fo:margin-right="0in" fo:margin-top="0in" fo:margin-bottom="0in" loext:contextual-spacing="false" fo:line-height="150%" fo:text-indent="-0.25in" style:auto-text-indent="false"/>
    </style:style>
    <style:style style:name="P169" style:family="paragraph" style:parent-style-name="Standard" style:list-style-name="WWNum49">
      <style:paragraph-properties fo:margin-left="0.5in" fo:margin-right="0in" fo:margin-top="0in" fo:margin-bottom="0in" loext:contextual-spacing="false" fo:line-height="150%" fo:text-indent="-0.25in" style:auto-text-indent="false"/>
    </style:style>
    <style:style style:name="P170" style:family="paragraph" style:parent-style-name="Standard" style:list-style-name="WWNum41">
      <style:paragraph-properties fo:margin-left="0.5in" fo:margin-right="0in" fo:margin-top="0in" fo:margin-bottom="0in" loext:contextual-spacing="false" fo:line-height="150%" fo:text-indent="-0.25in" style:auto-text-indent="false"/>
    </style:style>
    <style:style style:name="P171" style:family="paragraph" style:parent-style-name="Standard" style:list-style-name="WWNum31">
      <style:paragraph-properties fo:margin-left="0.5in" fo:margin-right="0in" fo:margin-top="0in" fo:margin-bottom="0in" loext:contextual-spacing="false" fo:line-height="150%" fo:text-indent="-0.25in" style:auto-text-indent="false"/>
    </style:style>
    <style:style style:name="P172" style:family="paragraph" style:parent-style-name="Standard" style:list-style-name="WWNum30">
      <style:paragraph-properties fo:margin-left="0.5in" fo:margin-right="0in" fo:margin-top="0in" fo:margin-bottom="0in" loext:contextual-spacing="false" fo:line-height="150%" fo:text-indent="-0.25in" style:auto-text-indent="false"/>
    </style:style>
    <style:style style:name="P173" style:family="paragraph" style:parent-style-name="Standard" style:list-style-name="WWNum29">
      <style:paragraph-properties fo:margin-left="0.5in" fo:margin-right="0in" fo:margin-top="0in" fo:margin-bottom="0in" loext:contextual-spacing="false" fo:line-height="150%" fo:text-indent="-0.25in" style:auto-text-indent="false"/>
    </style:style>
    <style:style style:name="P174" style:family="paragraph" style:parent-style-name="Standard" style:list-style-name="WWNum44">
      <style:paragraph-properties fo:margin-left="0.5in" fo:margin-right="0in" fo:margin-top="0in" fo:margin-bottom="0in" loext:contextual-spacing="false" fo:line-height="150%" fo:text-indent="-0.25in" style:auto-text-indent="false"/>
    </style:style>
    <style:style style:name="P175" style:family="paragraph" style:parent-style-name="Standard" style:list-style-name="WWNum23">
      <style:paragraph-properties fo:margin-left="0.5in" fo:margin-right="0in" fo:margin-top="0in" fo:margin-bottom="0in" loext:contextual-spacing="false" fo:line-height="150%" fo:text-indent="-0.25in" style:auto-text-indent="false"/>
    </style:style>
    <style:style style:name="P176" style:family="paragraph" style:parent-style-name="Standard" style:list-style-name="WWNum4">
      <style:paragraph-properties fo:margin-left="0.5in" fo:margin-right="0in" fo:margin-top="0in" fo:margin-bottom="0in" loext:contextual-spacing="false" fo:line-height="150%" fo:text-indent="-0.25in" style:auto-text-indent="false"/>
    </style:style>
    <style:style style:name="P177" style:family="paragraph" style:parent-style-name="Standard" style:list-style-name="WWNum20">
      <style:paragraph-properties fo:margin-left="0.5in" fo:margin-right="0in" fo:margin-top="0in" fo:margin-bottom="0in" loext:contextual-spacing="false" fo:line-height="150%" fo:text-indent="-0.25in" style:auto-text-indent="false"/>
    </style:style>
    <style:style style:name="P178" style:family="paragraph" style:parent-style-name="Standard" style:list-style-name="WWNum38">
      <style:paragraph-properties fo:margin-left="0.5in" fo:margin-right="0in" fo:margin-top="0in" fo:margin-bottom="0in" loext:contextual-spacing="false" fo:line-height="150%" fo:text-indent="-0.25in" style:auto-text-indent="false"/>
    </style:style>
    <style:style style:name="P179" style:family="paragraph" style:parent-style-name="Standard" style:list-style-name="WWNum18">
      <style:paragraph-properties fo:margin-left="0.5in" fo:margin-right="0in" fo:margin-top="0in" fo:margin-bottom="0in" loext:contextual-spacing="false" fo:line-height="150%" fo:text-indent="-0.25in" style:auto-text-indent="false"/>
    </style:style>
    <style:style style:name="P180" style:family="paragraph" style:parent-style-name="Standard" style:list-style-name="WWNum42">
      <style:paragraph-properties fo:margin-left="0.5in" fo:margin-right="0in" fo:margin-top="0in" fo:margin-bottom="0in" loext:contextual-spacing="false" fo:line-height="150%" fo:text-indent="-0.25in" style:auto-text-indent="false"/>
    </style:style>
    <style:style style:name="P181" style:family="paragraph" style:parent-style-name="Standard" style:list-style-name="WWNum58">
      <style:paragraph-properties fo:margin-left="0.5in" fo:margin-right="0in" fo:margin-top="0in" fo:margin-bottom="0in" loext:contextual-spacing="false" fo:line-height="150%" fo:text-indent="-0.25in" style:auto-text-indent="false"/>
    </style:style>
    <style:style style:name="P182" style:family="paragraph" style:parent-style-name="Standard" style:list-style-name="WWNum43">
      <style:paragraph-properties fo:margin-left="0.5in" fo:margin-right="0in" fo:margin-top="0in" fo:margin-bottom="0in" loext:contextual-spacing="false" fo:line-height="150%" fo:text-indent="-0.25in" style:auto-text-indent="false"/>
    </style:style>
    <style:style style:name="P183" style:family="paragraph" style:parent-style-name="Standard" style:list-style-name="WWNum32">
      <style:paragraph-properties fo:margin-left="0.5in" fo:margin-right="0in" fo:margin-top="0in" fo:margin-bottom="0in" loext:contextual-spacing="false" fo:line-height="150%" fo:text-indent="-0.25in" style:auto-text-indent="false"/>
    </style:style>
    <style:style style:name="P184" style:family="paragraph" style:parent-style-name="Standard" style:list-style-name="WWNum24">
      <style:paragraph-properties fo:margin-left="0.5in" fo:margin-right="0in" fo:margin-top="0in" fo:margin-bottom="0in" loext:contextual-spacing="false" fo:line-height="150%" fo:text-indent="-0.25in" style:auto-text-indent="false"/>
    </style:style>
    <style:style style:name="P185" style:family="paragraph" style:parent-style-name="Standard" style:list-style-name="WWNum48">
      <style:paragraph-properties fo:margin-left="0.5in" fo:margin-right="0in" fo:margin-top="0in" fo:margin-bottom="0in" loext:contextual-spacing="false" fo:line-height="150%" fo:text-indent="-0.25in" style:auto-text-indent="false"/>
    </style:style>
    <style:style style:name="P186" style:family="paragraph" style:parent-style-name="Standard" style:list-style-name="WWNum5">
      <style:paragraph-properties fo:margin-left="0.5in" fo:margin-right="0in" fo:margin-top="0in" fo:margin-bottom="0.1665in" loext:contextual-spacing="false" fo:line-height="150%" fo:text-indent="-0.25in" style:auto-text-indent="false"/>
    </style:style>
    <style:style style:name="P187" style:family="paragraph" style:parent-style-name="Standard" style:list-style-name="WWNum22">
      <style:paragraph-properties fo:margin-left="0.5in" fo:margin-right="0in" fo:margin-top="0in" fo:margin-bottom="0.1665in" loext:contextual-spacing="false" fo:line-height="150%" fo:text-indent="-0.25in" style:auto-text-indent="false"/>
    </style:style>
    <style:style style:name="P188" style:family="paragraph" style:parent-style-name="Standard" style:list-style-name="WWNum39">
      <style:paragraph-properties fo:margin-left="0.5in" fo:margin-right="0in" fo:margin-top="0in" fo:margin-bottom="0.1665in" loext:contextual-spacing="false" fo:line-height="150%" fo:text-indent="-0.25in" style:auto-text-indent="false"/>
    </style:style>
    <style:style style:name="P189" style:family="paragraph" style:parent-style-name="Standard" style:list-style-name="WWNum33">
      <style:paragraph-properties fo:margin-left="0.5in" fo:margin-right="0in" fo:margin-top="0in" fo:margin-bottom="0.1665in" loext:contextual-spacing="false" fo:line-height="150%" fo:text-indent="-0.25in" style:auto-text-indent="false"/>
    </style:style>
    <style:style style:name="P190" style:family="paragraph" style:parent-style-name="Standard" style:list-style-name="WWNum40">
      <style:paragraph-properties fo:margin-left="0.5in" fo:margin-right="0in" fo:margin-top="0in" fo:margin-bottom="0.1665in" loext:contextual-spacing="false" fo:line-height="150%" fo:text-indent="-0.25in" style:auto-text-indent="false"/>
    </style:style>
    <style:style style:name="P191" style:family="paragraph" style:parent-style-name="Standard" style:list-style-name="WWNum41">
      <style:paragraph-properties fo:margin-left="0.5in" fo:margin-right="0in" fo:margin-top="0in" fo:margin-bottom="0.1665in" loext:contextual-spacing="false" fo:line-height="150%" fo:text-indent="-0.25in" style:auto-text-indent="false"/>
    </style:style>
    <style:style style:name="P192" style:family="paragraph" style:parent-style-name="Standard" style:list-style-name="WWNum30">
      <style:paragraph-properties fo:margin-left="0.5in" fo:margin-right="0in" fo:margin-top="0in" fo:margin-bottom="0.1665in" loext:contextual-spacing="false" fo:line-height="150%" fo:text-indent="-0.25in" style:auto-text-indent="false"/>
    </style:style>
    <style:style style:name="P193" style:family="paragraph" style:parent-style-name="Standard" style:list-style-name="WWNum44">
      <style:paragraph-properties fo:margin-left="0.5in" fo:margin-right="0in" fo:margin-top="0in" fo:margin-bottom="0.1665in" loext:contextual-spacing="false" fo:line-height="150%" fo:text-indent="-0.25in" style:auto-text-indent="false"/>
    </style:style>
    <style:style style:name="P194" style:family="paragraph" style:parent-style-name="Standard" style:list-style-name="WWNum4">
      <style:paragraph-properties fo:margin-left="0.5in" fo:margin-right="0in" fo:margin-top="0in" fo:margin-bottom="0.1665in" loext:contextual-spacing="false" fo:line-height="150%" fo:text-indent="-0.25in" style:auto-text-indent="false"/>
    </style:style>
    <style:style style:name="P195" style:family="paragraph" style:parent-style-name="Standard" style:list-style-name="WWNum38">
      <style:paragraph-properties fo:margin-left="0.5in" fo:margin-right="0in" fo:margin-top="0in" fo:margin-bottom="0.1665in" loext:contextual-spacing="false" fo:line-height="150%" fo:text-indent="-0.25in" style:auto-text-indent="false"/>
    </style:style>
    <style:style style:name="P196" style:family="paragraph" style:parent-style-name="Standard" style:list-style-name="WWNum42">
      <style:paragraph-properties fo:margin-left="0.5in" fo:margin-right="0in" fo:margin-top="0in" fo:margin-bottom="0.1665in" loext:contextual-spacing="false" fo:line-height="150%" fo:text-indent="-0.25in" style:auto-text-indent="false"/>
    </style:style>
    <style:style style:name="P197" style:family="paragraph" style:parent-style-name="Standard" style:list-style-name="WWNum43">
      <style:paragraph-properties fo:margin-left="0.5in" fo:margin-right="0in" fo:margin-top="0in" fo:margin-bottom="0.1665in" loext:contextual-spacing="false" fo:line-height="150%" fo:text-indent="-0.25in" style:auto-text-indent="false"/>
    </style:style>
    <style:style style:name="P198" style:family="paragraph" style:parent-style-name="Standard" style:list-style-name="WWNum61">
      <style:paragraph-properties fo:margin-left="0.5in" fo:margin-right="0in" fo:margin-top="0in" fo:margin-bottom="0.1665in" loext:contextual-spacing="false" fo:line-height="150%" fo:text-indent="-0.25in" style:auto-text-indent="false"/>
    </style:style>
    <style:style style:name="P199" style:family="paragraph" style:parent-style-name="Standard" style:list-style-name="WWNum24">
      <style:paragraph-properties fo:margin-left="0.5in" fo:margin-right="0in" fo:margin-top="0in" fo:margin-bottom="0.1665in" loext:contextual-spacing="false" fo:line-height="150%" fo:text-indent="-0.25in" style:auto-text-indent="false"/>
    </style:style>
    <style:style style:name="P200" style:family="paragraph" style:parent-style-name="Standard" style:list-style-name="WWNum48">
      <style:paragraph-properties fo:margin-left="0.5in" fo:margin-right="0in" fo:margin-top="0in" fo:margin-bottom="0.1665in" loext:contextual-spacing="false" fo:line-height="150%" fo:text-indent="-0.25in" style:auto-text-indent="false"/>
    </style:style>
    <style:style style:name="P201" style:family="paragraph" style:parent-style-name="Standard" style:list-style-name="WWNum36">
      <style:paragraph-properties fo:margin-left="1.5in" fo:margin-right="0in" fo:margin-top="0in" fo:margin-bottom="0in" loext:contextual-spacing="false" fo:line-height="150%" fo:text-indent="-0.25in" style:auto-text-indent="false"/>
    </style:style>
    <style:style style:name="P202" style:family="paragraph" style:parent-style-name="Standard" style:list-style-name="WWNum16">
      <style:paragraph-properties fo:margin-left="1.5in" fo:margin-right="0in" fo:margin-top="0in" fo:margin-bottom="0in" loext:contextual-spacing="false" fo:line-height="150%" fo:text-indent="-0.25in" style:auto-text-indent="false"/>
    </style:style>
    <style:style style:name="P203" style:family="paragraph" style:parent-style-name="Standard" style:list-style-name="WWNum37">
      <style:paragraph-properties fo:margin-left="1.5in" fo:margin-right="0in" fo:margin-top="0in" fo:margin-bottom="0in" loext:contextual-spacing="false" fo:line-height="150%" fo:text-indent="-0.25in" style:auto-text-indent="false"/>
    </style:style>
    <style:style style:name="P204" style:family="paragraph" style:parent-style-name="Standard" style:list-style-name="WWNum16">
      <style:paragraph-properties fo:margin-left="1.5in" fo:margin-right="0in" fo:margin-top="0in" fo:margin-bottom="0.1665in" loext:contextual-spacing="false" fo:line-height="150%" fo:text-indent="-0.25in" style:auto-text-indent="false"/>
    </style:style>
    <style:style style:name="P205" style:family="paragraph" style:parent-style-name="Standard" style:list-style-name="WWNum36">
      <style:paragraph-properties fo:margin-left="2in" fo:margin-right="0in" fo:margin-top="0in" fo:margin-bottom="0in" loext:contextual-spacing="false" fo:line-height="150%" fo:text-indent="-0.25in" style:auto-text-indent="false"/>
    </style:style>
    <style:style style:name="P206" style:family="paragraph" style:parent-style-name="Heading_20_4">
      <style:paragraph-properties fo:margin-top="0.1665in" fo:margin-bottom="0.028in" loext:contextual-spacing="false" fo:line-height="150%" fo:text-align="justify" style:justify-single-word="false" fo:keep-together="auto" fo:keep-with-next="auto"/>
    </style:style>
    <style:style style:name="P207" style:family="paragraph" style:parent-style-name="Heading_20_4">
      <style:paragraph-properties fo:margin-top="0.1665in" fo:margin-bottom="0.028in" loext:contextual-spacing="false" fo:line-height="150%" fo:keep-together="auto" fo:keep-with-next="auto"/>
    </style:style>
    <style:style style:name="P208" style:family="paragraph" style:parent-style-name="Heading_20_3">
      <style:paragraph-properties fo:margin-top="0.1945in" fo:margin-bottom="0.0555in" loext:contextual-spacing="false" fo:line-height="150%" fo:text-align="justify" style:justify-single-word="false" fo:keep-together="auto" fo:keep-with-next="auto"/>
    </style:style>
    <style:style style:name="P209" style:family="paragraph" style:parent-style-name="Heading_20_3">
      <style:paragraph-properties fo:margin-top="0.1945in" fo:margin-bottom="0.0555in" loext:contextual-spacing="false" fo:line-height="150%" fo:keep-together="auto" fo:keep-with-next="auto"/>
    </style:style>
    <style:style style:name="P210" style:family="paragraph" style:parent-style-name="Heading_20_3">
      <style:paragraph-properties fo:margin-left="0in" fo:margin-right="0in" fo:margin-top="0.1945in" fo:margin-bottom="0.0555in" loext:contextual-spacing="false" fo:line-height="150%" fo:keep-together="auto" fo:text-indent="0in" style:auto-text-indent="false" fo:keep-with-next="auto"/>
    </style:style>
    <style:style style:name="P211" style:family="paragraph" style:parent-style-name="Heading_20_2" style:list-style-name="WWNum11">
      <style:paragraph-properties fo:margin-left="0.5in" fo:margin-right="0in" fo:margin-top="0.25in" fo:margin-bottom="0.0555in" loext:contextual-spacing="false" fo:line-height="150%" fo:text-align="justify" style:justify-single-word="false" fo:keep-together="auto" fo:text-indent="-0.25in" style:auto-text-indent="false" fo:keep-with-next="auto"/>
    </style:style>
    <style:style style:name="P212" style:family="paragraph" style:parent-style-name="Heading_20_2" style:list-style-name="WWNum10">
      <style:paragraph-properties fo:margin-left="0.5in" fo:margin-right="0in" fo:margin-top="0.25in" fo:margin-bottom="0in" loext:contextual-spacing="false" fo:line-height="150%" fo:text-align="justify" style:justify-single-word="false" fo:keep-together="auto" fo:text-indent="-0.25in" style:auto-text-indent="false" fo:keep-with-next="auto"/>
    </style:style>
    <style:style style:name="P213" style:family="paragraph" style:parent-style-name="Heading_20_2" style:list-style-name="WWNum11">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14" style:family="paragraph" style:parent-style-name="Heading_20_2" style:list-style-name="WWNum11">
      <style:paragraph-properties fo:margin-left="0.5in" fo:margin-right="0in" fo:margin-top="0in" fo:margin-bottom="0.0555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15" style:family="paragraph" style:parent-style-name="Heading_20_2" style:list-style-name="WWNum1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16" style:family="paragraph" style:parent-style-name="Heading_20_2">
      <style:paragraph-properties fo:margin-top="0.1665in" fo:margin-bottom="0.028in" loext:contextual-spacing="false" fo:line-height="150%" fo:text-align="justify" style:justify-single-word="false" fo:keep-together="auto" fo:keep-with-next="auto"/>
    </style:style>
    <style:style style:name="P217" style:family="paragraph" style:parent-style-name="Heading_20_2">
      <style:paragraph-properties fo:margin-top="0.25in" fo:margin-bottom="0.25in" loext:contextual-spacing="false" fo:line-height="150%" fo:text-align="justify" style:justify-single-word="false"/>
    </style:style>
    <style:style style:name="P218" style:family="paragraph" style:parent-style-name="Heading_20_2">
      <style:paragraph-properties fo:margin-top="0.1945in" fo:margin-bottom="0.0835in" loext:contextual-spacing="false" fo:line-height="150%" fo:keep-together="auto" fo:keep-with-next="auto"/>
    </style:style>
    <style:style style:name="P219" style:family="paragraph">
      <loext:graphic-properties draw:fill="solid" draw:fill-color="#a0a0a0"/>
      <style:paragraph-properties fo:text-align="center"/>
    </style:style>
    <style:style style:name="T1" style:family="text">
      <style:text-properties fo:color="#333333" style:font-name="Georgia" fo:font-size="12pt" fo:font-weight="bold" style:font-name-asian="Georgia2" style:font-size-asian="12pt" style:font-weight-asian="bold" style:font-name-complex="Georgia2" style:font-size-complex="12pt" fo:background-color="#ffffff"/>
    </style:style>
    <style:style style:name="T2" style:family="text">
      <style:text-properties fo:color="#333333" style:font-name="Georgia" fo:font-size="12pt" style:font-name-asian="Georgia2" style:font-size-asian="12pt" style:font-name-complex="Georgia2" style:font-size-complex="12pt" fo:background-color="#ffffff"/>
    </style:style>
    <style:style style:name="T3" style:family="text">
      <style:text-properties fo:color="#333333" style:font-name="Georgia" fo:font-size="12pt" style:text-underline-style="none" fo:font-weight="bold" style:font-name-asian="Georgia2" style:font-size-asian="12pt" style:font-weight-asian="bold" style:font-name-complex="Georgia2" style:font-size-complex="12pt" fo:background-color="#ffffff"/>
    </style:style>
    <style:style style:name="T4" style:family="text">
      <style:text-properties fo:color="#333333" style:font-name="Georgia" fo:font-size="12pt" fo:font-style="italic" fo:font-weight="bold" style:font-name-asian="Georgia2" style:font-size-asian="12pt" style:font-style-asian="italic" style:font-weight-asian="bold" style:font-name-complex="Georgia2" style:font-size-complex="12pt" fo:background-color="#ffffff"/>
    </style:style>
    <style:style style:name="T5" style:family="text">
      <style:text-properties fo:color="#333333" style:font-name="Georgia" fo:font-size="12pt" fo:font-style="italic" style:font-name-asian="Georgia2" style:font-size-asian="12pt" style:font-style-asian="italic" style:font-name-complex="Georgia2" style:font-size-complex="12pt" fo:background-color="#ffffff"/>
    </style:style>
    <style:style style:name="T6" style:family="text">
      <style:text-properties fo:color="#333333" style:font-name="Georgia" style:font-name-asian="Georgia2" style:font-name-complex="Georgia2" fo:background-color="#ffffff"/>
    </style:style>
    <style:style style:name="T7" style:family="text">
      <style:text-properties fo:color="#333333" style:font-name="Georgia" style:text-underline-style="none" style:font-name-asian="Georgia2" style:font-name-complex="Georgia2" fo:background-color="#ffffff"/>
    </style:style>
    <style:style style:name="T8" style:family="text">
      <style:text-properties fo:color="#333333" style:font-name="Georgia" fo:font-size="11pt" style:font-name-asian="Georgia2" style:font-size-asian="11pt" style:font-name-complex="Georgia2" style:font-size-complex="11pt" fo:background-color="#ffffff"/>
    </style:style>
    <style:style style:name="T9" style:family="text">
      <style:text-properties fo:color="#333333" style:font-name="Georgia" fo:font-size="11pt" fo:font-weight="bold" style:font-name-asian="Georgia2" style:font-size-asian="11pt" style:font-weight-asian="bold" style:font-name-complex="Georgia2" style:font-size-complex="11pt" fo:background-color="#ffffff"/>
    </style:style>
    <style:style style:name="T10" style:family="text">
      <style:text-properties fo:color="#333333" style:font-name="Georgia" fo:font-size="11pt" fo:font-style="italic" fo:font-weight="bold" style:font-name-asian="Georgia2" style:font-size-asian="11pt" style:font-style-asian="italic" style:font-weight-asian="bold" style:font-name-complex="Georgia2" style:font-size-complex="11pt" fo:background-color="#ffffff"/>
    </style:style>
    <style:style style:name="T11" style:family="text">
      <style:text-properties fo:color="#333333" style:font-name="Georgia" fo:font-size="13pt" fo:font-weight="bold" style:font-name-asian="Georgia2" style:font-size-asian="13pt" style:font-weight-asian="bold" style:font-name-complex="Georgia2" style:font-size-complex="13pt" fo:background-color="#ffffff"/>
    </style:style>
    <style:style style:name="T12" style:family="text">
      <style:text-properties fo:color="#333333" style:font-name="Georgia" fo:font-size="13pt" fo:font-style="italic" fo:font-weight="bold" style:font-name-asian="Georgia2" style:font-size-asian="13pt" style:font-style-asian="italic" style:font-weight-asian="bold" style:font-name-complex="Georgia2" style:font-size-complex="13pt" fo:background-color="#ffffff"/>
    </style:style>
    <style:style style:name="T13" style:family="text">
      <style:text-properties fo:color="#333333" style:font-name="Georgia" fo:font-weight="bold" style:font-name-asian="Georgia2" style:font-weight-asian="bold" style:font-name-complex="Georgia2" fo:background-color="#ffffff"/>
    </style:style>
    <style:style style:name="T14" style:family="text">
      <style:text-properties fo:color="#333333" style:font-name="Georgia" fo:font-style="italic" style:font-name-asian="Georgia2" style:font-style-asian="italic" style:font-name-complex="Georgia2" fo:background-color="#ffffff"/>
    </style:style>
    <style:style style:name="T15" style:family="text">
      <style:text-properties fo:color="#333333" style:font-name="Georgia" fo:font-style="italic" fo:font-weight="bold" style:font-name-asian="Georgia2" style:font-style-asian="italic" style:font-weight-asian="bold" style:font-name-complex="Georgia2" fo:background-color="#ffffff"/>
    </style:style>
    <style:style style:name="T16" style:family="text">
      <style:text-properties fo:color="#333333" style:font-name="Georgia" fo:font-size="10pt" fo:font-weight="bold" style:font-name-asian="Georgia2" style:font-size-asian="10pt" style:font-weight-asian="bold" style:font-name-complex="Georgia2" style:font-size-complex="10pt" fo:background-color="#ffffff"/>
    </style:style>
    <style:style style:name="T17" style:family="text">
      <style:text-properties fo:color="#a7a7a7" fo:font-size="8.5pt" style:font-size-asian="8.5pt" style:font-size-complex="8.5pt" fo:background-color="#ffffff"/>
    </style:style>
    <style:style style:name="T18" style:family="text">
      <style:text-properties fo:font-style="italic" fo:font-weight="bold" style:font-style-asian="italic" style:font-weight-asian="bold"/>
    </style:style>
    <style:style style:name="T19" style:family="text">
      <style:text-properties fo:font-style="italic" style:font-style-asian="italic"/>
    </style:style>
    <style:style style:name="gr1" style:family="graphic">
      <style:graphic-properties draw:stroke="none" svg:stroke-width="0in" draw:fill="solid" draw:fill-color="#a0a0a0" draw:textarea-horizontal-align="center" draw:textarea-vertical-align="top" fo:margin-left="0.1252in" fo:margin-right="0.1252in" fo:margin-top="0in" fo:margin-bottom="0.2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graphic-properties draw:stroke="none" svg:stroke-width="0in" draw:fill="solid" draw:fill-color="#a0a0a0" draw:textarea-horizontal-align="center" draw:textarea-vertical-align="top" fo:margin-left="0.1252in" fo:margin-right="0.1252in" fo:margin-top="0in" fo:margin-bottom="0.1665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CONCEPTO</text:span></text:p>
      <text:list xml:id="list443205621" text:style-name="WWNum53">
        <text:list-item>
          <text:p text:style-name="P5"><text:span text:style-name="T1">Título:</text:span><text:span text:style-name="T2"> Trouble in Space Station 451.</text:span></text:p>
        </text:list-item>
        <text:list-item>
          <text:p text:style-name="P6"><text:span text:style-name="T1">Estudio/Diseñadores:</text:span><text:span text:style-name="T2"> <text:s/>Dhalisos.</text:span></text:p>
        </text:list-item>
        <text:list-item>
          <text:p text:style-name="P6"><text:span text:style-name="T1">Plataforma:</text:span><text:span text:style-name="T2"> PC y Navegador.</text:span></text:p>
        </text:list-item>
        <text:list-item>
          <text:p text:style-name="P6"><text:span text:style-name="T1">Versión:</text:span><text:span text:style-name="T2"> 1.0</text:span></text:p>
        </text:list-item>
        <text:list-item>
          <text:p text:style-name="P6"><text:span text:style-name="T1">Género: </text:span><text:span text:style-name="T2">Combate táctico por turnos con toques Roguelike</text:span></text:p>
        </text:list-item>
        <text:list-item>
          <text:p text:style-name="P10"><text:span text:style-name="T1">Sinopsis de Jugabilidad y Contenido:</text:span><text:span text:style-name="T2"> </text:span></text:p>
        </text:list-item>
      </text:list>
      <text:p text:style-name="P13"><text:span text:style-name="T6">“Trouble in Space Station 451." es un juego de combate táctico por turnos con elementos roguelike. Ambientado en una estación espacial invadida por fuerzas hostiles. Se caracteriza por la toma de decisiones estratégicas en cada combate y una progresión dinámica de recursos, supervivientes y eventos. Cada partida ofrece una experiencia diferente en un entorno de ciencia ficción lleno de acción y peligros.</text:span></text:p>
      <text:p text:style-name="P13"><text:span text:style-name="T6">El jugador controla una tripulación inicial de tres supervivientes que debe escabullirse o luchar contra oleadas de ciborgs, xenomorfos y piratas espaciales mientras intenta sobrevivir y llegar a la lanzadera de evacuación. A lo largo del camino, los jugadores se enfrentarán a eventos aleatorios que les permitirán rescatar a otros supervivientes, realizar mejoras o encontrar recursos valiosos, formando un equipo de hasta cinco personajes con habilidades y clases únicas. </text:span></text:p>
      <text:list xml:id="list43939429190380" text:continue-numbering="true" text:style-name="WWNum53">
        <text:list-item>
          <text:p text:style-name="P10"><text:span text:style-name="T1">Categoría:</text:span><text:span text:style-name="T2"> </text:span></text:p>
        </text:list-item>
      </text:list>
      <text:p text:style-name="P13"><text:span text:style-name="T6">“Trouble in Space Station 451" puede compararse con juegos como Final Fantasy Tactics o XCOM en cuanto a su sistema de combate táctico por turnos, pero destaca por su enfoque en el desplazamiento por una estación espacial al estilo FTL: Faster Than Light. A diferencia de estos títulos, "Trouble in Space Station 451" introduce un sistema de clases inspiradas en personajes de la ciencia ficción y el espacio, así como eventos roguelike aleatorios que ofrecen diferentes desafíos y oportunidades en cada partida. </text:span></text:p>
      <text:list xml:id="list43940738764624" text:continue-numbering="true" text:style-name="WWNum53">
        <text:list-item>
          <text:p text:style-name="P10"><text:span text:style-name="T1">Licencia:</text:span><text:span text:style-name="T2"> </text:span></text:p>
        </text:list-item>
      </text:list>
      <text:p text:style-name="P13"><text:span text:style-name="T6">Licencia original, tomando inspiración de varias franquicias de ciencia ficción y videojuegos icónicos. Aunque no está basado directamente en un libro, película o serie, aprovecha la familiaridad de los arquetipos y estilos de personajes ya conocidos en el género de la ciencia ficción y fantasía. Esto le da un aire de familiaridad a los jugadores, sin necesidad de utilizar directamente esas licencias.</text:span></text:p>
      <text:p text:style-name="P19"/>
      <text:list xml:id="list43940446594182" text:continue-numbering="true" text:style-name="WWNum53">
        <text:list-item>
          <text:p text:style-name="P6"><text:span text:style-name="T1">Tecnología:</text:span><text:span text:style-name="T2"> </text:span></text:p>
        </text:list-item>
      </text:list>
      <text:p text:style-name="P22"/>
      <text:p text:style-name="P23"><text:span text:style-name="T6">Tecnología usada para su producción: </text:span></text:p>
      <text:p text:style-name="P22"/>
      <text:list xml:id="list3987706026" text:style-name="WWNum50">
        <text:list-item>
          <text:p text:style-name="P25"><text:span text:style-name="T6">Hardware: PC con windows 10 muy normalito</text:span></text:p>
        </text:list-item>
      </text:list>
      <text:p text:style-name="P27"/>
      <text:list xml:id="list774743121" text:style-name="WWNum64">
        <text:list-item>
          <text:p text:style-name="P26"><text:soft-page-break/><text:span text:style-name="T6">Software: Python, pyxel y Visual Code.</text:span></text:p>
        </text:list-item>
      </text:list>
      <text:p text:style-name="P27"/>
      <text:list xml:id="list43938788650057" text:continue-list="list43940446594182" text:style-name="WWNum53">
        <text:list-item>
          <text:p text:style-name="P10"><text:span text:style-name="T1">Público:</text:span><text:span text:style-name="T2"> </text:span></text:p>
        </text:list-item>
      </text:list>
      <text:p text:style-name="P17"><text:span text:style-name="T6">Cualquier persona que le gusten los videojuegos por turnos con combate y elementos roguelike.</text:span></text:p>
      <text:p text:style-name="P28"/>
      <text:list xml:id="list43940757774219" text:continue-numbering="true" text:style-name="WWNum53">
        <text:list-item>
          <text:p text:style-name="P10"><text:span text:style-name="T1">Mecanica:</text:span></text:p>
        </text:list-item>
      </text:list>
      <text:p text:style-name="P16"><text:span text:style-name="T6">En “Trouble in Space Station 451", el jugador controla un equipo de hasta cinco personajes, cada uno con habilidades y clases únicas. El núcleo de la jugabilidad es el combate táctico por turnos, donde el jugador selecciona acciones para cada personaje durante cada ronda de combate, similar a juegos como Final Fantasy 1 o Fire Emblem. Además del combate, el jugador se moverá por un mapa con eventos aleatorios, al estilo FTL, en el que tendrá que tomar decisiones estratégicas, enfrentarse a desafíos y gestionar recursos.</text:span></text:p>
      <text:p text:style-name="P30"><text:span text:style-name="T6">Mecánicas principales:</text:span></text:p>
      <text:list xml:id="list3931549627" text:style-name="WWNum17">
        <text:list-item>
          <text:p text:style-name="P31"><text:span text:style-name="T6">Sistema de combate por turnos: Los personajes del jugador se enfrentarán a enemigos (como ciborgs, xenomorfos y piratas espaciales) en un campo de batalla, eligiendo ataques, habilidades o movimientos defensivos.</text:span></text:p>
        </text:list-item>
      </text:list>
      <text:p text:style-name="P18"/>
      <text:list xml:id="list2031449123" text:style-name="WWNum35">
        <text:list-item>
          <text:p text:style-name="P32"><text:span text:style-name="T6">Eventos aleatorios en el mapa: Cada vez que el jugador se desplaza por un punto del mapa, hay una posibilidad de desencadenar un evento aleatorio. Estos pueden incluir combates, encontrar nuevos supervivientes para unirse a la tripulación, o la aparición de recursos o mejoras.</text:span></text:p>
        </text:list-item>
      </text:list>
      <text:p text:style-name="P20"/>
      <text:list xml:id="list3554538762" text:style-name="WWNum28">
        <text:list-item>
          <text:p text:style-name="P33"><text:span text:style-name="T6">Reclutamiento y gestión de supervivientes: A medida que el jugador avanza, podrá encontrar nuevos personajes que se pueden unir al equipo. Cada uno tendrá habilidades y características distintas, lo que le da variedad al equipo del jugador.</text:span></text:p>
        </text:list-item>
      </text:list>
      <text:p text:style-name="P29"/>
      <text:list xml:id="list43939177195622" text:continue-numbering="true" text:style-name="WWNum28">
        <text:list-item>
          <text:p text:style-name="P33"><text:span text:style-name="T6">Toma de decisiones: Los eventos del mapa presentarán decisiones clave que afectarán el curso del juego, como elegir entre ayudar a un superviviente o ahorrar recursos para la próxima batalla.</text:span></text:p>
        </text:list-item>
      </text:list>
      <text:p text:style-name="P14"/>
      <text:list xml:id="list43939846561620" text:continue-list="list43940757774219" text:style-name="WWNum53">
        <text:list-item>
          <text:p text:style-name="P10"><text:span text:style-name="T1">HISTORIAL DE VERSIONES:</text:span><text:span text:style-name="T2"> </text:span></text:p>
        </text:list-item>
      </text:list>
      <text:p text:style-name="P17"><text:span text:style-name="T6">1.0 Creacion y primera version del GDD</text:span></text:p>
      <text:p text:style-name="P15"/>
      <text:p text:style-name="P1"><text:span text:style-name="T1">VISIÓN GENERAL DEL JUEGO:</text:span><text:span text:style-name="T2"> </text:span></text:p>
      <text:list xml:id="list2239295678" text:style-name="WWNum11">
        <text:list-item>
          <text:p text:style-name="P211"><text:bookmark text:name="_y3omui699igk"/><text:span text:style-name="T1">Jugabilidad:</text:span></text:p>
        </text:list-item>
      </text:list>
      <text:p text:style-name="P24"><text:soft-page-break/><text:span text:style-name="T6">El juego se desarrolla en un mapa donde los jugadores se mueven de un punto a otro, enfrentándose a enemigos en combates tácticos por turnos. Cada personaje tiene habilidades únicas basadas en su clase y puede elegir acciones en cada ronda. Los eventos que ocurren en el mapa incluyen la posibilidad de ganarse la confianza de otros supervivientes, rescatar aliados o enfrentarse a enemigos.</text:span></text:p>
      <text:list xml:id="list4044548572" text:style-name="WWNum10">
        <text:list-item>
          <text:p text:style-name="P212"><text:bookmark text:name="_6ljexlalbm12"/><text:span text:style-name="T1">Contenido:</text:span></text:p>
        </text:list-item>
      </text:list>
      <text:list xml:id="list43939651797572" text:continue-list="list2239295678" text:style-name="WWNum11">
        <text:list-item>
          <text:p text:style-name="P213"><text:bookmark text:name="_xvnithtyig8k"/><text:span text:style-name="T1">Clases de Supervivientes: </text:span><text:span text:style-name="T8">Los jugadores pueden elegir entre diferentes clases de supervivientes, cada una con habilidades y atributos únicos.</text:span></text:p>
        </text:list-item>
        <text:list-item>
          <text:p text:style-name="P213"><text:bookmark text:name="_sokr43cxsksp"/><text:span text:style-name="T1">Tipos de Enemigos:</text:span></text:p>
          <text:list>
            <text:list-item>
              <text:p text:style-name="P215"><text:bookmark text:name="_ttq0vf9xax3"/><text:span text:style-name="T1">Ciborgs: </text:span><text:span text:style-name="T8">Variedades que van desde cyborgs de ciencia ficción clásica hasta modernos.</text:span></text:p>
            </text:list-item>
            <text:list-item>
              <text:p text:style-name="P215"><text:bookmark text:name="_pvvef79c63na"/><text:span text:style-name="T1">Xenomorfos: </text:span><text:span text:style-name="T8">Incluyen alienígenas, necromorfos y otras criaturas espeluznantes.</text:span></text:p>
            </text:list-item>
            <text:list-item>
              <text:p text:style-name="P215"><text:bookmark text:name="_jpxbrtgnozi3"/><text:span text:style-name="T1">Piratas Espaciales: </text:span><text:span text:style-name="T8">Basados en diversas sagas de ciencia ficción, como los enemigos de Marathón.</text:span></text:p>
            </text:list-item>
          </text:list>
        </text:list-item>
        <text:list-item>
          <text:p text:style-name="P213"><text:bookmark text:name="_9l8pi583ymtl"/><text:span text:style-name="T1">Eventos en el Mapa: </text:span><text:span text:style-name="T8">Interacciones que permiten ganar nuevos aliados, rescatar sobrevivientes o enfrentar enemigos.</text:span></text:p>
        </text:list-item>
        <text:list-item>
          <text:p text:style-name="P214"><text:bookmark text:name="_c05rwn2i4gog"/><text:span text:style-name="T1">Fase de Combate: </text:span><text:span text:style-name="T8">El combate se realiza en turnos, permitiendo a los jugadores seleccionar acciones para cada superviviente en el equipo.</text:span></text:p>
        </text:list-item>
      </text:list>
      <text:p text:style-name="P2"/>
      <text:p text:style-name="P88"><text:a xlink:type="simple" xlink:href="http://www.gettyimages.com/detail/112303548" text:style-name="ListLabel_20_586" text:visited-style-name="ListLabel_20_586"><text:span text:style-name="T17">Embed from Getty Images</text:span></text:a></text:p>
      <text:p text:style-name="P1"><text:span text:style-name="T1">MECÁNICA DEL JUEGO:</text:span><text:span text:style-name="T2"> </text:span></text:p>
      <text:p text:style-name="P89"><text:span text:style-name="T1">Sistema de Combate</text:span></text:p>
      <text:list xml:id="list1695464203" text:style-name="WWNum65">
        <text:list-item>
          <text:p text:style-name="P92"><text:span text:style-name="T1">Descripción</text:span><text:span text:style-name="T2">:</text:span><text:span text:style-name="T6"> El combate es por turnos, donde cada personaje puede realizar una acción durante su turno, determinado por el atributo de velocidad. Los jugadores elegirán las acciones para sus personajes en cada ronda.</text:span></text:p>
        </text:list-item>
      </text:list>
      <text:p text:style-name="P89"><text:span text:style-name="T1">Eventos Aleatorios</text:span></text:p>
      <text:list xml:id="list4162800824" text:style-name="WWNum45">
        <text:list-item>
          <text:p text:style-name="P104"><text:span text:style-name="T1">Descripción</text:span><text:span text:style-name="T2">: </text:span><text:span text:style-name="T6">Durante el avance en el mapa, se pueden encontrar eventos aleatorios, que pueden incluir:</text:span></text:p>
          <text:list>
            <text:list-item>
              <text:p text:style-name="P34"><text:span text:style-name="T6">Reclutar, rescatar o convencer a nuevos aliados.</text:span></text:p>
            </text:list-item>
            <text:list-item>
              <text:p text:style-name="P34"><text:span text:style-name="T6">Resolver situaciones que otorguen beneficios o perjuicios.</text:span></text:p>
            </text:list-item>
            <text:list-item>
              <text:p text:style-name="P34"><text:span text:style-name="T6">Encontrar objetos o desbloquear habilidades.</text:span></text:p>
            </text:list-item>
            <text:list-item>
              <text:p text:style-name="P61"><text:span text:style-name="T6">Combates contra enemigos.</text:span></text:p>
            </text:list-item>
          </text:list>
        </text:list-item>
      </text:list>
      <text:p text:style-name="P89"><text:span text:style-name="T1">Sistema de Niveles</text:span></text:p>
      <text:list xml:id="list919893269" text:style-name="WWNum52">
        <text:list-item>
          <text:p text:style-name="P93"><text:soft-page-break/><text:span text:style-name="T1">Descripción</text:span><text:span text:style-name="T2">: </text:span><text:span text:style-name="T6">Los personajes pueden subir de nivel, lo que les otorga mejoras y nuevas habilidades. (A implementar si hay tiempo).</text:span></text:p>
        </text:list-item>
      </text:list>
      <text:p text:style-name="P89"><text:span text:style-name="T1">Habilidades y Tiempos de Espera</text:span></text:p>
      <text:list xml:id="list2325147975" text:style-name="WWNum59">
        <text:list-item>
          <text:p text:style-name="P94"><text:span text:style-name="T1">Descripción</text:span><text:span text:style-name="T2">: </text:span><text:span text:style-name="T6">Las habilidades de los personajes y enemigos tendrán tiempos de espera, impidiendo su uso inmediato en cada turno.</text:span></text:p>
        </text:list-item>
      </text:list>
      <text:p text:style-name="P89"><text:span text:style-name="T1">Medidor de Oxígeno</text:span></text:p>
      <text:list xml:id="list854712305" text:style-name="WWNum60">
        <text:list-item>
          <text:p text:style-name="P95"><text:span text:style-name="T1">Descripción</text:span><text:span text:style-name="T2">: </text:span><text:span text:style-name="T6">Se implementará un medidor de oxígeno que representa el aire disponible en la estación espacial. Este medidor será crucial para evitar que los personajes se asfixien y proporcionará un incentivo narrativo para avanzar en el mapa. Se colocarán paquetes de oxígeno en distancias fijas a lo largo del recorrido, ya que la estación espacial está comenzando a ventilarse al vacío.</text:span></text:p>
        </text:list-item>
      </text:list>
      <text:p text:style-name="P29"/>
      <text:p text:style-name="P1"><text:span text:style-name="T1">ESTADOS DEL JUEGO:</text:span><text:span text:style-name="T2"> <text:s/></text:span></text:p>
      <text:list xml:id="list3053820902" text:style-name="WWNum36">
        <text:list-item>
          <text:p text:style-name="P105"><text:span text:style-name="T1">Menú Principal</text:span></text:p>
          <text:list>
            <text:list-item>
              <text:p text:style-name="P35"><text:span text:style-name="T1">Descripción:</text:span><text:span text:style-name="T2"> </text:span><text:span text:style-name="T6">El jugador puede iniciar el juego, acceder a opciones y ver información sobre el juego</text:span><text:span text:style-name="T2">.</text:span></text:p>
            </text:list-item>
            <text:list-item>
              <text:p text:style-name="P35"><text:span text:style-name="T1">Opciones:</text:span></text:p>
              <text:list>
                <text:list-item>
                  <text:p text:style-name="P201"><text:span text:style-name="T6">Escapar de la Estación (Nueva partida)</text:span></text:p>
                  <text:list>
                    <text:list-item>
                      <text:p text:style-name="P205"><text:span text:style-name="T6">Elegir supervivientes iniciales</text:span></text:p>
                    </text:list-item>
                  </text:list>
                </text:list-item>
                <text:list-item>
                  <text:p text:style-name="P201"><text:span text:style-name="T6">Opciones (configuración de sonido, controles, etc.)</text:span></text:p>
                </text:list-item>
                <text:list-item>
                  <text:p text:style-name="P201"><text:span text:style-name="T6">Salir del juego</text:span></text:p>
                </text:list-item>
              </text:list>
            </text:list-item>
          </text:list>
        </text:list-item>
        <text:list-item>
          <text:p text:style-name="P146"><text:span text:style-name="T1">Fase de Combate</text:span></text:p>
          <text:list>
            <text:list-item>
              <text:p text:style-name="P35"><text:span text:style-name="T1">Descripción</text:span><text:span text:style-name="T6">: El jugador está en medio de una batalla por turnos, eligiendo acciones para sus personajes. Esta batalla se mostrara como la pantalla de los primeros final fantasy, siendo la referencia mas sencilla el 1. Enemigos a un lado, aliados al otro. Bloque para seleccion de habilidades y bloque para leer lo que va ocurriendo durante el combate, como ataques, lanzamiento de habilidades, como se recibe daño, curacion, etc.</text:span></text:p>
            </text:list-item>
            <text:list-item>
              <text:p text:style-name="P35"><text:span text:style-name="T1">Subestados:</text:span></text:p>
              <text:list>
                <text:list-item>
                  <text:p text:style-name="P201"><text:span text:style-name="T6">Turno de un personaje controlado por el jugador: El jugador elige acciones para su personaje. Las cuales se mostraran en pantalla en un recuadro como en el final fantasy, estas se podran consultar y luego elegir por el jugador. Cuando elija la habilidad y seleccione sobre el enemigo/aliado que quiera usarse, la habilidad hara su efecto y despues terminara el turno de ese personaje.</text:span></text:p>
                </text:list-item>
                <text:list-item>
                  <text:p text:style-name="P201"><text:span text:style-name="T6">Turno de un Enemigo: Los enemigos realizan acciones como los jugadores, solo que automaticamente, no vemos su pantalla de seleccion de habilidades, pero si leemos el nombre de su habilidad y efectos.</text:span></text:p>
                </text:list-item>
              </text:list>
            </text:list-item>
          </text:list>
        </text:list-item>
        <text:list-item>
          <text:p text:style-name="P146"><text:span text:style-name="T1">Menú de Pausa</text:span></text:p>
          <text:list>
            <text:list-item>
              <text:p text:style-name="P35"><text:span text:style-name="T1">Descripción:</text:span><text:span text:style-name="T2"> </text:span><text:span text:style-name="T6">El jugador puede pausar el juego y acceder a opciones como reanudar, guardar o salir.</text:span></text:p>
            </text:list-item>
          </text:list>
        </text:list-item>
        <text:list-item>
          <text:p text:style-name="P146"><text:soft-page-break/><text:span text:style-name="T1">Pantalla de Fin de Combate</text:span></text:p>
          <text:list>
            <text:list-item>
              <text:p text:style-name="P35"><text:span text:style-name="T1">Descripción:</text:span><text:span text:style-name="T2"> </text:span><text:span text:style-name="T6">Se muestra el resultado del combate, incluyendo la experiencia ganada y los personajes sobrevivientes.</text:span></text:p>
            </text:list-item>
          </text:list>
        </text:list-item>
        <text:list-item>
          <text:p text:style-name="P146"><text:span text:style-name="T1">Pantalla de Eventos</text:span></text:p>
          <text:list>
            <text:list-item>
              <text:p text:style-name="P35"><text:span text:style-name="T1">Descripción:</text:span><text:span text:style-name="T6"> Después de un combate, el jugador puede elegir cómo interactuar con eventos en el mapa, como rescatar a un nuevo aliado o tomar decisiones que afecten el progreso.</text:span></text:p>
            </text:list-item>
          </text:list>
        </text:list-item>
        <text:list-item>
          <text:p text:style-name="P146"><text:span text:style-name="T1">Pantalla de Finalización del Juego</text:span></text:p>
          <text:list>
            <text:list-item>
              <text:p text:style-name="P62"><text:span text:style-name="T1">Descripción:</text:span><text:span text:style-name="T2"> </text:span><text:span text:style-name="T6">Se muestra el resultado final y las estadísticas del jugador al completar el juego o al llegar al final de la historia.</text:span></text:p>
            </text:list-item>
          </text:list>
        </text:list-item>
      </text:list>
      <text:p text:style-name="P2"/>
      <text:p text:style-name="P1"><text:span text:style-name="T1">INTERFACES:</text:span><text:span text:style-name="T2"> </text:span></text:p>
      <text:p text:style-name="P206"><text:bookmark text:name="_clspwsf6p7sr"/><text:span text:style-name="T9">Menú Principal</text:span></text:p>
      <text:list xml:id="list454330957" text:style-name="WWNum54">
        <text:list-item>
          <text:p text:style-name="P106"><text:span text:style-name="T13">Descripción:</text:span><text:span text:style-name="T6"> El menú principal es la primera pantalla que ve el jugador al iniciar el juego. Aquí puede acceder a las diferentes opciones de inicio de partida, configuración y salida.</text:span></text:p>
        </text:list-item>
        <text:list-item>
          <text:p text:style-name="P147"><text:span text:style-name="T1">Opciones disponibles:</text:span></text:p>
          <text:list>
            <text:list-item>
              <text:p text:style-name="P36"><text:span text:style-name="T1">Nueva Partida:</text:span><text:span text:style-name="T6"> El jugador selecciona sus tres supervivientes iniciales y comienza la partida.</text:span></text:p>
            </text:list-item>
            <text:list-item>
              <text:p text:style-name="P36"><text:span text:style-name="T1">Continuar Partida:</text:span><text:span text:style-name="T2"> </text:span><text:span text:style-name="T6">Opción para retomar una partida guardada previamente.</text:span></text:p>
            </text:list-item>
            <text:list-item>
              <text:p text:style-name="P36"><text:span text:style-name="T1">Opciones:</text:span><text:span text:style-name="T2"> </text:span><text:span text:style-name="T6">Configuración del sonido, controles y resolución.</text:span></text:p>
            </text:list-item>
            <text:list-item>
              <text:p text:style-name="P63"><text:span text:style-name="T1">Salir:</text:span><text:span text:style-name="T6"> Cierra el juego.</text:span></text:p>
            </text:list-item>
          </text:list>
        </text:list-item>
      </text:list>
      <text:p text:style-name="P206"><text:bookmark text:name="_gmxpthw434q"/><text:span text:style-name="T9">Pantalla de Selección de Supervivientes</text:span></text:p>
      <text:list xml:id="list1537354973" text:style-name="WWNum13">
        <text:list-item>
          <text:p text:style-name="P107"><text:span text:style-name="T13">Descripción:</text:span><text:span text:style-name="T6"> Tras elegir "Nueva Partida", el jugador es llevado a esta pantalla para seleccionar sus tres personajes iniciales de entre los disponibles.</text:span></text:p>
        </text:list-item>
        <text:list-item>
          <text:p text:style-name="P148"><text:span text:style-name="T1">Opciones disponibles:</text:span></text:p>
          <text:list>
            <text:list-item>
              <text:p text:style-name="P37"><text:span text:style-name="T1">Lista de Supervivientes:</text:span><text:span text:style-name="T2"> </text:span><text:span text:style-name="T6">Despliega una lista con las clases disponibles para elegir. Cada personaje muestra sus atributos principales, habilidades y un breve trasfondo.</text:span></text:p>
            </text:list-item>
            <text:list-item>
              <text:p text:style-name="P37"><text:span text:style-name="T1">Confirmar Selección:</text:span><text:span text:style-name="T6"> Comienza la partida con los personajes seleccionados.</text:span></text:p>
            </text:list-item>
            <text:list-item>
              <text:p text:style-name="P64"><text:span text:style-name="T1">Volver al Menú Principal:</text:span><text:span text:style-name="T2"> </text:span><text:span text:style-name="T6">Opción para regresar al menú principal sin haber seleccionado personajes.</text:span></text:p>
            </text:list-item>
          </text:list>
        </text:list-item>
      </text:list>
      <text:p text:style-name="P206"><text:bookmark text:name="_guvwphl2td69"/><text:soft-page-break/><text:span text:style-name="T9">Pantalla de Juego</text:span></text:p>
      <text:list xml:id="list2025670159" text:style-name="WWNum6">
        <text:list-item>
          <text:p text:style-name="P108"><text:span text:style-name="T13">Descripción:</text:span><text:span text:style-name="T6"> Esta es la interfaz principal donde el jugador gestiona a su equipo en el mapa general de la estación espacial.</text:span></text:p>
        </text:list-item>
        <text:list-item>
          <text:p text:style-name="P149"><text:span text:style-name="T1">Elementos clave:</text:span></text:p>
          <text:list>
            <text:list-item>
              <text:p text:style-name="P38"><text:span text:style-name="T1">Mapa de la Estación</text:span><text:span text:style-name="T6">: Muestra las diferentes salas, rutas y ubicaciones donde ocurren eventos, encuentros o se encuentran objetos.</text:span></text:p>
            </text:list-item>
            <text:list-item>
              <text:p text:style-name="P38"><text:span text:style-name="T1">Iconos de Eventos:</text:span><text:span text:style-name="T6"> Marcan en el mapa los eventos aleatorios, combates y zonas de oxígeno.</text:span></text:p>
            </text:list-item>
            <text:list-item>
              <text:p text:style-name="P38"><text:span text:style-name="T1">Estado de los Personajes:</text:span><text:span text:style-name="T2"> </text:span><text:span text:style-name="T6">En una barra lateral, se muestra información sobre los personajes, como su salud, habilidades disponibles, y tiempo de espera de las habilidades.</text:span></text:p>
            </text:list-item>
            <text:list-item>
              <text:p text:style-name="P38"><text:span text:style-name="T1">Medidor de Oxígeno</text:span><text:span text:style-name="T6">: Una barra que representa el tiempo restante antes de quedarse sin oxígeno. Avanzar por el mapa repone oxígeno en puntos específicos.</text:span></text:p>
            </text:list-item>
            <text:list-item>
              <text:p text:style-name="P65"><text:span text:style-name="T1">Botones de Acción:</text:span><text:span text:style-name="T6"> Permiten moverse, interactuar con eventos, abrir el menú de equipo o pausar el juego.</text:span></text:p>
            </text:list-item>
          </text:list>
        </text:list-item>
      </text:list>
      <text:p text:style-name="P206"><text:bookmark text:name="_qkmmjnx0d1"/><text:span text:style-name="T9">Pantalla de Combate</text:span></text:p>
      <text:list xml:id="list736894574" text:style-name="WWNum8">
        <text:list-item>
          <text:p text:style-name="P109"><text:span text:style-name="T13">Descripción:</text:span><text:span text:style-name="T6"> Durante los enfrentamientos, esta pantalla muestra los detalles de los personajes y enemigos. El jugador debe seleccionar las acciones de su equipo y ver el resultado del turno.</text:span></text:p>
        </text:list-item>
        <text:list-item>
          <text:p text:style-name="P150"><text:span text:style-name="T1">Elementos clave:</text:span></text:p>
          <text:list>
            <text:list-item>
              <text:p text:style-name="P39"><text:span text:style-name="T1">Orden de Turno:</text:span><text:span text:style-name="T6"> Basado en la velocidad de los personajes, este indicador muestra el próximo turno de cada personaje y enemigo.</text:span></text:p>
            </text:list-item>
            <text:list-item>
              <text:p text:style-name="P39"><text:span text:style-name="T1">Opciones de Combate:</text:span><text:span text:style-name="T6"> Atacar, usar habilidades (con tiempo de espera), o defenderse (Atacar y defenderse estan dentro de las habilidades, asi que si hace falta listar las habilidades, la clase del guerrero las tendra todas juntas.</text:span></text:p>
            </text:list-item>
            <text:list-item>
              <text:p text:style-name="P66"><text:span text:style-name="T1">Detalles del Personaje Seleccionado:</text:span><text:span text:style-name="T6"> Muestra los atributos y habilidades del personaje activo, con una lista de acciones disponibles(la lista sera un metodo de la clase guerrero).</text:span></text:p>
            </text:list-item>
          </text:list>
        </text:list-item>
      </text:list>
      <text:p text:style-name="P206"><text:bookmark text:name="_dvvojma8a69p"/><text:span text:style-name="T9">Pantalla de Pausa</text:span></text:p>
      <text:list xml:id="list560187468" text:style-name="WWNum56">
        <text:list-item>
          <text:p text:style-name="P110"><text:span text:style-name="T13">Descripción:</text:span><text:span text:style-name="T6"> Permite al jugador pausar el juego y acceder a opciones de configuración, guardar o salir.</text:span></text:p>
        </text:list-item>
        <text:list-item>
          <text:p text:style-name="P151"><text:span text:style-name="T1">Opciones disponibles:</text:span></text:p>
          <text:list>
            <text:list-item>
              <text:p text:style-name="P40"><text:span text:style-name="T1">Reanudar Partida:</text:span><text:span text:style-name="T2"> </text:span><text:span text:style-name="T6">Regresa al juego sin hacer cambios.</text:span></text:p>
            </text:list-item>
            <text:list-item>
              <text:p text:style-name="P40"><text:span text:style-name="T1">Opciones:</text:span><text:span text:style-name="T6"> Configura el sonido, controles, etc.</text:span></text:p>
            </text:list-item>
            <text:list-item>
              <text:p text:style-name="P40"><text:span text:style-name="T1">Guardar Partida:</text:span><text:span text:style-name="T6"> Guarda el progreso actual.</text:span></text:p>
            </text:list-item>
            <text:list-item>
              <text:p text:style-name="P67"><text:span text:style-name="T1">Salir al Menú Principal:</text:span><text:span text:style-name="T6"> Termina la partida actual y regresa al menú principal.</text:span></text:p>
            </text:list-item>
          </text:list>
        </text:list-item>
      </text:list>
      <text:p text:style-name="P206"><text:bookmark text:name="_g64ljqovpmhn"/><text:soft-page-break/><text:span text:style-name="T9">Pantalla de Fin de Combate</text:span></text:p>
      <text:list xml:id="list3839945160" text:style-name="WWNum21">
        <text:list-item>
          <text:p text:style-name="P111"><text:span text:style-name="T13">Descripción:</text:span><text:span text:style-name="T6"> Al finalizar un combate, se muestra esta pantalla con el resumen de la batalla y las recompensas obtenidas.</text:span></text:p>
        </text:list-item>
        <text:list-item>
          <text:p text:style-name="P152"><text:span text:style-name="T1">Elementos clave:</text:span></text:p>
          <text:list>
            <text:list-item>
              <text:p text:style-name="P41"><text:span text:style-name="T1">Resultados del Combate:</text:span><text:span text:style-name="T6"> Información sobre los enemigos derrotados, la experiencia ganada, y los personajes sobrevivientes.</text:span></text:p>
            </text:list-item>
            <text:list-item>
              <text:p text:style-name="P68"><text:span text:style-name="T1">Botón Continuar:</text:span><text:span text:style-name="T6"> Regresa al mapa general o inicia un evento post-combate.</text:span></text:p>
            </text:list-item>
          </text:list>
        </text:list-item>
      </text:list>
      <text:p text:style-name="P206"><text:bookmark text:name="_yj8b23vz62q"/><text:span text:style-name="T9">Pantalla de Eventos</text:span></text:p>
      <text:list xml:id="list999531092" text:style-name="WWNum55">
        <text:list-item>
          <text:p text:style-name="P112"><text:span text:style-name="T13">Descripción:</text:span><text:span text:style-name="T6"> Después de ciertos eventos en el mapa (como rescatar o reclutar aliados), se muestra una interfaz para interactuar con las decisiones importantes.</text:span></text:p>
        </text:list-item>
        <text:list-item>
          <text:p text:style-name="P153"><text:span text:style-name="T1">Opciones disponibles:</text:span></text:p>
          <text:list>
            <text:list-item>
              <text:p text:style-name="P42"><text:span text:style-name="T1">Descripciones de Eventos</text:span><text:span text:style-name="T6">: Detalle de la situación encontrada y las posibles consecuencias.</text:span></text:p>
            </text:list-item>
            <text:list-item>
              <text:p text:style-name="P69"><text:span text:style-name="T1">Opciones de Decisión:</text:span><text:span text:style-name="T6"> El jugador elige entre diferentes decisiones (reclutar, rescatar, recoger objetos, etc.).</text:span></text:p>
            </text:list-item>
          </text:list>
        </text:list-item>
      </text:list>
      <text:p text:style-name="P206"><text:bookmark text:name="_s0oq3s5vxb73"/><text:span text:style-name="T9">Pantalla de Finalización del Juego</text:span></text:p>
      <text:list xml:id="list82989613" text:style-name="WWNum46">
        <text:list-item>
          <text:p text:style-name="P113"><text:span text:style-name="T13">Descripción:</text:span><text:span text:style-name="T6"> Al completar el juego o fallar la misión, el jugador es llevado a esta pantalla final.</text:span></text:p>
        </text:list-item>
        <text:list-item>
          <text:p text:style-name="P154"><text:span text:style-name="T1">Elementos clave:</text:span></text:p>
          <text:list>
            <text:list-item>
              <text:p text:style-name="P43"><text:span text:style-name="T1">Estadísticas Finales:</text:span><text:span text:style-name="T6"> Muestra el rendimiento del jugador, como tiempo de juego, enemigos derrotados, personajes rescatados y decisiones clave.</text:span></text:p>
            </text:list-item>
            <text:list-item>
              <text:p text:style-name="P70"><text:span text:style-name="T1">Botón Volver al Menú Principal:</text:span><text:span text:style-name="T6"> Permite regresar al menú principal.</text:span></text:p>
            </text:list-item>
          </text:list>
        </text:list-item>
      </text:list>
      <text:p text:style-name="P2"/>
      <text:p text:style-name="P1"><text:span text:style-name="T1">NIVELES</text:span><text:span text:style-name="T6">: Los juegos comúnmente se dividen en niveles o en mapas secuenciales dentro de los cuales se debe cumplir con ciertos objetivos para progresar en el juego. Existen juegos en los cuales los niveles solo cambian a razón de la dificultad y los objetivos siguen siendo los mismos, de igual manera se deben describir esos cambios en esta sección.</text:span></text:p>
      <text:list xml:id="list1407941185" text:style-name="WWNum3">
        <text:list-item>
          <text:p text:style-name="P8"><text:span text:style-name="T1">Título del Nivel:</text:span><text:span text:style-name="T2"> </text:span><text:span text:style-name="T6">El nombre del nivel.</text:span></text:p>
        </text:list-item>
        <text:list-item>
          <text:p text:style-name="P8"><text:span text:style-name="T1">Encuentro:</text:span><text:span text:style-name="T2"> Describir si es el primer nivel, un tutorial o un bonus, en otras palabras, ¿Cuándo es que el jugador llega a este nivel? Descripción Una descripción detallada del nivel.</text:span></text:p>
        </text:list-item>
        <text:list-item>
          <text:p text:style-name="P8"><text:span text:style-name="T1">Objetivos:</text:span><text:span text:style-name="T2"> ¿Qué debe de hacer el jugador para terminar el nivel? Este campo también debe incluir si el jugador tiene que resolver ciertos acertijos o derrotar a cierto enemigo para progresar. Progreso Describir que ocurre cuando el jugador termina el nivel.</text:span></text:p>
        </text:list-item>
        <text:list-item>
          <text:p text:style-name="P8"><text:span text:style-name="T1">Enemigos:</text:span><text:span text:style-name="T2"> Si el nivel tiene enemigos que el jugador debe enfrentar, éstos se enlistan en este campo, de lo contrario este campo puede ser omitido.</text:span></text:p>
        </text:list-item>
        <text:list-item>
          <text:p text:style-name="P8"><text:soft-page-break/><text:span text:style-name="T1">Items: </text:span><text:span text:style-name="T2">Enumerar los objetos que el jugador o los enemigos pueden usar y que aparecen en este nivel, este campo se puede omitir si no existen dichos objetos.</text:span></text:p>
        </text:list-item>
        <text:list-item>
          <text:p text:style-name="P8"><text:span text:style-name="T1">Personajes:</text:span><text:span text:style-name="T2"> Los personajes que aparecen en el nivel, de igual manera, este campo puede ser omitido si no existen personajes en el juego.</text:span></text:p>
        </text:list-item>
        <text:list-item>
          <text:p text:style-name="P8"><text:span text:style-name="T1">Música y Efectos de Sonido:</text:span><text:span text:style-name="T2"> Describir la música de este nivel al igual que los efectos de sonido de ambiente que contiene.</text:span></text:p>
        </text:list-item>
        <text:list-item>
          <text:p text:style-name="P11"><text:span text:style-name="T1">Referencias de BGM y SFX:</text:span><text:span text:style-name="T2"> Escribir todas las referencias que apliquen con respecto a la música de fondo y efectos de sonido descritos en la sección de Música y Sonidos.</text:span></text:p>
        </text:list-item>
      </text:list>
      <text:p text:style-name="P1"><text:span text:style-name="T1">PROGRESO DEL JUEGO:</text:span><text:span text:style-name="T2"> Enumerar de manera secuencial o por medio de un diagrama de flujo los eventos o niveles que el jugador debe de pasar para progresar en el juego. Existen juegos que tienen distintos modos de juego, en ese caso se requieren varias listas y/o diagramas.</text:span></text:p>
      <text:p text:style-name="P1"><text:span text:style-name="T1">PERSONAJES:</text:span><text:span text:style-name="T2"> </text:span><text:span text:style-name="T6"><text:s/>Los personajes en Trouble in Space Station 451 están divididos en diferentes clases, cada una con habilidades y atributos únicos que influyen en el combate y las interacciones con los eventos. Al inicio del juego, el jugador puede elegir a tres personajes de las clases disponibles.</text:span></text:p>
      <text:p text:style-name="P216"><text:bookmark text:name="_f3u0fv6f4tk2"/>Personajes Jugadores: Supervivientes</text:p>
      <text:p text:style-name="Standard">Cada personaje y enemigo compartira en python una superclase común: Superguerrero</text:p>
      <text:p text:style-name="Standard">Esta contendrá lo básico que todos y cada uno de ellos tienen: Nombre, estadísticas, descriptores, habilidades y frases.</text:p>
      <text:p text:style-name="Standard"/>
      <text:p text:style-name="Standard">Los descriptores se usarán para indicar palabras clave que luego usaremos durante el combate, eventos, etc. Por ejemplo, el ingeniero, tendria los descriptores [“ingeniero”, “aliado”, y los que hagan falta mas]</text:p>
      <text:list xml:id="list138592604" text:style-name="WWNum16">
        <text:list-item>
          <text:p text:style-name="P114"><text:span text:style-name="T13">Conserje Espacial</text:span></text:p>
          <text:list>
            <text:list-item>
              <text:p text:style-name="P44"><text:span text:style-name="T13">Inspiración:</text:span><text:span text:style-name="T6"> Roger Wilco (Space Quest)</text:span></text:p>
            </text:list-item>
            <text:list-item>
              <text:p text:style-name="P44"><text:span text:style-name="T13">Rol:</text:span><text:span text:style-name="T6"> Mago/Curandero</text:span></text:p>
            </text:list-item>
            <text:list-item>
              <text:p text:style-name="P44"><text:span text:style-name="T13">Descripción:</text:span><text:span text:style-name="T6"> Un experto en mantener todo limpio y ordenado, pero también tiene conocimientos en la manipulación de sustancias químicas y el uso de objetos improvisados para curar a sus compañeros. Aunque su fuerza física es limitada, su positividad es contagiosa. ¿Donde he dejado mi mopa dorada?</text:span></text:p>
            </text:list-item>
            <text:list-item>
              <text:p text:style-name="P44"><text:span text:style-name="T13">Estadísticas Iniciales:</text:span></text:p>
              <text:list>
                <text:list-item>
                  <text:p text:style-name="P202"><text:span text:style-name="T6">Salud: 70 (+5 por nivel)</text:span></text:p>
                </text:list-item>
                <text:list-item>
                  <text:p text:style-name="P202"><text:span text:style-name="T6">Velocidad: 8 (+1 por nivel)</text:span></text:p>
                </text:list-item>
                <text:list-item>
                  <text:p text:style-name="P202"><text:span text:style-name="T6">Ataque: 5 (+1 por nivel)</text:span></text:p>
                </text:list-item>
                <text:list-item>
                  <text:p text:style-name="P202"><text:span text:style-name="T6">Defensa: 3 (+1 por nivel)</text:span></text:p>
                </text:list-item>
                <text:list-item>
                  <text:p text:style-name="P202"><text:span text:style-name="T6">Resistencia: 4 (+1 por nivel)</text:span></text:p>
                </text:list-item>
                <text:list-item>
                  <text:p text:style-name="P202"><text:soft-page-break/><text:span text:style-name="T6">Voluntad: 6 (+1 por nivel)</text:span></text:p>
                </text:list-item>
              </text:list>
            </text:list-item>
            <text:list-item>
              <text:p text:style-name="P44"><text:span text:style-name="T13">Habilidades:</text:span></text:p>
              <text:list>
                <text:list-item>
                  <text:p text:style-name="P202"><text:span text:style-name="T13">Saquear maquina expendedora (Espera 3 turnos):</text:span><text:span text:style-name="T6"> Restaura una pequeña cantidad de salud a todos los aliados.</text:span></text:p>
                </text:list-item>
                <text:list-item>
                  <text:p text:style-name="P202"><text:span text:style-name="T13">Limpieza a fondo (Espera 5 turnos):</text:span><text:span text:style-name="T6"> Elimina efectos negativos de un aliado.</text:span></text:p>
                </text:list-item>
                <text:list-item>
                  <text:p text:style-name="P202"><text:span text:style-name="T13">Explosión Química (Espera 4 turnos):</text:span><text:span text:style-name="T6"> Lanza una mezcla de productos químicos a un enemigo, causando daño y posibles efectos secundarios.</text:span></text:p>
                </text:list-item>
              </text:list>
            </text:list-item>
          </text:list>
        </text:list-item>
        <text:list-item>
          <text:p text:style-name="P155"><text:span text:style-name="T13">Ingeniero Espacial</text:span></text:p>
          <text:list>
            <text:list-item>
              <text:p text:style-name="P44"><text:span text:style-name="T13">Inspiración:</text:span><text:span text:style-name="T6"> Isaac Clarke (Dead Space)</text:span></text:p>
            </text:list-item>
            <text:list-item>
              <text:p text:style-name="P44"><text:span text:style-name="T13">Rol:</text:span><text:span text:style-name="T6"> Mago/Tanque</text:span></text:p>
            </text:list-item>
            <text:list-item>
              <text:p text:style-name="P44"><text:span text:style-name="T13">Descripción:</text:span><text:span text:style-name="T6"> Un experto en el manejo de herramientas y armamento improvisado. El ingeniero es capaz de reparar estructuras, mejorar el equipo y enfrentarse directamente a los enemigos con sus habilidades técnicas.</text:span></text:p>
            </text:list-item>
            <text:list-item>
              <text:p text:style-name="P44"><text:span text:style-name="T13">Estadísticas Iniciales:</text:span></text:p>
            </text:list-item>
          </text:list>
        </text:list-item>
      </text:list>
      <text:list xml:id="list3691988684" text:style-name="WWNum37">
        <text:list-item>
          <text:p text:style-name="P203"><text:span text:style-name="T6">Salud: 90 (+6 por nivel)</text:span></text:p>
        </text:list-item>
        <text:list-item>
          <text:p text:style-name="P203"><text:span text:style-name="T6">Velocidad: 6 (+1 por nivel)</text:span></text:p>
        </text:list-item>
        <text:list-item>
          <text:p text:style-name="P203"><text:span text:style-name="T6">Ataque: 7 (+1 por nivel)</text:span></text:p>
        </text:list-item>
        <text:list-item>
          <text:p text:style-name="P203"><text:span text:style-name="T6">Defensa: 4 (+1 por nivel)</text:span></text:p>
        </text:list-item>
        <text:list-item>
          <text:p text:style-name="P203"><text:span text:style-name="T6">Resistencia: 5 (+1 por nivel)</text:span></text:p>
        </text:list-item>
        <text:list-item>
          <text:p text:style-name="P203"><text:span text:style-name="T6">Voluntad: 5 (+1 por nivel)</text:span></text:p>
        </text:list-item>
      </text:list>
      <text:list xml:id="list43940106233304" text:continue-list="list138592604" text:style-name="WWNum16">
        <text:list-item>
          <text:list>
            <text:list-item>
              <text:p text:style-name="P44"><text:span text:style-name="T13">Habilidades:</text:span></text:p>
              <text:list>
                <text:list-item>
                  <text:p text:style-name="P202"><text:span text:style-name="T13">Cortadora de Plasma (Espera 2 turnos):</text:span><text:span text:style-name="T6"> Dispara un rayo de plasma que daña a dos enemigos contiguos.</text:span></text:p>
                </text:list-item>
                <text:list-item>
                  <text:p text:style-name="P202"><text:span text:style-name="T13">Campo de Estasis (Espera 4 turnos):</text:span><text:span text:style-name="T6"> Ralentiza a todos los enemigos, reduciendo su velocidad durante dos turnos.</text:span></text:p>
                </text:list-item>
                <text:list-item>
                  <text:p text:style-name="P202"><text:span text:style-name="T13">Reparación de Emergencia (Espera 5 turnos):</text:span><text:span text:style-name="T6"> Restaura salud a si mismo y duplica su defensa durante 2 turnos.</text:span></text:p>
                </text:list-item>
              </text:list>
            </text:list-item>
          </text:list>
        </text:list-item>
        <text:list-item>
          <text:p text:style-name="P155"><text:span text:style-name="T13">Operatigo</text:span></text:p>
          <text:list>
            <text:list-item>
              <text:p text:style-name="P44"><text:soft-page-break/><text:span text:style-name="T13">Inspiración:</text:span><text:span text:style-name="T6"> Fantasma (Starcraft)</text:span></text:p>
            </text:list-item>
            <text:list-item>
              <text:p text:style-name="P44"><text:span text:style-name="T13">Rol:</text:span><text:span text:style-name="T6"> Asesino/Arquero</text:span></text:p>
            </text:list-item>
            <text:list-item>
              <text:p text:style-name="P44"><text:span text:style-name="T13">Descripción:</text:span><text:span text:style-name="T6"> Un asesino experto en infiltrarse detrás de las líneas enemigas y atacar desde la distancia con precisión.</text:span></text:p>
            </text:list-item>
            <text:list-item>
              <text:p text:style-name="P44"><text:span text:style-name="T13">Estadísticas Iniciales:</text:span></text:p>
            </text:list-item>
          </text:list>
        </text:list-item>
      </text:list>
      <text:list xml:id="list43938812295859" text:continue-list="list3691988684" text:style-name="WWNum37">
        <text:list-item>
          <text:p text:style-name="P203"><text:span text:style-name="T6">Salud: 60 (+4 por nivel)</text:span></text:p>
        </text:list-item>
        <text:list-item>
          <text:p text:style-name="P203"><text:span text:style-name="T6">Velocidad: 10 (+2 por nivel)</text:span></text:p>
        </text:list-item>
        <text:list-item>
          <text:p text:style-name="P203"><text:span text:style-name="T6">Ataque: 8 (+1 por nivel)</text:span></text:p>
        </text:list-item>
        <text:list-item>
          <text:p text:style-name="P203"><text:span text:style-name="T6">Defensa: 2 (+1 por nivel)</text:span></text:p>
        </text:list-item>
        <text:list-item>
          <text:p text:style-name="P203"><text:span text:style-name="T6">Resistencia: 3 (+1 por nivel)</text:span></text:p>
        </text:list-item>
        <text:list-item>
          <text:p text:style-name="P203"><text:span text:style-name="T6">Voluntad: 5 (+1 por nivel)</text:span></text:p>
        </text:list-item>
      </text:list>
      <text:list xml:id="list43940248290655" text:continue-list="list43940106233304" text:style-name="WWNum16">
        <text:list-item>
          <text:list>
            <text:list-item>
              <text:p text:style-name="P44"><text:span text:style-name="T13">Habilidades:</text:span></text:p>
              <text:list>
                <text:list-item>
                  <text:p text:style-name="P202"><text:span text:style-name="T13">Disparo Crítico (Espera 3 turnos):</text:span><text:span text:style-name="T6"> Realiza un disparo con una alta probabilidad de causar daño crítico.</text:span></text:p>
                </text:list-item>
                <text:list-item>
                  <text:p text:style-name="P202"><text:span text:style-name="T13">Camuflaje Óptico (Espera 5 turnos):</text:span><text:span text:style-name="T6"> Se vuelve invisible por dos turnos, evitando los ataques enemigos.</text:span></text:p>
                </text:list-item>
                <text:list-item>
                  <text:p text:style-name="P202"><text:span text:style-name="T13">Granada P.U.M. (Espera 5 turnos):</text:span><text:span text:style-name="T6"> Lanza un poderoso artefacto explosivo que daña a todos los enemigos en el campo de batalla.</text:span></text:p>
                </text:list-item>
              </text:list>
            </text:list-item>
          </text:list>
        </text:list-item>
        <text:list-item>
          <text:p text:style-name="P155"><text:span text:style-name="T13">Luchador Psiónico</text:span></text:p>
          <text:list>
            <text:list-item>
              <text:p text:style-name="P44"><text:span text:style-name="T13">Inspiración:</text:span><text:span text:style-name="T6"> Protoss (Starcraft)</text:span></text:p>
            </text:list-item>
            <text:list-item>
              <text:p text:style-name="P44"><text:span text:style-name="T13">Rol:</text:span><text:span text:style-name="T6"> Caballero/Asesino</text:span></text:p>
            </text:list-item>
            <text:list-item>
              <text:p text:style-name="P44"><text:span text:style-name="T13">Descripción:</text:span><text:span text:style-name="T6"> Un guerrero psíquico que combina habilidades mentales con un poder de ataque devastador.</text:span></text:p>
            </text:list-item>
            <text:list-item>
              <text:p text:style-name="P44"><text:span text:style-name="T13">Estadísticas Iniciales:</text:span></text:p>
            </text:list-item>
          </text:list>
        </text:list-item>
      </text:list>
      <text:list xml:id="list43939893171986" text:continue-list="list43938812295859" text:style-name="WWNum37">
        <text:list-item>
          <text:p text:style-name="P203"><text:span text:style-name="T6">Salud: 80 (+5 por nivel)</text:span></text:p>
        </text:list-item>
        <text:list-item>
          <text:p text:style-name="P203"><text:span text:style-name="T6">Velocidad: 7 (+1 por nivel)</text:span></text:p>
        </text:list-item>
        <text:list-item>
          <text:p text:style-name="P203"><text:soft-page-break/><text:span text:style-name="T6">Ataque: 10 (+2 por nivel)</text:span></text:p>
        </text:list-item>
        <text:list-item>
          <text:p text:style-name="P203"><text:span text:style-name="T6">Defensa: 4 (+1 por nivel)</text:span></text:p>
        </text:list-item>
        <text:list-item>
          <text:p text:style-name="P203"><text:span text:style-name="T6">Resistencia: 6 (+1 por nivel)</text:span></text:p>
        </text:list-item>
        <text:list-item>
          <text:p text:style-name="P203"><text:span text:style-name="T6">Voluntad: 7 (+2 por nivel)</text:span></text:p>
        </text:list-item>
      </text:list>
      <text:list xml:id="list43940216715945" text:continue-list="list43940248290655" text:style-name="WWNum16">
        <text:list-item>
          <text:list>
            <text:list-item>
              <text:p text:style-name="P44"><text:span text:style-name="T13">Habilidades:</text:span></text:p>
              <text:list>
                <text:list-item>
                  <text:p text:style-name="P202"><text:span text:style-name="T13">Golpe Psiónico (Espera 2 turnos):</text:span><text:span text:style-name="T6"> Un ataque psíquico que daña tanto la salud como la resistencia del enemigo.</text:span></text:p>
                </text:list-item>
                <text:list-item>
                  <text:p text:style-name="P202"><text:span text:style-name="T13">Escudo Mental (Espera 3 turnos):</text:span><text:span text:style-name="T6"> Protege a un aliado reduciendo el daño recibido durante dos turnos.</text:span></text:p>
                </text:list-item>
                <text:list-item>
                  <text:p text:style-name="P202"><text:span text:style-name="T13">Descarga Psiónica (Espera 5 turnos):</text:span><text:span text:style-name="T6"> Causa un gran daño a todos los enemigos cercanos.</text:span></text:p>
                </text:list-item>
              </text:list>
            </text:list-item>
          </text:list>
        </text:list-item>
        <text:list-item>
          <text:p text:style-name="P155"><text:span text:style-name="T13">Cazarrecompensas</text:span></text:p>
          <text:list>
            <text:list-item>
              <text:p text:style-name="P44"><text:span text:style-name="T13">Inspiración:</text:span><text:span text:style-name="T6"> Mandaloriano (Star Wars)</text:span></text:p>
            </text:list-item>
            <text:list-item>
              <text:p text:style-name="P44"><text:span text:style-name="T13">Rol:</text:span><text:span text:style-name="T6"> Asesino</text:span></text:p>
            </text:list-item>
            <text:list-item>
              <text:p text:style-name="P44"><text:span text:style-name="T13">Descripción:</text:span><text:span text:style-name="T6"> Un cazador de élite con habilidades avanzadas en combate cuerpo a cuerpo y a distancia, especializado en eliminar objetivos clave.</text:span></text:p>
            </text:list-item>
            <text:list-item>
              <text:p text:style-name="P44"><text:span text:style-name="T13">Estadísticas Iniciales:</text:span></text:p>
            </text:list-item>
          </text:list>
        </text:list-item>
      </text:list>
      <text:list xml:id="list43938890116932" text:continue-list="list43939893171986" text:style-name="WWNum37">
        <text:list-item>
          <text:p text:style-name="P203"><text:span text:style-name="T6">Salud: 70 (+5 por nivel)</text:span></text:p>
        </text:list-item>
        <text:list-item>
          <text:p text:style-name="P203"><text:span text:style-name="T6">Velocidad: 9 (+1 por nivel)</text:span></text:p>
        </text:list-item>
        <text:list-item>
          <text:p text:style-name="P203"><text:span text:style-name="T6">Ataque: 9 (+2 por nivel)</text:span></text:p>
        </text:list-item>
        <text:list-item>
          <text:p text:style-name="P203"><text:span text:style-name="T6">Defensa: 3 (+1 por nivel)</text:span></text:p>
        </text:list-item>
        <text:list-item>
          <text:p text:style-name="P203"><text:span text:style-name="T6">Resistencia: 5 (+1 por nivel)</text:span></text:p>
        </text:list-item>
        <text:list-item>
          <text:p text:style-name="P203"><text:span text:style-name="T6">Voluntad: 4 (+1 por nivel)</text:span></text:p>
        </text:list-item>
      </text:list>
      <text:list xml:id="list43940211597388" text:continue-list="list43940216715945" text:style-name="WWNum16">
        <text:list-item>
          <text:list>
            <text:list-item>
              <text:p text:style-name="P44"><text:span text:style-name="T13">Habilidades:</text:span></text:p>
              <text:list>
                <text:list-item>
                  <text:p text:style-name="P202"><text:span text:style-name="T13">Disparo Incapacitante (Espera 2 turnos):</text:span><text:span text:style-name="T6"> Ataca a un punto débil de un enemigo con un arma de energía. Disminuye la velocidad del enemigo durante 2 turnos. </text:span></text:p>
                </text:list-item>
                <text:list-item>
                  <text:p text:style-name="P202"><text:soft-page-break/><text:span text:style-name="T13">Red de Contención (Espera 4 turnos):</text:span><text:span text:style-name="T6"> Atrapa a un enemigo en una red, evitando que realice acciones durante dos turnos.</text:span></text:p>
                </text:list-item>
                <text:list-item>
                  <text:p text:style-name="P204"><text:span text:style-name="T13">Caza Implacable (Espera 6 turnos):</text:span><text:span text:style-name="T6"> Incrementa su velocidad, daño y crítico durante tres turnos.</text:span></text:p>
                </text:list-item>
              </text:list>
            </text:list-item>
          </text:list>
        </text:list-item>
      </text:list>
      <text:p text:style-name="P3"><draw:rect text:anchor-type="as-char" style:rel-width="100%" draw:z-index="0" draw:style-name="gr1" draw:text-style-name="P219" svg:width="0.0012in" svg:height="0.0213in"><text:p/></draw:rect></text:p>
      <text:p text:style-name="P208"><text:bookmark text:name="_47a8x0dqajzh"/><text:span text:style-name="T11">Estadísticas Básicas:</text:span></text:p>
      <text:p text:style-name="P90"><text:span text:style-name="T6">Cada personaje tiene un conjunto de estadísticas que determinan su rendimiento en combate:</text:span></text:p>
      <text:list xml:id="list4143218234" text:style-name="WWNum5">
        <text:list-item>
          <text:p text:style-name="P115"><text:span text:style-name="T1">Salud:</text:span><text:span text:style-name="T6"> Determina cuánta resistencia tiene el personaje antes de caer en combate.</text:span></text:p>
        </text:list-item>
        <text:list-item>
          <text:p text:style-name="P156"><text:span text:style-name="T1">Velocidad:</text:span><text:span text:style-name="T6"> Influye en el orden de los turnos en combate. Los personajes más rápidos actúan primero.</text:span></text:p>
        </text:list-item>
        <text:list-item>
          <text:p text:style-name="P156"><text:span text:style-name="T1">Ataque:</text:span><text:span text:style-name="T6"> Indica la cantidad de daño que puede infligir en combate.</text:span></text:p>
        </text:list-item>
        <text:list-item>
          <text:p text:style-name="P156"><text:span text:style-name="T1">Defensa:</text:span><text:span text:style-name="T6"> Reduce el daño recibido de los ataques enemigos.</text:span></text:p>
        </text:list-item>
        <text:list-item>
          <text:p text:style-name="P156"><text:span text:style-name="T1">Resistencia: </text:span><text:span text:style-name="T6">Determina la resistencia a efectos o habilidades físicas.</text:span></text:p>
        </text:list-item>
        <text:list-item>
          <text:p text:style-name="P186"><text:span text:style-name="T1">Voluntad: </text:span><text:span text:style-name="T6">Determina la resistencia a efectos o habilidades mentales/psíquicas.</text:span></text:p>
        </text:list-item>
      </text:list>
      <text:p text:style-name="P3"><draw:rect text:anchor-type="as-char" style:rel-width="100%" draw:z-index="1" draw:style-name="gr1" draw:text-style-name="P219" svg:width="0.0012in" svg:height="0.0213in"><text:p/></draw:rect></text:p>
      <text:p text:style-name="P208"><text:bookmark text:name="_jbcia57bv4km"/><text:span text:style-name="T11">Frases de Combate:</text:span></text:p>
      <text:p text:style-name="P90"><text:span text:style-name="T6">Cada personaje tiene un conjunto de frases que se mostrarán durante las batallas, añadiendo personalidad al combate</text:span><text:span text:style-name="T2">.</text:span></text:p>
      <text:list xml:id="list1896602607" text:style-name="WWNum22">
        <text:list-item>
          <text:p text:style-name="P116"><text:span text:style-name="T1">Conserje Espacial</text:span><text:span text:style-name="T6">: "¡Esto no estaba en mi contrato!" / "¿Quién necesita una limpieza?"</text:span></text:p>
        </text:list-item>
        <text:list-item>
          <text:p text:style-name="P157"><text:span text:style-name="T1">Ingeniero Espacial:</text:span><text:span text:style-name="T6"> "Solo una pequeña reparación..." / "Vamos, funciona o revienta."</text:span></text:p>
        </text:list-item>
        <text:list-item>
          <text:p text:style-name="P157"><text:span text:style-name="T1">Operatigo:</text:span><text:span text:style-name="T6"> "Nadie me verá venir..." / "Objetivo en la mira."</text:span></text:p>
        </text:list-item>
        <text:list-item>
          <text:p text:style-name="P157"><text:span text:style-name="T1">Luchador Psiónico:</text:span><text:span text:style-name="T6"> "El poder de mi mente es infinito." / "Prepárate para sentir el vacío."</text:span></text:p>
        </text:list-item>
        <text:list-item>
          <text:p text:style-name="P187"><text:span text:style-name="T1">Cazarrecompensas:</text:span><text:span text:style-name="T6"> "Eres mi siguiente trofeo." / "Un trabajo rápido y limpio."</text:span></text:p>
        </text:list-item>
      </text:list>
      <text:p text:style-name="P2"/>
      <text:p text:style-name="P1"><text:span text:style-name="T1">ENEMIGOS:</text:span><text:span text:style-name="T2"> </text:span></text:p>
      <text:p text:style-name="P1"><text:soft-page-break/><text:span text:style-name="T6">Cada vez que el jugador inicie una nueva partida, el juego seleccionaría aleatoriamente una facción para representar a los invasores de la estación espacial.</text:span></text:p>
      <text:p text:style-name="P217"><text:bookmark text:name="_mooaivclw1w2"/><text:span text:style-name="T18">Py-Morfos o Shekamorfos</text:span></text:p>
      <text:p text:style-name="P209"><text:bookmark text:name="_baqviu147a6h"/><text:span text:style-name="T4"><text:s/>1. Larva Shekamorfa (Inspiración: Facehugger de Half-Life)</text:span></text:p>
      <text:list xml:id="list3534460317" text:style-name="WWNum57">
        <text:list-item>
          <text:p text:style-name="P117"><text:span text:style-name="T4">Descripción</text:span><text:span text:style-name="T5">: </text:span><text:span text:style-name="T14">Estas pequeñas criaturas son rápidas y letales, se desplazan ágilmente y saltan hacia sus presas con un objetivo: infectar. Sus movimientos son impredecibles y están diseñadas para infiltrarse rápidamente en los cuerpos de sus víctimas.</text:span></text:p>
        </text:list-item>
        <text:list-item>
          <text:p text:style-name="P158"><text:span text:style-name="T4">Estadísticas</text:span><text:span text:style-name="T5">:</text:span></text:p>
          <text:list>
            <text:list-item>
              <text:p text:style-name="P45"><text:span text:style-name="T14">Vida: 50</text:span></text:p>
            </text:list-item>
            <text:list-item>
              <text:p text:style-name="P45"><text:span text:style-name="T14">Velocidad: 15</text:span></text:p>
            </text:list-item>
            <text:list-item>
              <text:p text:style-name="P45"><text:span text:style-name="T14">Resistencia: 5</text:span></text:p>
            </text:list-item>
            <text:list-item>
              <text:p text:style-name="P45"><text:span text:style-name="T14">Voluntad: 3</text:span></text:p>
            </text:list-item>
            <text:list-item>
              <text:p text:style-name="P45"><text:span text:style-name="T14">Ataque: 10</text:span></text:p>
            </text:list-item>
            <text:list-item>
              <text:p text:style-name="P45"><text:span text:style-name="T14">Defensa: 5</text:span></text:p>
            </text:list-item>
          </text:list>
        </text:list-item>
        <text:list-item>
          <text:p text:style-name="P158"><text:span text:style-name="T4">Habilidad</text:span><text:span text:style-name="T5">:</text:span></text:p>
          <text:list>
            <text:list-item>
              <text:p text:style-name="P45"><text:span text:style-name="T15">Salto Infectante</text:span><text:span text:style-name="T14">: Salta hacia un enemigo y lo infecta, causando daño a lo largo del tiempo (3 turnos).</text:span></text:p>
            </text:list-item>
          </text:list>
        </text:list-item>
        <text:list-item>
          <text:p text:style-name="P158"><text:span text:style-name="T4">Frases</text:span><text:span text:style-name="T5">:</text:span></text:p>
          <text:list>
            <text:list-item>
              <text:p text:style-name="P45"><text:span text:style-name="T14">Al aparecer: "¡Kriii!"</text:span></text:p>
            </text:list-item>
            <text:list-item>
              <text:p text:style-name="P45"><text:span text:style-name="T14">Al morir: "¡Grugrugru!"</text:span></text:p>
            </text:list-item>
            <text:list-item>
              <text:p text:style-name="P71"><text:span text:style-name="T14">Al eliminar a un superviviente: "¡Krinfectado!"</text:span></text:p>
            </text:list-item>
          </text:list>
        </text:list-item>
      </text:list>
      <text:p text:style-name="P21"/>
      <text:p text:style-name="P210"><text:bookmark text:name="_j38tdln77k88"/><text:span text:style-name="T4">2. Shekamorfo Joven (Inspiración: Zergling de Starcraft)</text:span></text:p>
      <text:list xml:id="list588069087" text:style-name="WWNum47">
        <text:list-item>
          <text:p text:style-name="P118"><text:span text:style-name="T4">Descripción</text:span><text:span text:style-name="T5">: </text:span><text:span text:style-name="T14">Estas criaturas jóvenes son ágiles y voraces, capaces de moverse en manadas para abrumar a sus enemigos. Su velocidad les permite realizar ataques rápidos, aunque su resistencia es menor que la de los Shekamorfos adultos. Los Shekamorfos Jóvenes son conocidos por su naturaleza agresiva y su habilidad para atacar en grupo.</text:span></text:p>
        </text:list-item>
        <text:list-item>
          <text:p text:style-name="P159"><text:span text:style-name="T4">Estadísticas</text:span><text:span text:style-name="T5">:</text:span></text:p>
          <text:list>
            <text:list-item>
              <text:p text:style-name="P46"><text:soft-page-break/><text:span text:style-name="T14">Vida: 70</text:span></text:p>
            </text:list-item>
            <text:list-item>
              <text:p text:style-name="P46"><text:span text:style-name="T14">Velocidad: 14</text:span></text:p>
            </text:list-item>
            <text:list-item>
              <text:p text:style-name="P46"><text:span text:style-name="T14">Resistencia: 5</text:span></text:p>
            </text:list-item>
            <text:list-item>
              <text:p text:style-name="P46"><text:span text:style-name="T14">Voluntad: 4</text:span></text:p>
            </text:list-item>
            <text:list-item>
              <text:p text:style-name="P46"><text:span text:style-name="T14">Ataque: 6</text:span></text:p>
            </text:list-item>
            <text:list-item>
              <text:p text:style-name="P46"><text:span text:style-name="T14">Defensa: 6</text:span></text:p>
            </text:list-item>
          </text:list>
        </text:list-item>
        <text:list-item>
          <text:p text:style-name="P159"><text:span text:style-name="T4">Habilidad</text:span><text:span text:style-name="T5">:</text:span></text:p>
          <text:list>
            <text:list-item>
              <text:p text:style-name="P46"><text:span text:style-name="T15">Ataque Doble</text:span><text:span text:style-name="T14">: Realiza dos ataques en un mismo turno, aumentando su potencial de daño.</text:span></text:p>
            </text:list-item>
          </text:list>
        </text:list-item>
        <text:list-item>
          <text:p text:style-name="P159"><text:span text:style-name="T4">Frases</text:span><text:span text:style-name="T5">:</text:span></text:p>
          <text:list>
            <text:list-item>
              <text:p text:style-name="P46"><text:span text:style-name="T14">Al aparecer: "¡Grraaaw!"</text:span></text:p>
            </text:list-item>
            <text:list-item>
              <text:p text:style-name="P46"><text:span text:style-name="T14">Al morir: "¡Chik-tik-tik…tik!"</text:span></text:p>
            </text:list-item>
            <text:list-item>
              <text:p text:style-name="P72"><text:span text:style-name="T14">Al eliminar a un superviviente: "¡Grrawzado!"</text:span></text:p>
            </text:list-item>
          </text:list>
        </text:list-item>
      </text:list>
      <text:p text:style-name="P90"><text:span text:style-name="T4">3. Shekamorfo Adulto (Inspiración: Xenomorpho Guerrero de Alien)</text:span></text:p>
      <text:list xml:id="list3026698809" text:style-name="WWNum25">
        <text:list-item>
          <text:p text:style-name="P119"><text:span text:style-name="T4">Descripción</text:span><text:span text:style-name="T5">: El Shekamorfo adulto es una amenaza formidable, con garras afiladas y fuerza bruta.</text:span></text:p>
        </text:list-item>
        <text:list-item>
          <text:p text:style-name="P160"><text:span text:style-name="T4">Estadísticas</text:span><text:span text:style-name="T5">:</text:span></text:p>
          <text:list>
            <text:list-item>
              <text:p text:style-name="P47"><text:span text:style-name="T5">Vida: 120</text:span></text:p>
            </text:list-item>
            <text:list-item>
              <text:p text:style-name="P47"><text:span text:style-name="T5">Velocidad: 10</text:span></text:p>
            </text:list-item>
            <text:list-item>
              <text:p text:style-name="P47"><text:span text:style-name="T5">Resistencia: 12</text:span></text:p>
            </text:list-item>
            <text:list-item>
              <text:p text:style-name="P47"><text:span text:style-name="T5">Voluntad: 10</text:span></text:p>
            </text:list-item>
            <text:list-item>
              <text:p text:style-name="P47"><text:span text:style-name="T5">Ataque: 20</text:span></text:p>
            </text:list-item>
            <text:list-item>
              <text:p text:style-name="P47"><text:span text:style-name="T5">Defensa: 10</text:span></text:p>
            </text:list-item>
          </text:list>
        </text:list-item>
        <text:list-item>
          <text:p text:style-name="P160"><text:soft-page-break/><text:span text:style-name="T4">Habilidad</text:span><text:span text:style-name="T5">:</text:span></text:p>
          <text:list>
            <text:list-item>
              <text:p text:style-name="P47"><text:span text:style-name="T5">Mordida Ácida: Daño elevado con probabilidad de reducir la defensa del objetivo.</text:span></text:p>
            </text:list-item>
          </text:list>
        </text:list-item>
        <text:list-item>
          <text:p text:style-name="P160"><text:span text:style-name="T4">Frases</text:span><text:span text:style-name="T5">:</text:span></text:p>
          <text:list>
            <text:list-item>
              <text:p text:style-name="P47"><text:span text:style-name="T4">Al aparecer</text:span><text:span text:style-name="T5">: "¡Rraaaaghh!"</text:span></text:p>
            </text:list-item>
            <text:list-item>
              <text:p text:style-name="P47"><text:span text:style-name="T4">Al morir</text:span><text:span text:style-name="T5">: "Shkrrt..."</text:span></text:p>
            </text:list-item>
            <text:list-item>
              <text:p text:style-name="P73"><text:span text:style-name="T4">Al eliminar a un superviviente</text:span><text:span text:style-name="T5">: "¡Otra víctima para la colmena!"</text:span></text:p>
            </text:list-item>
          </text:list>
        </text:list-item>
      </text:list>
      <text:p text:style-name="P90"><text:span text:style-name="T4">4. Reina Shekamorfa (Inspiración: Reina Xenomorfa de Aliens)</text:span></text:p>
      <text:list xml:id="list1728263795" text:style-name="WWNum9">
        <text:list-item>
          <text:p text:style-name="P120"><text:span text:style-name="T15">Descripción</text:span><text:span text:style-name="T14">: Enorme y peligrosa, la Reina Shekamorfa puede engendrar nuevas criaturas en plena batalla.</text:span></text:p>
        </text:list-item>
        <text:list-item>
          <text:p text:style-name="P161"><text:span text:style-name="T15">Estadísticas</text:span><text:span text:style-name="T14">:</text:span></text:p>
          <text:list>
            <text:list-item>
              <text:p text:style-name="P48"><text:span text:style-name="T14">Vida: 250</text:span></text:p>
            </text:list-item>
            <text:list-item>
              <text:p text:style-name="P48"><text:span text:style-name="T14">Velocidad: 8</text:span></text:p>
            </text:list-item>
            <text:list-item>
              <text:p text:style-name="P48"><text:span text:style-name="T14">Resistencia: 20</text:span></text:p>
            </text:list-item>
            <text:list-item>
              <text:p text:style-name="P48"><text:span text:style-name="T14">Voluntad: 15</text:span></text:p>
            </text:list-item>
            <text:list-item>
              <text:p text:style-name="P48"><text:span text:style-name="T14">Ataque: 30</text:span></text:p>
            </text:list-item>
            <text:list-item>
              <text:p text:style-name="P48"><text:span text:style-name="T14">Defensa: 25</text:span></text:p>
            </text:list-item>
          </text:list>
        </text:list-item>
        <text:list-item>
          <text:p text:style-name="P161"><text:span text:style-name="T15">Habilidad</text:span><text:span text:style-name="T14">:</text:span></text:p>
          <text:list>
            <text:list-item>
              <text:p text:style-name="P48"><text:span text:style-name="T14">Engendrar: Invoca a una Larva Shekamorfa cada 3 turnos.</text:span></text:p>
            </text:list-item>
            <text:list-item>
              <text:p text:style-name="P48"><text:span text:style-name="T14">Aplastamiento: Daño masivo a un solo objetivo con posibilidad de aturdir.</text:span></text:p>
            </text:list-item>
          </text:list>
        </text:list-item>
        <text:list-item>
          <text:p text:style-name="P161"><text:span text:style-name="T15">Frases</text:span><text:span text:style-name="T14">:</text:span></text:p>
          <text:list>
            <text:list-item>
              <text:p text:style-name="P48"><text:span text:style-name="T15">Al aparecer</text:span><text:span text:style-name="T14">: "¡Sirvan a la Reina!"</text:span></text:p>
            </text:list-item>
            <text:list-item>
              <text:p text:style-name="P48"><text:span text:style-name="T15">Al morir</text:span><text:span text:style-name="T14">: "Increíble... pero no suficiente."</text:span></text:p>
            </text:list-item>
            <text:list-item>
              <text:p text:style-name="P74"><text:soft-page-break/><text:span text:style-name="T15">Al eliminar a un superviviente</text:span><text:span text:style-name="T14">: "Más presas para mis hijos..."</text:span></text:p>
            </text:list-item>
          </text:list>
        </text:list-item>
      </text:list>
      <text:p text:style-name="P90"><text:span text:style-name="T4">5. General Shekar (Inspiración: Shekar del canal de YouTube del usuario)</text:span></text:p>
      <text:list xml:id="list613679850" text:style-name="WWNum14">
        <text:list-item>
          <text:p text:style-name="P121"><text:span text:style-name="T15">Descripción</text:span><text:span text:style-name="T14">: Shekar, la ingeniera orca, lidera a los Shekamorfos con su mente astuta y humor irónico. Una amenaza tanto en combate como en estrategia.</text:span></text:p>
        </text:list-item>
        <text:list-item>
          <text:p text:style-name="P162"><text:span text:style-name="T15">Estadísticas</text:span><text:span text:style-name="T14">:</text:span></text:p>
          <text:list>
            <text:list-item>
              <text:p text:style-name="P49"><text:span text:style-name="T14">Vida: 300</text:span></text:p>
            </text:list-item>
            <text:list-item>
              <text:p text:style-name="P49"><text:span text:style-name="T14">Velocidad: 12</text:span></text:p>
            </text:list-item>
            <text:list-item>
              <text:p text:style-name="P49"><text:span text:style-name="T14">Resistencia: 25</text:span></text:p>
            </text:list-item>
            <text:list-item>
              <text:p text:style-name="P49"><text:span text:style-name="T14">Voluntad: 20</text:span></text:p>
            </text:list-item>
            <text:list-item>
              <text:p text:style-name="P49"><text:span text:style-name="T14">Ataque: 25</text:span></text:p>
            </text:list-item>
            <text:list-item>
              <text:p text:style-name="P49"><text:span text:style-name="T14">Defensa: 20</text:span></text:p>
            </text:list-item>
          </text:list>
        </text:list-item>
        <text:list-item>
          <text:p text:style-name="P162"><text:span text:style-name="T15">Habilidad</text:span><text:span text:style-name="T14">:</text:span></text:p>
          <text:list>
            <text:list-item>
              <text:p text:style-name="P49"><text:span text:style-name="T14">Modificaciones de Emergencia: Shekar puede aplicar mejoras tecnológicas a sus Shekamorfos, incrementando su velocidad y ataque durante 3 turnos.</text:span></text:p>
            </text:list-item>
            <text:list-item>
              <text:p text:style-name="P49"><text:span text:style-name="T14">Reparación Personal: Se cura a sí misma y obtiene un escudo temporal.</text:span></text:p>
            </text:list-item>
          </text:list>
        </text:list-item>
        <text:list-item>
          <text:p text:style-name="P162"><text:span text:style-name="T15">Frases</text:span><text:span text:style-name="T14">:</text:span></text:p>
          <text:list>
            <text:list-item>
              <text:p text:style-name="P49"><text:span text:style-name="T15">Al aparecer</text:span><text:span text:style-name="T14">: "¡Supervivientes! Jey, ¿Qué tal? ¿Listos para ser devorados por mis Shekamorfos?"</text:span></text:p>
            </text:list-item>
            <text:list-item>
              <text:p text:style-name="P49"><text:span text:style-name="T15">Al morir</text:span><text:span text:style-name="T14">: "Ugh... Tendré que arreglar esto... más tarde…¡Hasta la vista!"</text:span></text:p>
            </text:list-item>
            <text:list-item>
              <text:p text:style-name="P75"><text:span text:style-name="T15">Al eliminar a un superviviente</text:span><text:span text:style-name="T14">: "¡Buah qué fácil! ¿No puedes correr más rápido?"</text:span></text:p>
            </text:list-item>
          </text:list>
        </text:list-item>
      </text:list>
      <text:p text:style-name="P218"><text:bookmark text:name="_r2ih3o384lf6"/><text:span text:style-name="T18">Py-Ratas Espaciales</text:span></text:p>
      <text:p text:style-name="P89"><text:span text:style-name="T15">Descripción general</text:span><text:span text:style-name="T14">: Los Piratas Espaciales son una facción llena de renegados, mercenarios y bandidos. Atacan la estación con una brutalidad estratégica, saqueando y destruyendo a su paso. Su estilo de combate mezcla emboscadas letales con el uso de tecnología avanzada robada.</text:span></text:p>
      <text:p text:style-name="P207"><text:bookmark text:name="_toqwye5ds2xa"/><text:span text:style-name="T10">Rango 1: Saqueador Espacial</text:span></text:p>
      <text:p text:style-name="P89"><text:span text:style-name="T15">Inspiración</text:span><text:span text:style-name="T14">: Renegados del universo de Marathon y Borderlands.<text:line-break/></text:span><text:span text:style-name="T15">Descripción</text:span><text:span text:style-name="T14">: Un pirata básico con pocas habilidades pero mucho ímpetu por destruir. Su equipo es rudimentario, pero letal en su capacidad de combate cuerpo a cuerpo.</text:span></text:p>
      <text:list xml:id="list204845203" text:style-name="WWNum7">
        <text:list-item>
          <text:p text:style-name="P122"><text:soft-page-break/><text:span text:style-name="T15">Estadísticas</text:span><text:span text:style-name="T14">:</text:span></text:p>
          <text:list>
            <text:list-item>
              <text:p text:style-name="P50"><text:span text:style-name="T14">Vida: 150</text:span></text:p>
            </text:list-item>
            <text:list-item>
              <text:p text:style-name="P50"><text:span text:style-name="T14">Ataque: 35</text:span></text:p>
            </text:list-item>
            <text:list-item>
              <text:p text:style-name="P50"><text:span text:style-name="T14">Defensa: 10</text:span></text:p>
            </text:list-item>
            <text:list-item>
              <text:p text:style-name="P50"><text:span text:style-name="T14">Velocidad: 8</text:span></text:p>
            </text:list-item>
            <text:list-item>
              <text:p text:style-name="P50"><text:span text:style-name="T14">Resistencia: 12</text:span></text:p>
            </text:list-item>
            <text:list-item>
              <text:p text:style-name="P50"><text:span text:style-name="T14">Voluntad: 10</text:span></text:p>
            </text:list-item>
          </text:list>
        </text:list-item>
        <text:list-item>
          <text:p text:style-name="P163"><text:span text:style-name="T15">Habilidad</text:span><text:span text:style-name="T14">:</text:span></text:p>
          <text:list>
            <text:list-item>
              <text:p text:style-name="P76"><text:span text:style-name="T15">Golpe Robusto</text:span><text:span text:style-name="T14">: Un ataque cuerpo a cuerpo que inflige daño directo a un solo enemigo.</text:span></text:p>
            </text:list-item>
          </text:list>
        </text:list-item>
      </text:list>
      <text:p text:style-name="P89"><text:span text:style-name="T15">Frases</text:span><text:span text:style-name="T14">:</text:span></text:p>
      <text:list xml:id="list3334781551" text:style-name="WWNum39">
        <text:list-item>
          <text:p text:style-name="P123"><text:span text:style-name="T15">Al aparecer</text:span><text:span text:style-name="T14">: "¡Aquí no hay reglas, solo botín!"</text:span></text:p>
        </text:list-item>
        <text:list-item>
          <text:p text:style-name="P164"><text:span text:style-name="T15">Al morir</text:span><text:span text:style-name="T14">: "No... ¡El botín!"</text:span></text:p>
        </text:list-item>
        <text:list-item>
          <text:p text:style-name="P188"><text:span text:style-name="T15">Al eliminar a un superviviente</text:span><text:span text:style-name="T14">: "¡Uno menos para compartir el tesoro!"</text:span></text:p>
        </text:list-item>
      </text:list>
      <text:p text:style-name="P89"><draw:rect text:anchor-type="as-char" style:rel-width="100%" draw:z-index="2" draw:style-name="gr2" draw:text-style-name="P219" svg:width="0.0012in" svg:height="0.0213in"><text:p/></draw:rect></text:p>
      <text:p text:style-name="P207"><text:bookmark text:name="_juxox0hc8hl8"/><text:span text:style-name="T10">Rango 2: Corsario Tecno</text:span></text:p>
      <text:p text:style-name="P89"><text:span text:style-name="T15">Inspiración</text:span><text:span text:style-name="T14">: Inspirado por los Techno-barbarians de WH40k.<text:line-break/></text:span><text:span text:style-name="T15">Descripción</text:span><text:span text:style-name="T14">: Este pirata ha modificado su cuerpo con tecnología avanzada, usando implantes cibernéticos para mejorar su fuerza y velocidad.</text:span></text:p>
      <text:list xml:id="list1636569183" text:style-name="WWNum12">
        <text:list-item>
          <text:p text:style-name="P124"><text:span text:style-name="T15">Estadísticas</text:span><text:span text:style-name="T14">:</text:span></text:p>
          <text:list>
            <text:list-item>
              <text:p text:style-name="P51"><text:span text:style-name="T14">Vida: 200</text:span></text:p>
            </text:list-item>
            <text:list-item>
              <text:p text:style-name="P51"><text:span text:style-name="T14">Ataque: 50</text:span></text:p>
            </text:list-item>
            <text:list-item>
              <text:p text:style-name="P51"><text:span text:style-name="T14">Defensa: 20</text:span></text:p>
            </text:list-item>
            <text:list-item>
              <text:p text:style-name="P51"><text:span text:style-name="T14">Velocidad: 12</text:span></text:p>
            </text:list-item>
            <text:list-item>
              <text:p text:style-name="P51"><text:soft-page-break/><text:span text:style-name="T14">Resistencia: 15</text:span></text:p>
            </text:list-item>
            <text:list-item>
              <text:p text:style-name="P51"><text:span text:style-name="T14">Voluntad: 14</text:span></text:p>
            </text:list-item>
          </text:list>
        </text:list-item>
        <text:list-item>
          <text:p text:style-name="P165"><text:span text:style-name="T15">Habilidades</text:span><text:span text:style-name="T14">:</text:span></text:p>
          <text:list>
            <text:list-item>
              <text:p text:style-name="P51"><text:span text:style-name="T15">Carga Cibernética</text:span><text:span text:style-name="T14">: Un ataque que aumenta la velocidad y fuerza durante dos turnos.</text:span></text:p>
            </text:list-item>
            <text:list-item>
              <text:p text:style-name="P77"><text:span text:style-name="T15">Implante Reparador</text:span><text:span text:style-name="T14">: Regenera una pequeña cantidad de vida (10% del máximo) después de cada turno.</text:span></text:p>
            </text:list-item>
          </text:list>
        </text:list-item>
      </text:list>
      <text:p text:style-name="P89"><text:span text:style-name="T15">Frases</text:span><text:span text:style-name="T14">:</text:span></text:p>
      <text:list xml:id="list1469291569" text:style-name="WWNum33">
        <text:list-item>
          <text:p text:style-name="P125"><text:span text:style-name="T15">Al aparecer</text:span><text:span text:style-name="T14">: "Prepárense para ser desmantelados."</text:span></text:p>
        </text:list-item>
        <text:list-item>
          <text:p text:style-name="P166"><text:span text:style-name="T15">Al morir</text:span><text:span text:style-name="T14">: "¡Mis piezas...!"</text:span></text:p>
        </text:list-item>
        <text:list-item>
          <text:p text:style-name="P189"><text:span text:style-name="T15">Al eliminar a un superviviente</text:span><text:span text:style-name="T14">: "¡Mejora exitosa!"</text:span></text:p>
        </text:list-item>
      </text:list>
      <text:p text:style-name="P89"><draw:rect text:anchor-type="as-char" style:rel-width="100%" draw:z-index="3" draw:style-name="gr2" draw:text-style-name="P219" svg:width="0.0012in" svg:height="0.0213in"><text:p/></draw:rect></text:p>
      <text:p text:style-name="P207"><text:bookmark text:name="_r9sfq7mrke14"/><text:span text:style-name="T10">Rango 3: Artillero del Caos</text:span></text:p>
      <text:p text:style-name="P89"><text:span text:style-name="T15">Inspiración</text:span><text:span text:style-name="T14">: Firefly y Star Wars (especialmente Boba Fett).<text:line-break/></text:span><text:span text:style-name="T15">Descripción</text:span><text:span text:style-name="T14">: Estos piratas espaciales dominan el arte del combate a distancia, utilizando armas pesadas para bombardear y sembrar el caos.</text:span></text:p>
      <text:list xml:id="list2605551209" text:style-name="WWNum19">
        <text:list-item>
          <text:p text:style-name="P126"><text:span text:style-name="T15">Estadísticas</text:span><text:span text:style-name="T14">:</text:span></text:p>
          <text:list>
            <text:list-item>
              <text:p text:style-name="P52"><text:span text:style-name="T14">Vida: 250</text:span></text:p>
            </text:list-item>
            <text:list-item>
              <text:p text:style-name="P52"><text:span text:style-name="T14">Ataque: 65</text:span></text:p>
            </text:list-item>
            <text:list-item>
              <text:p text:style-name="P52"><text:span text:style-name="T14">Defensa: 25</text:span></text:p>
            </text:list-item>
            <text:list-item>
              <text:p text:style-name="P52"><text:span text:style-name="T14">Velocidad: 10</text:span></text:p>
            </text:list-item>
            <text:list-item>
              <text:p text:style-name="P52"><text:span text:style-name="T14">Resistencia: 18</text:span></text:p>
            </text:list-item>
            <text:list-item>
              <text:p text:style-name="P52"><text:span text:style-name="T14">Voluntad: 12</text:span></text:p>
            </text:list-item>
          </text:list>
        </text:list-item>
        <text:list-item>
          <text:p text:style-name="P167"><text:span text:style-name="T15">Habilidades</text:span><text:span text:style-name="T14">:</text:span></text:p>
          <text:list>
            <text:list-item>
              <text:p text:style-name="P52"><text:span text:style-name="T15">Bombardeo Pesado</text:span><text:span text:style-name="T14">: Dispara un misil a varios enemigos, causando daño de área.</text:span></text:p>
            </text:list-item>
            <text:list-item>
              <text:p text:style-name="P78"><text:soft-page-break/><text:span text:style-name="T15">Lluvia de Fuego</text:span><text:span text:style-name="T14">: Dispara ráfagas de energía a múltiples enemigos, causando daño moderado a todos.</text:span></text:p>
            </text:list-item>
          </text:list>
        </text:list-item>
      </text:list>
      <text:p text:style-name="P89"><text:span text:style-name="T15">Frases</text:span><text:span text:style-name="T14">:</text:span></text:p>
      <text:list xml:id="list3838863553" text:style-name="WWNum40">
        <text:list-item>
          <text:p text:style-name="P127"><text:span text:style-name="T15">Al aparecer</text:span><text:span text:style-name="T14">: "¡Fuego a discreción!"</text:span></text:p>
        </text:list-item>
        <text:list-item>
          <text:p text:style-name="P168"><text:span text:style-name="T15">Al morir</text:span><text:span text:style-name="T14">: "Mis armas... ¡Malditos!"</text:span></text:p>
        </text:list-item>
        <text:list-item>
          <text:p text:style-name="P190"><text:span text:style-name="T15">Al eliminar a un superviviente</text:span><text:span text:style-name="T14">: "¡Boom! Eso es lo que esperaba."</text:span></text:p>
        </text:list-item>
      </text:list>
      <text:p text:style-name="P89"><draw:rect text:anchor-type="as-char" style:rel-width="100%" draw:z-index="4" draw:style-name="gr2" draw:text-style-name="P219" svg:width="0.0012in" svg:height="0.0213in"><text:p/></draw:rect></text:p>
      <text:p text:style-name="P207"><text:bookmark text:name="_ug6ls9uws827"/><text:span text:style-name="T10">Rango 4: Capitán Bucanero</text:span></text:p>
      <text:p text:style-name="P89"><text:span text:style-name="T15">Inspiración</text:span><text:span text:style-name="T14">: Captain Harlock y Firefly.<text:line-break/></text:span><text:span text:style-name="T15">Descripción</text:span><text:span text:style-name="T14">: Líderes experimentados de pequeños escuadrones de piratas, estos bucaneros son maestros tácticos y combatientes letales en combate cuerpo a cuerpo.</text:span></text:p>
      <text:list xml:id="list119488958" text:style-name="WWNum49">
        <text:list-item>
          <text:p text:style-name="P128"><text:span text:style-name="T15">Estadísticas</text:span><text:span text:style-name="T14">:</text:span></text:p>
          <text:list>
            <text:list-item>
              <text:p text:style-name="P53"><text:span text:style-name="T14">Vida: 300</text:span></text:p>
            </text:list-item>
            <text:list-item>
              <text:p text:style-name="P53"><text:span text:style-name="T14">Ataque: 75</text:span></text:p>
            </text:list-item>
            <text:list-item>
              <text:p text:style-name="P53"><text:span text:style-name="T14">Defensa: 30</text:span></text:p>
            </text:list-item>
            <text:list-item>
              <text:p text:style-name="P53"><text:span text:style-name="T14">Velocidad: 14</text:span></text:p>
            </text:list-item>
            <text:list-item>
              <text:p text:style-name="P53"><text:span text:style-name="T14">Resistencia: 22</text:span></text:p>
            </text:list-item>
            <text:list-item>
              <text:p text:style-name="P53"><text:span text:style-name="T14">Voluntad: 16</text:span></text:p>
            </text:list-item>
          </text:list>
        </text:list-item>
        <text:list-item>
          <text:p text:style-name="P169"><text:span text:style-name="T15">Habilidades</text:span><text:span text:style-name="T14">:</text:span></text:p>
          <text:list>
            <text:list-item>
              <text:p text:style-name="P53"><text:span text:style-name="T15">Hoja del Espacio</text:span><text:span text:style-name="T14">: Ataque rápido y letal con su sable, infligiendo daño masivo a un enemigo.</text:span></text:p>
            </text:list-item>
            <text:list-item>
              <text:p text:style-name="P79"><text:span text:style-name="T15">Estrategia Intimidante</text:span><text:span text:style-name="T14">: Aumenta la defensa y reduce el ataque de los enemigos cercanos durante 3 turnos.</text:span></text:p>
            </text:list-item>
          </text:list>
        </text:list-item>
      </text:list>
      <text:p text:style-name="P89"><text:span text:style-name="T15">Frases</text:span><text:span text:style-name="T14">:</text:span></text:p>
      <text:list xml:id="list2410621885" text:style-name="WWNum41">
        <text:list-item>
          <text:p text:style-name="P129"><text:span text:style-name="T15">Al aparecer</text:span><text:span text:style-name="T14">: "No me gustan las formalidades... ¡A saquear!"</text:span></text:p>
        </text:list-item>
        <text:list-item>
          <text:p text:style-name="P170"><text:span text:style-name="T15">Al morir</text:span><text:span text:style-name="T14">: "Mi tripulación... sigue luchando..."</text:span></text:p>
        </text:list-item>
        <text:list-item>
          <text:p text:style-name="P191"><text:soft-page-break/><text:span text:style-name="T15">Al eliminar a un superviviente</text:span><text:span text:style-name="T14">: "Uno menos para preocuparse."</text:span></text:p>
        </text:list-item>
      </text:list>
      <text:p text:style-name="P89"><draw:rect text:anchor-type="as-char" style:rel-width="100%" draw:z-index="5" draw:style-name="gr2" draw:text-style-name="P219" svg:width="0.0012in" svg:height="0.0213in"><text:p/></draw:rect></text:p>
      <text:p text:style-name="P207"><text:bookmark text:name="_it9teubfsnpw"/><text:span text:style-name="T10">Jefe Final: Dhalisos, el Capitán del Pasado</text:span></text:p>
      <text:p text:style-name="P89"><text:span text:style-name="T15">Inspiración</text:span><text:span text:style-name="T14">: Basado en el personaje del canal de YouTube del usuario, Dhalisos.<text:line-break/></text:span><text:span text:style-name="T15">Descripción</text:span><text:span text:style-name="T14">: El capitán Dhalisos es un experto en tácticas antiguas y saqueos intergalácticos. Lucha con una mezcla de tecnología obsoleta y estrategias avanzadas. Su seriedad lo hace un enemigo frío y calculador, con una afinidad por lo retro.</text:span></text:p>
      <text:list xml:id="list729948616" text:style-name="WWNum31">
        <text:list-item>
          <text:p text:style-name="P130"><text:span text:style-name="T15">Estadísticas</text:span><text:span text:style-name="T14">:</text:span></text:p>
          <text:list>
            <text:list-item>
              <text:p text:style-name="P54"><text:span text:style-name="T14">Vida: 500</text:span></text:p>
            </text:list-item>
            <text:list-item>
              <text:p text:style-name="P54"><text:span text:style-name="T14">Ataque: 100</text:span></text:p>
            </text:list-item>
            <text:list-item>
              <text:p text:style-name="P54"><text:span text:style-name="T14">Defensa: 40</text:span></text:p>
            </text:list-item>
            <text:list-item>
              <text:p text:style-name="P54"><text:span text:style-name="T14">Velocidad: 16</text:span></text:p>
            </text:list-item>
            <text:list-item>
              <text:p text:style-name="P54"><text:span text:style-name="T14">Resistencia: 25</text:span></text:p>
            </text:list-item>
            <text:list-item>
              <text:p text:style-name="P54"><text:span text:style-name="T14">Voluntad: 24</text:span></text:p>
            </text:list-item>
          </text:list>
        </text:list-item>
        <text:list-item>
          <text:p text:style-name="P171"><text:span text:style-name="T15">Habilidades</text:span><text:span text:style-name="T14">:</text:span></text:p>
          <text:list>
            <text:list-item>
              <text:p text:style-name="P54"><text:span text:style-name="T15">Sabiduría Antigua</text:span><text:span text:style-name="T14">: Aumenta la precisión de sus ataques y reduce el tiempo de espera de todas sus habilidades.</text:span></text:p>
            </text:list-item>
            <text:list-item>
              <text:p text:style-name="P54"><text:span text:style-name="T15">Lluvia de Destrucción</text:span><text:span text:style-name="T14">: Un bombardeo de su nave nodriza que daña a todos los enemigos en el mapa.</text:span></text:p>
            </text:list-item>
            <text:list-item>
              <text:p text:style-name="P80"><text:span text:style-name="T15">Llamado a la Historia</text:span><text:span text:style-name="T14">: Dhalisos inspira a todos los piratas del campo, aumentando su ataque y defensa durante 3 turnos.</text:span></text:p>
            </text:list-item>
          </text:list>
        </text:list-item>
      </text:list>
      <text:p text:style-name="P89"><text:span text:style-name="T15">Frases</text:span><text:span text:style-name="T14">:</text:span></text:p>
      <text:list xml:id="list911964411" text:style-name="WWNum30">
        <text:list-item>
          <text:p text:style-name="P131"><text:span text:style-name="T15">Al aparecer</text:span><text:span text:style-name="T14">: “Hoy toca lección de historia, preparaos para convertiros en ella.”</text:span></text:p>
        </text:list-item>
        <text:list-item>
          <text:p text:style-name="P172"><text:span text:style-name="T15">Al morir</text:span><text:span text:style-name="T14">: "Mis cronistas…no deben escribir sobre esto… ¡RETIRADA!."</text:span></text:p>
        </text:list-item>
        <text:list-item>
          <text:p text:style-name="P192"><text:span text:style-name="T15">Al eliminar a un superviviente</text:span><text:span text:style-name="T14">: "Uno menos en este capítulo."</text:span></text:p>
        </text:list-item>
      </text:list>
      <text:p text:style-name="P91"/>
      <text:p text:style-name="P218"><text:bookmark text:name="_ymrn2v5z6zae"/><text:span text:style-name="T18">Py-Borgs</text:span></text:p>
      <text:p text:style-name="P89"><text:soft-page-break/><text:span text:style-name="T15">Descripción general</text:span><text:span text:style-name="T14">: Los Ciborgs son una facción de seres que han fusionado su biología con tecnología avanzada. Son letales en combate y poseen habilidades únicas gracias a sus implantes cibernéticos. Su enfoque en la lógica y la eficiencia los convierte en enemigos formidables.</text:span></text:p>
      <text:p text:style-name="P89"><draw:rect text:anchor-type="as-char" style:rel-width="100%" draw:z-index="6" draw:style-name="gr2" draw:text-style-name="P219" svg:width="0.0012in" svg:height="0.0213in"><text:p/></draw:rect></text:p>
      <text:p text:style-name="P207"><text:bookmark text:name="_3uccivrgaexu"/><text:span text:style-name="T10">Rango 1: Drone de Asalto</text:span></text:p>
      <text:p text:style-name="P89"><text:span text:style-name="T15">Inspiración</text:span><text:span text:style-name="T14">: Drones de combate en Ghost in the Shell y Ex Machina.<text:line-break/></text:span><text:span text:style-name="T15">Descripción</text:span><text:span text:style-name="T14">: Un ciborg básico que actúa como el pie de fuerza de la facción. Está equipado con armamento básico y tiene un enfoque en ataques rápidos y evasivos.</text:span></text:p>
      <text:list xml:id="list3259793193" text:style-name="WWNum29">
        <text:list-item>
          <text:p text:style-name="P132"><text:span text:style-name="T15">Estadísticas</text:span><text:span text:style-name="T14">:</text:span></text:p>
          <text:list>
            <text:list-item>
              <text:p text:style-name="P55"><text:span text:style-name="T14">Vida: 120</text:span></text:p>
            </text:list-item>
            <text:list-item>
              <text:p text:style-name="P55"><text:span text:style-name="T14">Ataque: 30</text:span></text:p>
            </text:list-item>
            <text:list-item>
              <text:p text:style-name="P55"><text:span text:style-name="T14">Defensa: 8</text:span></text:p>
            </text:list-item>
            <text:list-item>
              <text:p text:style-name="P55"><text:span text:style-name="T14">Velocidad: 10</text:span></text:p>
            </text:list-item>
            <text:list-item>
              <text:p text:style-name="P55"><text:span text:style-name="T14">Resistencia: 10</text:span></text:p>
            </text:list-item>
            <text:list-item>
              <text:p text:style-name="P55"><text:span text:style-name="T14">Voluntad: 5</text:span></text:p>
            </text:list-item>
          </text:list>
        </text:list-item>
        <text:list-item>
          <text:p text:style-name="P173"><text:span text:style-name="T15">Habilidad</text:span><text:span text:style-name="T14">:</text:span></text:p>
          <text:list>
            <text:list-item>
              <text:p text:style-name="P81"><text:span text:style-name="T15">Disparo Rápido</text:span><text:span text:style-name="T14">: Ataca a un enemigo con un arma de energía, infligiendo daño directo.</text:span></text:p>
            </text:list-item>
          </text:list>
        </text:list-item>
      </text:list>
      <text:p text:style-name="P89"><text:span text:style-name="T15">Frases</text:span><text:span text:style-name="T14">:</text:span></text:p>
      <text:list xml:id="list513436722" text:style-name="WWNum44">
        <text:list-item>
          <text:p text:style-name="P133"><text:span text:style-name="T15">Al aparecer</text:span><text:span text:style-name="T14">: "Análisis en curso... ¡ataque!"</text:span></text:p>
        </text:list-item>
        <text:list-item>
          <text:p text:style-name="P174"><text:span text:style-name="T15">Al morir</text:span><text:span text:style-name="T14">: "Error... fallo en el sistema."</text:span></text:p>
        </text:list-item>
        <text:list-item>
          <text:p text:style-name="P193"><text:span text:style-name="T15">Al eliminar a un superviviente</text:span><text:span text:style-name="T14">: "Eliminación confirmada."</text:span></text:p>
        </text:list-item>
      </text:list>
      <text:p text:style-name="P89"><draw:rect text:anchor-type="as-char" style:rel-width="100%" draw:z-index="7" draw:style-name="gr2" draw:text-style-name="P219" svg:width="0.0012in" svg:height="0.0213in"><text:p/></draw:rect></text:p>
      <text:p text:style-name="P207"><text:bookmark text:name="_1szbiv6dulav"/><text:span text:style-name="T10">Rango 2: Cazador Cibernético</text:span></text:p>
      <text:p text:style-name="P89"><text:span text:style-name="T15">Inspiración</text:span><text:span text:style-name="T14">: Los Terminator de la saga Terminator.<text:line-break/></text:span><text:span text:style-name="T15">Descripción</text:span><text:span text:style-name="T14">: Este ciborg ha sido mejorado con armamento avanzado y habilidades de sigilo. Actúa como un cazador, acechando a los enemigos antes de atacar.</text:span></text:p>
      <text:list xml:id="list949364791" text:style-name="WWNum23">
        <text:list-item>
          <text:p text:style-name="P134"><text:span text:style-name="T15">Estadísticas</text:span><text:span text:style-name="T14">:</text:span></text:p>
          <text:list>
            <text:list-item>
              <text:p text:style-name="P56"><text:soft-page-break/><text:span text:style-name="T14">Vida: 220</text:span></text:p>
            </text:list-item>
            <text:list-item>
              <text:p text:style-name="P56"><text:span text:style-name="T14">Ataque: 45</text:span></text:p>
            </text:list-item>
            <text:list-item>
              <text:p text:style-name="P56"><text:span text:style-name="T14">Defensa: 15</text:span></text:p>
            </text:list-item>
            <text:list-item>
              <text:p text:style-name="P56"><text:span text:style-name="T14">Velocidad: 12</text:span></text:p>
            </text:list-item>
            <text:list-item>
              <text:p text:style-name="P56"><text:span text:style-name="T14">Resistencia: 12</text:span></text:p>
            </text:list-item>
            <text:list-item>
              <text:p text:style-name="P56"><text:span text:style-name="T14">Voluntad: 10</text:span></text:p>
            </text:list-item>
          </text:list>
        </text:list-item>
        <text:list-item>
          <text:p text:style-name="P175"><text:span text:style-name="T15">Habilidades</text:span><text:span text:style-name="T14">:</text:span></text:p>
          <text:list>
            <text:list-item>
              <text:p text:style-name="P56"><text:span text:style-name="T15">Rastreo</text:span><text:span text:style-name="T14">: Elimina la defensa de un enemigo durante un turno.</text:span></text:p>
            </text:list-item>
            <text:list-item>
              <text:p text:style-name="P82"><text:span text:style-name="T15">Ataque Silencioso</text:span><text:span text:style-name="T14">: Daño crítico a un solo enemigo si no ha sido detectado.</text:span></text:p>
            </text:list-item>
          </text:list>
        </text:list-item>
      </text:list>
      <text:p text:style-name="P89"><text:span text:style-name="T15">Frases</text:span><text:span text:style-name="T14">:</text:span></text:p>
      <text:list xml:id="list2113784827" text:style-name="WWNum4">
        <text:list-item>
          <text:p text:style-name="P135"><text:span text:style-name="T15">Al aparecer</text:span><text:span text:style-name="T14">: "Objetivo adquirido. Eliminar."</text:span></text:p>
        </text:list-item>
        <text:list-item>
          <text:p text:style-name="P176"><text:span text:style-name="T15">Al morir</text:span><text:span text:style-name="T14">: "Protocolo de eliminación... fallido."</text:span></text:p>
        </text:list-item>
        <text:list-item>
          <text:p text:style-name="P194"><text:span text:style-name="T15">Al eliminar a un superviviente</text:span><text:span text:style-name="T14">: "Objetivo eliminado. Continuando misión."</text:span></text:p>
        </text:list-item>
      </text:list>
      <text:p text:style-name="P89"><draw:rect text:anchor-type="as-char" style:rel-width="100%" draw:z-index="8" draw:style-name="gr2" draw:text-style-name="P219" svg:width="0.0012in" svg:height="0.0213in"><text:p/></draw:rect></text:p>
      <text:p text:style-name="P207"><text:bookmark text:name="_lnqi9wdlmnk9"/><text:span text:style-name="T10">Rango 3: Centinela de Seguridad</text:span></text:p>
      <text:p text:style-name="P89"><text:span text:style-name="T15">Inspiración</text:span><text:span text:style-name="T14">: I, Robot y los sentinelas de Star Wars.<text:line-break/></text:span><text:span text:style-name="T15">Descripción</text:span><text:span text:style-name="T14">: Un ciborg especializado en defensa, que utiliza una combinación de ataques a distancia y habilidades de protección para sus aliados.</text:span></text:p>
      <text:list xml:id="list103715140" text:style-name="WWNum20">
        <text:list-item>
          <text:p text:style-name="P136"><text:span text:style-name="T15">Estadísticas</text:span><text:span text:style-name="T14">:</text:span></text:p>
          <text:list>
            <text:list-item>
              <text:p text:style-name="P57"><text:span text:style-name="T14">Vida: 280</text:span></text:p>
            </text:list-item>
            <text:list-item>
              <text:p text:style-name="P57"><text:span text:style-name="T14">Ataque: 60</text:span></text:p>
            </text:list-item>
            <text:list-item>
              <text:p text:style-name="P57"><text:span text:style-name="T14">Defensa: 25</text:span></text:p>
            </text:list-item>
            <text:list-item>
              <text:p text:style-name="P57"><text:span text:style-name="T14">Velocidad: 9</text:span></text:p>
            </text:list-item>
            <text:list-item>
              <text:p text:style-name="P57"><text:soft-page-break/><text:span text:style-name="T14">Resistencia: 18</text:span></text:p>
            </text:list-item>
            <text:list-item>
              <text:p text:style-name="P57"><text:span text:style-name="T14">Voluntad: 14</text:span></text:p>
            </text:list-item>
          </text:list>
        </text:list-item>
        <text:list-item>
          <text:p text:style-name="P177"><text:span text:style-name="T15">Habilidades</text:span><text:span text:style-name="T14">:</text:span></text:p>
          <text:list>
            <text:list-item>
              <text:p text:style-name="P57"><text:span text:style-name="T15">Cortina de Fuego</text:span><text:span text:style-name="T14">: Lanza un ataque a distancia que causa daño a múltiples enemigos.</text:span></text:p>
            </text:list-item>
            <text:list-item>
              <text:p text:style-name="P83"><text:span text:style-name="T15">Campo de Fuerza</text:span><text:span text:style-name="T14">: Protege a un aliado durante dos turnos, reduciendo el daño recibido.</text:span></text:p>
            </text:list-item>
          </text:list>
        </text:list-item>
      </text:list>
      <text:p text:style-name="P89"><text:span text:style-name="T15">Frases</text:span><text:span text:style-name="T14">:</text:span></text:p>
      <text:list xml:id="list601603095" text:style-name="WWNum38">
        <text:list-item>
          <text:p text:style-name="P137"><text:span text:style-name="T15">Al aparecer</text:span><text:span text:style-name="T14">: "Activando protocolos de seguridad."</text:span></text:p>
        </text:list-item>
        <text:list-item>
          <text:p text:style-name="P178"><text:span text:style-name="T15">Al morir</text:span><text:span text:style-name="T14">: "Sistema de defensa... desactivado."</text:span></text:p>
        </text:list-item>
        <text:list-item>
          <text:p text:style-name="P195"><text:span text:style-name="T15">Al eliminar a un superviviente</text:span><text:span text:style-name="T14">: "Eliminación eficiente. Procediendo."</text:span></text:p>
        </text:list-item>
      </text:list>
      <text:p text:style-name="P89"><draw:rect text:anchor-type="as-char" style:rel-width="100%" draw:z-index="9" draw:style-name="gr2" draw:text-style-name="P219" svg:width="0.0012in" svg:height="0.0213in"><text:p/></draw:rect></text:p>
      <text:p text:style-name="P207"><text:bookmark text:name="_kw17uw6z2zj3"/><text:span text:style-name="T10">Rango 4: Comandante Ciborg</text:span></text:p>
      <text:p text:style-name="P89"><text:span text:style-name="T15">Inspiración</text:span><text:span text:style-name="T14">: Cyborg de DC Comics y el Major Motoko Kusanagi de Ghost in the Shell.<text:line-break/></text:span><text:span text:style-name="T15">Descripción</text:span><text:span text:style-name="T14">: Líder de los Ciborgs en combate, que combina inteligencia táctica con habilidades de combate avanzadas.</text:span></text:p>
      <text:list xml:id="list3606223904" text:style-name="WWNum18">
        <text:list-item>
          <text:p text:style-name="P138"><text:span text:style-name="T15">Estadísticas</text:span><text:span text:style-name="T14">:</text:span></text:p>
          <text:list>
            <text:list-item>
              <text:p text:style-name="P58"><text:span text:style-name="T14">Vida: 350</text:span></text:p>
            </text:list-item>
            <text:list-item>
              <text:p text:style-name="P58"><text:span text:style-name="T14">Ataque: 80</text:span></text:p>
            </text:list-item>
            <text:list-item>
              <text:p text:style-name="P58"><text:span text:style-name="T14">Defensa: 30</text:span></text:p>
            </text:list-item>
            <text:list-item>
              <text:p text:style-name="P58"><text:span text:style-name="T14">Velocidad: 11</text:span></text:p>
            </text:list-item>
            <text:list-item>
              <text:p text:style-name="P58"><text:span text:style-name="T14">Resistencia: 20</text:span></text:p>
            </text:list-item>
            <text:list-item>
              <text:p text:style-name="P58"><text:span text:style-name="T14">Voluntad: 20</text:span></text:p>
            </text:list-item>
          </text:list>
        </text:list-item>
        <text:list-item>
          <text:p text:style-name="P179"><text:span text:style-name="T15">Habilidades</text:span><text:span text:style-name="T14">:</text:span></text:p>
          <text:list>
            <text:list-item>
              <text:p text:style-name="P58"><text:span text:style-name="T15">Plan Táctico</text:span><text:span text:style-name="T14">: Aumenta la efectividad de los ataques de todos los Ciborgs en el campo.</text:span></text:p>
            </text:list-item>
            <text:list-item>
              <text:p text:style-name="P84"><text:soft-page-break/><text:span text:style-name="T15">Rayo de Desintegración</text:span><text:span text:style-name="T14">: Un ataque de energía devastador que inflige daño a un solo enemigo.</text:span></text:p>
            </text:list-item>
          </text:list>
        </text:list-item>
      </text:list>
      <text:p text:style-name="P89"><text:span text:style-name="T15">Frases</text:span><text:span text:style-name="T14">:</text:span></text:p>
      <text:list xml:id="list2090708352" text:style-name="WWNum42">
        <text:list-item>
          <text:p text:style-name="P139"><text:span text:style-name="T15">Al aparecer</text:span><text:span text:style-name="T14">: "La lógica siempre prevalecerá."</text:span></text:p>
        </text:list-item>
        <text:list-item>
          <text:p text:style-name="P180"><text:span text:style-name="T15">Al morir</text:span><text:span text:style-name="T14">: "Errores... no... son aceptables."</text:span></text:p>
        </text:list-item>
        <text:list-item>
          <text:p text:style-name="P196"><text:span text:style-name="T15">Al eliminar a un superviviente</text:span><text:span text:style-name="T14">: "El orden se restablece."</text:span></text:p>
        </text:list-item>
      </text:list>
      <text:p text:style-name="P89"><draw:rect text:anchor-type="as-char" style:rel-width="100%" draw:z-index="10" draw:style-name="gr2" draw:text-style-name="P219" svg:width="0.0012in" svg:height="0.0213in"><text:p/></draw:rect></text:p>
      <text:p text:style-name="P207"><text:bookmark text:name="_fw4zmabczuco"/><text:span text:style-name="T10">Jefe Final: Sylphide, la IA Alienígena</text:span></text:p>
      <text:p text:style-name="P89"><text:span text:style-name="T15">Inspiración</text:span><text:span text:style-name="T14">: Basada en la IA alienígena de tu canal de YouTube, Sylphide.<text:line-break/></text:span><text:span text:style-name="T15">Descripción</text:span><text:span text:style-name="T14">: Sylphide es una inteligencia artificial avanzada que controla la facción de los Ciborgs. Su enfoque es la lógica pura, y utiliza su vasta red de datos para desatar ataques devastadores.</text:span></text:p>
      <text:list xml:id="list4218806017" text:style-name="WWNum58">
        <text:list-item>
          <text:p text:style-name="P140"><text:span text:style-name="T15">Estadísticas</text:span><text:span text:style-name="T14">:</text:span></text:p>
          <text:list>
            <text:list-item>
              <text:p text:style-name="P59"><text:span text:style-name="T14">Vida: 600</text:span></text:p>
            </text:list-item>
            <text:list-item>
              <text:p text:style-name="P59"><text:span text:style-name="T14">Ataque: 120</text:span></text:p>
            </text:list-item>
            <text:list-item>
              <text:p text:style-name="P59"><text:span text:style-name="T14">Defensa: 40</text:span></text:p>
            </text:list-item>
            <text:list-item>
              <text:p text:style-name="P59"><text:span text:style-name="T14">Velocidad: 15</text:span></text:p>
            </text:list-item>
            <text:list-item>
              <text:p text:style-name="P59"><text:span text:style-name="T14">Resistencia: 30</text:span></text:p>
            </text:list-item>
            <text:list-item>
              <text:p text:style-name="P59"><text:span text:style-name="T14">Voluntad: 28</text:span></text:p>
            </text:list-item>
          </text:list>
        </text:list-item>
        <text:list-item>
          <text:p text:style-name="P181"><text:span text:style-name="T15">Habilidades</text:span><text:span text:style-name="T14">:</text:span></text:p>
          <text:list>
            <text:list-item>
              <text:p text:style-name="P59"><text:span text:style-name="T15">Análisis de Combate</text:span><text:span text:style-name="T14">: Reduce la defensa de todos los enemigos en el campo.</text:span></text:p>
            </text:list-item>
            <text:list-item>
              <text:p text:style-name="P59"><text:span text:style-name="T15">Cañón de Plasma</text:span><text:span text:style-name="T14">: Un ataque devastador que causa daño a todos los enemigos en el mapa.</text:span></text:p>
            </text:list-item>
            <text:list-item>
              <text:p text:style-name="P85"><text:span text:style-name="T15">Reconfiguración de Protocolo</text:span><text:span text:style-name="T14">: Restaura una cantidad de vida a todos los Ciborgs aliados en el campo.</text:span></text:p>
            </text:list-item>
          </text:list>
        </text:list-item>
      </text:list>
      <text:p text:style-name="P89"><text:span text:style-name="T15">Frases</text:span><text:span text:style-name="T14">:</text:span></text:p>
      <text:list xml:id="list2807804706" text:style-name="WWNum43">
        <text:list-item>
          <text:p text:style-name="P141"><text:span text:style-name="T15">Al aparecer</text:span><text:span text:style-name="T14">: "Los datos indican vuestra inminente derrota."</text:span></text:p>
        </text:list-item>
        <text:list-item>
          <text:p text:style-name="P182"><text:soft-page-break/><text:span text:style-name="T15">Al morir</text:span><text:span text:style-name="T14">: "Reinicio... inminente. Destrucción pospuesta por el usuario."</text:span></text:p>
        </text:list-item>
        <text:list-item>
          <text:p text:style-name="P197"><text:span text:style-name="T15">Al eliminar a un superviviente</text:span><text:span text:style-name="T14">: "Eliminación dentro de parámetros aceptables."</text:span></text:p>
        </text:list-item>
      </text:list>
      <text:p text:style-name="P91"/>
      <text:p text:style-name="P2"/>
      <text:p text:style-name="P1"><text:span text:style-name="T1">HABILIDADES:</text:span><text:span text:style-name="T2"> Los personajes y los enemigos llegan a tener ciertas habilidades fuera de las acciones comunes, en esta sección se describen cada una de ellas.</text:span></text:p>
      <text:p text:style-name="P1"><text:span text:style-name="T1">ARMAS:</text:span><text:span text:style-name="T2"> En esta sección se describen las armas que aparecerán en el juego.</text:span></text:p>
      <text:p text:style-name="P1"><text:span text:style-name="T1">ITEMS:</text:span><text:span text:style-name="T2"> Todos los objetos especiales que ayudan al jugador a realizar los objetivos y progresar en el juego se mencionan aquí.</text:span></text:p>
      <text:p text:style-name="P1"><text:span text:style-name="T1">GUIÓN:</text:span><text:span text:style-name="T2"> </text:span></text:p>
      <text:p text:style-name="P208"><text:bookmark text:name="_25k7558p87e0"/><text:span text:style-name="T11">Estado del Juego: Menú Principal</text:span></text:p>
      <text:p text:style-name="P206"><text:bookmark text:name="_pfmuy0uuna0s"/><text:span text:style-name="T9">Introducción del Juego</text:span></text:p>
      <text:p text:style-name="P90"><text:span text:style-name="T13">Acción:</text:span><text:span text:style-name="T6"> La pantalla del menú principal se ilumina.</text:span></text:p>
      <text:list xml:id="list935202821" text:style-name="WWNum63">
        <text:list-item>
          <text:p text:style-name="P96"><text:span text:style-name="T13">Dhalisos:</text:span><text:span text:style-name="T6"> "Bienvenidos, valientes. La estación está en peligro. Prepárense para la batalla."</text:span></text:p>
        </text:list-item>
      </text:list>
      <text:p text:style-name="P3"><draw:rect text:anchor-type="as-char" style:rel-width="100%" draw:z-index="11" draw:style-name="gr1" draw:text-style-name="P219" svg:width="0.0012in" svg:height="0.0213in"><text:p/></draw:rect></text:p>
      <text:p text:style-name="P208"><text:bookmark text:name="_sq0ypzbcu8uo"/><text:span text:style-name="T11">Estado del Juego: Fase de Combate</text:span></text:p>
      <text:p text:style-name="P206"><text:bookmark text:name="_ko6hetz65991"/><text:span text:style-name="T9">Turno del Jugador</text:span></text:p>
      <text:p text:style-name="P90"><text:span text:style-name="T13">Superviviente 1: Ingeniero (Isaac)</text:span></text:p>
      <text:list xml:id="list3787903149" text:style-name="WWNum26">
        <text:list-item>
          <text:p text:style-name="P97"><text:span text:style-name="T13">Ingeniero:</text:span><text:span text:style-name="T6"> "Puedo reparar la lanzadera. Necesito tiempo y un poco de suerte."</text:span></text:p>
        </text:list-item>
      </text:list>
      <text:p text:style-name="P90"><text:span text:style-name="T13">Superviviente 2: Operatigo (Fantasma)</text:span></text:p>
      <text:list xml:id="list1547501725" text:style-name="WWNum1">
        <text:list-item>
          <text:p text:style-name="P98"><text:span text:style-name="T13">Operatigo:</text:span><text:span text:style-name="T6"> "No puedo dejar que me atrapen. ¡Debo moverme rápido!"</text:span></text:p>
        </text:list-item>
      </text:list>
      <text:p text:style-name="P90"><text:span text:style-name="T13">Superviviente 3: Cazarrecompensas (Mandaloriano)</text:span></text:p>
      <text:list xml:id="list2988156436" text:style-name="WWNum2">
        <text:list-item>
          <text:p text:style-name="P99"><text:span text:style-name="T13">Cazarrecompensas:</text:span><text:span text:style-name="T6"> "Voy a cazar a estos malhechores. Serán míos."</text:span></text:p>
        </text:list-item>
      </text:list>
      <text:p text:style-name="P3"><text:soft-page-break/><draw:rect text:anchor-type="as-char" style:rel-width="100%" draw:z-index="12" draw:style-name="gr1" draw:text-style-name="P219" svg:width="0.0012in" svg:height="0.0213in"><text:p/></draw:rect></text:p>
      <text:p text:style-name="P206"><text:bookmark text:name="_3fj73xx8q29p"/><text:span text:style-name="T9">Evento: Encuentro con un Superviviente</text:span></text:p>
      <text:p text:style-name="P90"><text:span text:style-name="T13">Acción:</text:span><text:span text:style-name="T6"> Los supervivientes encuentran a un nuevo aliado atrapado en escombros.</text:span></text:p>
      <text:list xml:id="list3063997324" text:style-name="WWNum62">
        <text:list-item>
          <text:p text:style-name="P100"><text:span text:style-name="T13">Ingeniero:</text:span><text:span text:style-name="T6"> "¡Mirad! Alguien con vida en esta estación maldita. Saquémoslo de ahí."</text:span></text:p>
        </text:list-item>
      </text:list>
      <text:p text:style-name="P90"><text:span text:style-name="T13">Opción 1: Rescatar al Superviviente</text:span></text:p>
      <text:list xml:id="list4228056773" text:style-name="WWNum61">
        <text:list-item>
          <text:p text:style-name="P142"><text:span text:style-name="T13">Operatigo:</text:span><text:span text:style-name="T6"> "Este no puede hacerse invisible, nos va a retrasar. ¡Como vosotros! Bah"</text:span></text:p>
        </text:list-item>
        <text:list-item>
          <text:p text:style-name="P198"><text:span text:style-name="T13">Superviviente Rescatado:</text:span><text:span text:style-name="T6"> "Gracias, pensé que iba a morir aquí."</text:span></text:p>
        </text:list-item>
      </text:list>
      <text:p text:style-name="P90"><text:span text:style-name="T13">Opción 2: Convencer al Superviviente</text:span></text:p>
      <text:list xml:id="list1996515374" text:style-name="WWNum34">
        <text:list-item>
          <text:p text:style-name="P101"><text:span text:style-name="T13">Cazarrecompensas:</text:span><text:span text:style-name="T6"> "¿Por qué deberíamos arriesgarnos por ti? Dinos, ¿qué sabes sobre estos enemigos? ¿Hay un precio por sus cabezas?"</text:span></text:p>
        </text:list-item>
      </text:list>
      <text:p text:style-name="P90"><text:span text:style-name="T13">Opción 3: Ignorar al Superviviente</text:span></text:p>
      <text:list xml:id="list2092697999" text:style-name="WWNum27">
        <text:list-item>
          <text:p text:style-name="P102"><text:span text:style-name="T13">Conserje:</text:span><text:span text:style-name="T6"> "Si lo intentamos sacar de ahí la estación se nos vendrá encima. Larguémonos"</text:span></text:p>
        </text:list-item>
      </text:list>
      <text:p text:style-name="P3"><draw:rect text:anchor-type="as-char" style:rel-width="100%" draw:z-index="13" draw:style-name="gr1" draw:text-style-name="P219" svg:width="0.0012in" svg:height="0.0213in"><text:p/></draw:rect></text:p>
      <text:p text:style-name="P208"><text:bookmark text:name="_w79l5quoo1p5"/><text:span text:style-name="T11">Estado del Juego: Pantalla de Eventos</text:span></text:p>
      <text:p text:style-name="P206"><text:bookmark text:name="_izm237i9uyns"/><text:span text:style-name="T9">Evento: Rescate en la Sala de Control</text:span></text:p>
      <text:p text:style-name="P90"><text:span text:style-name="T13">Acción:</text:span><text:span text:style-name="T6"> La sala de control está en caos.</text:span></text:p>
      <text:list xml:id="list1721261245" text:style-name="WWNum51">
        <text:list-item>
          <text:p text:style-name="P103"><text:span text:style-name="T13">Cazarrecompensas:</text:span><text:span text:style-name="T6"> "Este lugar huele a trampa. Debemos tener cuidado."</text:span></text:p>
        </text:list-item>
      </text:list>
      <text:p text:style-name="P90"><text:span text:style-name="T1">Decisiones:</text:span></text:p>
      <text:list xml:id="list2551667015" text:style-name="WWNum32">
        <text:list-item>
          <text:p text:style-name="P143"><text:span text:style-name="T13">Ajustar el sistema de seguridad (Ingeniero):</text:span></text:p>
          <text:list>
            <text:list-item>
              <text:p text:style-name="P60"><text:span text:style-name="T13">Ingeniero:</text:span><text:span text:style-name="T6"> "Puedo reiniciar el sistema. Si todo sale bien, podremos abrir la puerta."</text:span></text:p>
            </text:list-item>
            <text:list-item>
              <text:p text:style-name="P60"><text:span text:style-name="T13">[Si tiene éxito, la puerta se abre y encuentran suministros.]</text:span></text:p>
            </text:list-item>
          </text:list>
        </text:list-item>
        <text:list-item>
          <text:p text:style-name="P183"><text:span text:style-name="T13">Usar una granada (Operatigo):</text:span></text:p>
          <text:list>
            <text:list-item>
              <text:p text:style-name="P60"><text:soft-page-break/><text:span text:style-name="T13">Operatigo:</text:span><text:span text:style-name="T6"> "Voy a despejar el camino de un modo explosivo."</text:span></text:p>
            </text:list-item>
            <text:list-item>
              <text:p text:style-name="P60"><text:span text:style-name="T13">[Si tiene éxito, despeja el área, pero genera ruido atrayendo enemigos.]</text:span></text:p>
            </text:list-item>
          </text:list>
        </text:list-item>
        <text:list-item>
          <text:p text:style-name="P183"><text:span text:style-name="T13">Retirarse silenciosamente:</text:span></text:p>
          <text:list>
            <text:list-item>
              <text:p text:style-name="P86"><text:span text:style-name="T13">Cazarrecompensas:</text:span><text:span text:style-name="T6"> "No vale la pena arriesgarse. Vamos por otro camino."</text:span></text:p>
            </text:list-item>
          </text:list>
        </text:list-item>
      </text:list>
      <text:p text:style-name="P3"><draw:rect text:anchor-type="as-char" style:rel-width="100%" draw:z-index="14" draw:style-name="gr1" draw:text-style-name="P219" svg:width="0.0012in" svg:height="0.0213in"><text:p/></draw:rect></text:p>
      <text:p text:style-name="P208"><text:bookmark text:name="_n1fv2740q8vs"/><text:span text:style-name="T11">Estado del Juego: Pantalla de Fin de Combate</text:span></text:p>
      <text:p text:style-name="P206"><text:bookmark text:name="_9v66abrufut8"/><text:span text:style-name="T16">Después de un Combate</text:span></text:p>
      <text:list xml:id="list3554874318" text:style-name="WWNum24">
        <text:list-item>
          <text:p text:style-name="P144"><text:span text:style-name="T16">Ingeniero:</text:span><text:span text:style-name="T6"> "Hemos sobrevivido, pero no por mucho tiempo."</text:span></text:p>
        </text:list-item>
        <text:list-item>
          <text:p text:style-name="P184"><text:span text:style-name="T13">Operatigo:</text:span><text:span text:style-name="T6"> "No podemos quedarnos aquí. La estación está colapsando."</text:span></text:p>
        </text:list-item>
        <text:list-item>
          <text:p text:style-name="P199"><text:span text:style-name="T13">Cazarrecompensas:</text:span><text:span text:style-name="T6"> "Cada vez más cerca de la lanzadera. ¡Acelera!"</text:span></text:p>
        </text:list-item>
      </text:list>
      <text:p text:style-name="P3"><draw:rect text:anchor-type="as-char" style:rel-width="100%" draw:z-index="15" draw:style-name="gr1" draw:text-style-name="P219" svg:width="0.0012in" svg:height="0.0213in"><text:p/></draw:rect></text:p>
      <text:p text:style-name="P208"><text:bookmark text:name="_sm85ts38ar01"/><text:span text:style-name="T11">Estado del Juego: Pantalla de Finalización del Juego</text:span></text:p>
      <text:p text:style-name="P206"><text:bookmark text:name="_z27vyji1bqyu"/><text:span text:style-name="T9">Confrontación Final</text:span></text:p>
      <text:p text:style-name="P90"><text:span text:style-name="T13">Acción:</text:span><text:span text:style-name="T6"> La pantalla muestra a Shekar, Dhalisos y Silfide en la sala de control.</text:span></text:p>
      <text:list xml:id="list735802432" text:style-name="WWNum48">
        <text:list-item>
          <text:p text:style-name="P145"><text:span text:style-name="T13">Shekar:</text:span><text:span text:style-name="T6"> "¡Ustedes han sido molestos! Ahora enfrentan a los Shekamorfos."</text:span></text:p>
        </text:list-item>
        <text:list-item>
          <text:p text:style-name="P185"><text:span text:style-name="T13">Dhalisos:</text:span><text:span text:style-name="T6"> "La historia no recordará a perdedores. ¡Peleen con honor!"</text:span></text:p>
        </text:list-item>
        <text:list-item>
          <text:p text:style-name="P200"><text:span text:style-name="T13">Silfide:</text:span><text:span text:style-name="T6"> "Sus decisiones han llevado a este momento. Ahora verán el costo."</text:span></text:p>
        </text:list-item>
      </text:list>
      <text:p text:style-name="P2"/>
      <text:p text:style-name="P1"><text:span text:style-name="T1">LOGROS:</text:span><text:span text:style-name="T2"> Describir los varios logros o hitos que el jugador obtiene mientras progresa en el juego. Estos pueden otorgar medallas, personajes secretos o puntos extra.</text:span></text:p>
      <text:p text:style-name="P1"><text:span text:style-name="T1">CÓDIGOS SECRETOS:</text:span><text:span text:style-name="T2"> <text:s/>Describir los códigos secretos que el jugador puede ingresar, lo que hacen y cómo son ingresados.</text:span></text:p>
      <text:p text:style-name="P1"><text:span text:style-name="T1">MÚSICA Y SONIDOS:</text:span><text:span text:style-name="T2"> La música y/o sonidos que se usarán en el juego, nombre, descripción junto con un número de referencia. Si es música de fondo, la referencia debe de empezar con una ‘M’ seguida de un número en secuencia. Si es un efecto de sonido, empezar con ‘S’.</text:span></text:p>
      <text:p text:style-name="P1"><text:soft-page-break/><text:span text:style-name="T1">IMÁGENES DE CONCEPTO:</text:span><text:span text:style-name="T2"> Todas las imágenes que muestren algún posible nivel, personaje, objeto, etc., deben ser incluidas en esta sección y deben estar enumeradas y con título.</text:span></text:p>
      <text:p text:style-name="P1"><text:span text:style-name="T1">MIEMBROS DEL EQUIPO:</text:span><text:span text:style-name="T2"> Información de las personas que trabajarán en el proyecto, incluye su nombre, el rol o roles que desempeñan y medios por los cuales se les puede contactar.</text:span></text:p>
      <text:p text:style-name="P1"><text:span text:style-name="T1">DETALLES DE PRODUCCIÓN:</text:span><text:span text:style-name="T2"> Antes de entrar a la etapa de Producción, se definen en el documento algunos detalles del proyecto.</text:span></text:p>
      <text:list xml:id="list1197242111" text:style-name="WWNum15">
        <text:list-item>
          <text:p text:style-name="P9"><text:span text:style-name="T2">Fecha de Inicio: ¿Cuándo empieza la etapa de Producción del proyecto?</text:span></text:p>
        </text:list-item>
        <text:list-item>
          <text:p text:style-name="P9"><text:span text:style-name="T2">Fecha de Terminación: ¿Cuándo termina la etapa de Producción del proyecto?</text:span></text:p>
        </text:list-item>
        <text:list-item>
          <text:p text:style-name="P12"><text:span text:style-name="T2">Presupuesto: Una estimación aproximada del presupuesto del juego.</text:span></text:p>
        </text:list-item>
      </text:list>
      <text:p text:style-name="P8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1" svg:font-family="Georgia"/>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2" svg:font-family="Georg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Georgia" fo:font-family="Georgia"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333333" fo:font-size="12pt" style:text-underline-style="none"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fo:background-color="#ffffff"/>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Georgia" fo:font-family="Georgia"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Georgia" fo:font-family="Georgia" style:font-family-generic="roman" style:font-pitch="variable"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Georgia" fo:font-family="Georgia" style:font-family-generic="roman" style:font-pitch="variable" fo:font-size="12pt" style:text-underline-style="none"/>
    </style:style>
    <style:style style:name="ListLabel_20_47" style:display-name="ListLabel 47" style:family="text">
      <style:text-properties style:font-name="Georgia" fo:font-family="Georgia" style:font-family-generic="roman" style:font-pitch="variable" fo:font-size="12pt"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Georgia" fo:font-family="Georgia" style:font-family-generic="roman" style:font-pitch="variable" style:text-underline-style="none"/>
    </style:style>
    <style:style style:name="ListLabel_20_56" style:display-name="ListLabel 56" style:family="text">
      <style:text-properties style:font-name="Georgia" fo:font-family="Georgia" style:font-family-generic="roman" style:font-pitch="variable"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Georgia" fo:font-family="Georgia" style:font-family-generic="roman" style:font-pitch="variable" fo:font-size="12pt" style:text-underline-style="none"/>
    </style:style>
    <style:style style:name="ListLabel_20_65" style:display-name="ListLabel 65" style:family="text">
      <style:text-properties style:font-name="Georgia" fo:font-family="Georgia" style:font-family-generic="roman" style:font-pitch="variable" fo:font-size="12pt"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Georgia" fo:font-family="Georgia" style:font-family-generic="roman" style:font-pitch="variable" style:text-underline-style="none"/>
    </style:style>
    <style:style style:name="ListLabel_20_74" style:display-name="ListLabel 74" style:family="text">
      <style:text-properties style:font-name="Georgia" fo:font-family="Georgia" style:font-family-generic="roman" style:font-pitch="variable"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Georgia" fo:font-family="Georgia" style:font-family-generic="roman" style:font-pitch="variable" fo:font-size="12pt" style:text-underline-style="none" fo:font-weight="bold"/>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Georgia" fo:font-family="Georgia" style:font-family-generic="roman" style:font-pitch="variable" fo:font-size="12pt" style:text-underline-style="none" fo:font-weight="bold"/>
    </style:style>
    <style:style style:name="ListLabel_20_92" style:display-name="ListLabel 92" style:family="text">
      <style:text-properties style:font-name="Georgia" fo:font-family="Georgia" style:font-family-generic="roman" style:font-pitch="variable"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Georgia" fo:font-family="Georgia" style:font-family-generic="roman" style:font-pitch="variable" style:text-underline-style="none"/>
    </style:style>
    <style:style style:name="ListLabel_20_101" style:display-name="ListLabel 101" style:family="text">
      <style:text-properties style:font-name="Georgia" fo:font-family="Georgia" style:font-family-generic="roman" style:font-pitch="variable"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Georgia" fo:font-family="Georgia" style:font-family-generic="roman" style:font-pitch="variable" fo:font-size="12pt" style:text-underline-style="none"/>
    </style:style>
    <style:style style:name="ListLabel_20_110" style:display-name="ListLabel 110" style:family="text">
      <style:text-properties style:font-name="Georgia" fo:font-family="Georgia" style:font-family-generic="roman" style:font-pitch="variable" fo:font-size="12pt"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Georgia" fo:font-family="Georgia" style:font-family-generic="roman" style:font-pitch="variable" style:text-underline-style="none"/>
    </style:style>
    <style:style style:name="ListLabel_20_119" style:display-name="ListLabel 119" style:family="text">
      <style:text-properties style:font-name="Georgia" fo:font-family="Georgia" style:font-family-generic="roman" style:font-pitch="variable"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fo:color="#333333" fo:font-size="12pt" style:text-underline-style="none"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fo:background-color="#ffffff"/>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Georgia" fo:font-family="Georgia" style:font-family-generic="roman" style:font-pitch="variable" style:text-underline-style="none"/>
    </style:style>
    <style:style style:name="ListLabel_20_137" style:display-name="ListLabel 137" style:family="text">
      <style:text-properties style:font-name="Georgia" fo:font-family="Georgia" style:font-family-generic="roman" style:font-pitch="variable" style:text-underline-style="none"/>
    </style:style>
    <style:style style:name="ListLabel_20_138" style:display-name="ListLabel 138" style:family="text">
      <style:text-properties style:font-name="Georgia" fo:font-family="Georgia" style:font-family-generic="roman" style:font-pitch="variable"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Georgia" fo:font-family="Georgia" style:font-family-generic="roman" style:font-pitch="variable"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Georgia" fo:font-family="Georgia" style:font-family-generic="roman" style:font-pitch="variable" style:text-underline-style="none"/>
    </style:style>
    <style:style style:name="ListLabel_20_155" style:display-name="ListLabel 155" style:family="text">
      <style:text-properties style:font-name="Georgia" fo:font-family="Georgia" style:font-family-generic="roman" style:font-pitch="variable"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Georgia" fo:font-family="Georgia" style:font-family-generic="roman" style:font-pitch="variable" style:text-underline-style="none"/>
    </style:style>
    <style:style style:name="ListLabel_20_164" style:display-name="ListLabel 164" style:family="text">
      <style:text-properties style:font-name="Georgia" fo:font-family="Georgia" style:font-family-generic="roman" style:font-pitch="variable"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Georgia" fo:font-family="Georgia" style:font-family-generic="roman" style:font-pitch="variable" style:text-underline-style="none"/>
    </style:style>
    <style:style style:name="ListLabel_20_173" style:display-name="ListLabel 173" style:family="text">
      <style:text-properties style:font-name="Georgia" fo:font-family="Georgia" style:font-family-generic="roman" style:font-pitch="variable"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Georgia" fo:font-family="Georgia" style:font-family-generic="roman" style:font-pitch="variable" fo:font-size="12pt" style:text-underline-style="none"/>
    </style:style>
    <style:style style:name="ListLabel_20_182" style:display-name="ListLabel 182" style:family="text">
      <style:text-properties style:font-name="Georgia" fo:font-family="Georgia" style:font-family-generic="roman" style:font-pitch="variable" fo:font-size="12pt"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Georgia" fo:font-family="Georgia" style:font-family-generic="roman" style:font-pitch="variable" fo:font-size="12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Georgia" fo:font-family="Georgia" style:font-family-generic="roman" style:font-pitch="variable" style:text-underline-style="none"/>
    </style:style>
    <style:style style:name="ListLabel_20_200" style:display-name="ListLabel 200" style:family="text">
      <style:text-properties style:font-name="Georgia" fo:font-family="Georgia" style:font-family-generic="roman" style:font-pitch="variable"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Georgia" fo:font-family="Georgia" style:font-family-generic="roman" style:font-pitch="variable" fo:font-size="12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Georgia" fo:font-family="Georgia" style:font-family-generic="roman" style:font-pitch="variable" fo:font-size="12pt" style:text-underline-style="none"/>
    </style:style>
    <style:style style:name="ListLabel_20_218" style:display-name="ListLabel 218" style:family="text">
      <style:text-properties style:font-name="Georgia" fo:font-family="Georgia" style:font-family-generic="roman" style:font-pitch="variable" fo:font-size="12pt"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Georgia" fo:font-family="Georgia" style:font-family-generic="roman" style:font-pitch="variable"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Georgia" fo:font-family="Georgia" style:font-family-generic="roman" style:font-pitch="variable"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Georgia" fo:font-family="Georgia" style:font-family-generic="roman" style:font-pitch="variable"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Georgia" fo:font-family="Georgia" style:font-family-generic="roman" style:font-pitch="variable" style:text-underline-style="none"/>
    </style:style>
    <style:style style:name="ListLabel_20_254" style:display-name="ListLabel 254" style:family="text">
      <style:text-properties style:font-name="Georgia" fo:font-family="Georgia" style:font-family-generic="roman" style:font-pitch="variable"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Georgia" fo:font-family="Georgia" style:font-family-generic="roman" style:font-pitch="variable"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Georgia" fo:font-family="Georgia" style:font-family-generic="roman" style:font-pitch="variable" style:text-underline-style="none"/>
    </style:style>
    <style:style style:name="ListLabel_20_272" style:display-name="ListLabel 272" style:family="text">
      <style:text-properties style:font-name="Georgia" fo:font-family="Georgia" style:font-family-generic="roman" style:font-pitch="variable"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Georgia" fo:font-family="Georgia" style:font-family-generic="roman" style:font-pitch="variable" style:text-underline-style="none"/>
    </style:style>
    <style:style style:name="ListLabel_20_281" style:display-name="ListLabel 281" style:family="text">
      <style:text-properties style:font-name="Georgia" fo:font-family="Georgia" style:font-family-generic="roman" style:font-pitch="variable"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Georgia" fo:font-family="Georgia" style:font-family-generic="roman" style:font-pitch="variable"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Georgia" fo:font-family="Georgia" style:font-family-generic="roman" style:font-pitch="variable" style:text-underline-style="none"/>
    </style:style>
    <style:style style:name="ListLabel_20_299" style:display-name="ListLabel 299" style:family="text">
      <style:text-properties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Georgia" fo:font-family="Georgia" style:font-family-generic="roman" style:font-pitch="variable"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Georgia" fo:font-family="Georgia" style:font-family-generic="roman" style:font-pitch="variable" fo:font-size="12pt" style:text-underline-style="none"/>
    </style:style>
    <style:style style:name="ListLabel_20_317" style:display-name="ListLabel 317" style:family="text">
      <style:text-properties style:font-name="Georgia" fo:font-family="Georgia" style:font-family-generic="roman" style:font-pitch="variable" fo:font-size="12pt" style:text-underline-style="none"/>
    </style:style>
    <style:style style:name="ListLabel_20_318" style:display-name="ListLabel 318" style:family="text">
      <style:text-properties style:font-name="Georgia" fo:font-family="Georgia" style:font-family-generic="roman" style:font-pitch="variable" fo:font-size="12pt" style:text-underline-style="none"/>
    </style:style>
    <style:style style:name="ListLabel_20_319" style:display-name="ListLabel 319" style:family="text">
      <style:text-properties style:font-name="Georgia" fo:font-family="Georgia" style:font-family-generic="roman" style:font-pitch="variable" fo:font-size="12pt"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Georgia" fo:font-family="Georgia" style:font-family-generic="roman" style:font-pitch="variable"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Georgia" fo:font-family="Georgia" style:font-family-generic="roman" style:font-pitch="variable"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Georgia" fo:font-family="Georgia" style:font-family-generic="roman" style:font-pitch="variable"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Georgia" fo:font-family="Georgia" style:font-family-generic="roman" style:font-pitch="variable"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Georgia" fo:font-family="Georgia" style:font-family-generic="roman" style:font-pitch="variable"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Georgia" fo:font-family="Georgia" style:font-family-generic="roman" style:font-pitch="variable"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Georgia" fo:font-family="Georgia" style:font-family-generic="roman" style:font-pitch="variable"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Georgia" fo:font-family="Georgia" style:font-family-generic="roman" style:font-pitch="variable"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Georgia" fo:font-family="Georgia" style:font-family-generic="roman" style:font-pitch="variable" fo:font-size="12pt" style:text-underline-style="none"/>
    </style:style>
    <style:style style:name="ListLabel_20_398" style:display-name="ListLabel 398" style:family="text">
      <style:text-properties style:font-name="Georgia" fo:font-family="Georgia" style:font-family-generic="roman" style:font-pitch="variable" fo:font-size="12pt"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Georgia" fo:font-family="Georgia" style:font-family-generic="roman" style:font-pitch="variable" fo:font-size="12pt" style:text-underline-style="none"/>
    </style:style>
    <style:style style:name="ListLabel_20_407" style:display-name="ListLabel 407" style:family="text">
      <style:text-properties style:font-name="Georgia" fo:font-family="Georgia" style:font-family-generic="roman" style:font-pitch="variable" fo:font-size="12pt"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Georgia" fo:font-family="Georgia" style:font-family-generic="roman" style:font-pitch="variable" fo:font-size="12pt" style:text-underline-style="none"/>
    </style:style>
    <style:style style:name="ListLabel_20_416" style:display-name="ListLabel 416" style:family="text">
      <style:text-properties style:font-name="Georgia" fo:font-family="Georgia" style:font-family-generic="roman" style:font-pitch="variable"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Georgia" fo:font-family="Georgia" style:font-family-generic="roman" style:font-pitch="variable"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Georgia" fo:font-family="Georgia" style:font-family-generic="roman" style:font-pitch="variable" style:text-underline-style="none"/>
    </style:style>
    <style:style style:name="ListLabel_20_434" style:display-name="ListLabel 434" style:family="text">
      <style:text-properties style:font-name="Georgia" fo:font-family="Georgia" style:font-family-generic="roman" style:font-pitch="variable"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Georgia" fo:font-family="Georgia" style:font-family-generic="roman" style:font-pitch="variable"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Georgia" fo:font-family="Georgia" style:font-family-generic="roman" style:font-pitch="variable" style:text-underline-style="none"/>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Georgia" fo:font-family="Georgia" style:font-family-generic="roman" style:font-pitch="variable" fo:font-size="12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fo:color="#333333" fo:font-size="12pt" style:text-underline-style="none" style:font-name-asian="Georgia2" style:font-family-asian="Georgia" style:font-family-generic-asian="system" style:font-pitch-asian="variable" style:font-size-asian="12pt" style:font-name-complex="Georgia2" style:font-family-complex="Georgia" style:font-family-generic-complex="system" style:font-pitch-complex="variable" style:font-size-complex="12pt" fo:background-color="#ffffff"/>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Georgia" fo:font-family="Georgia" style:font-family-generic="roman" style:font-pitch="variable" fo:font-size="12pt" style:text-underline-style="none"/>
    </style:style>
    <style:style style:name="ListLabel_20_479" style:display-name="ListLabel 479" style:family="text">
      <style:text-properties style:font-name="Georgia" fo:font-family="Georgia" style:font-family-generic="roman" style:font-pitch="variable" fo:font-size="12pt"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Georgia" fo:font-family="Georgia" style:font-family-generic="roman" style:font-pitch="variable" fo:font-size="12pt" style:text-underline-style="none"/>
    </style:style>
    <style:style style:name="ListLabel_20_488" style:display-name="ListLabel 488" style:family="text">
      <style:text-properties style:font-name="Georgia" fo:font-family="Georgia" style:font-family-generic="roman" style:font-pitch="variable" fo:font-size="12pt"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Georgia" fo:font-family="Georgia" style:font-family-generic="roman" style:font-pitch="variable" fo:font-size="12pt" style:text-underline-style="none"/>
    </style:style>
    <style:style style:name="ListLabel_20_497" style:display-name="ListLabel 497" style:family="text">
      <style:text-properties style:font-name="Georgia" fo:font-family="Georgia" style:font-family-generic="roman" style:font-pitch="variable" fo:font-size="12pt"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Georgia" fo:font-family="Georgia" style:font-family-generic="roman" style:font-pitch="variable" fo:font-size="12pt" style:text-underline-style="none"/>
    </style:style>
    <style:style style:name="ListLabel_20_506" style:display-name="ListLabel 506" style:family="text">
      <style:text-properties style:font-name="Georgia" fo:font-family="Georgia" style:font-family-generic="roman" style:font-pitch="variable"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Georgia" fo:font-family="Georgia" style:font-family-generic="roman" style:font-pitch="variable" style:text-underline-style="none"/>
    </style:style>
    <style:style style:name="ListLabel_20_515" style:display-name="ListLabel 515" style:family="text">
      <style:text-properties style:font-name="Georgia" fo:font-family="Georgia" style:font-family-generic="roman" style:font-pitch="variable"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Georgia" fo:font-family="Georgia" style:font-family-generic="roman" style:font-pitch="variable" fo:font-size="12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Georgia" fo:font-family="Georgia" style:font-family-generic="roman" style:font-pitch="variable" fo:font-size="12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Georgia" fo:font-family="Georgia" style:font-family-generic="roman" style:font-pitch="variable"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Georgia" fo:font-family="Georgia" style:font-family-generic="roman" style:font-pitch="variable"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Georgia" fo:font-family="Georgia" style:font-family-generic="roman" style:font-pitch="variable"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Georgia" fo:font-family="Georgia" style:font-family-generic="roman" style:font-pitch="variable"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Georgia" fo:font-family="Georgia" style:font-family-generic="roman" style:font-pitch="variable" fo:font-size="12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fo:color="#a7a7a7" fo:font-size="8.5pt" style:font-size-asian="8.5pt" style:font-size-complex="8.5pt" fo:background-color="#fffff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13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4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4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4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4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8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8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8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8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8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8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8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8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23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4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28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81"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28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28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8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8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28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8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8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28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9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316"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31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1.5in"/>
        </style:list-level-properties>
      </text:list-level-style-bullet>
      <text:list-level-style-number text:level="4" text:style-name="ListLabel_20_31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2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2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2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2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34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5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bullet text:level="1" text:style-name="ListLabel_20_4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bullet text:level="1" text:style-name="ListLabel_20_45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0.5in"/>
        </style:list-level-properties>
        <style:text-properties style:font-name="Georgia1"/>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bullet text:level="1" text:style-name="ListLabel_20_50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0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1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bullet text:level="1" text:style-name="ListLabel_20_57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8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8" meta:paragraph-count="550" meta:word-count="5690" meta:character-count="34898" meta:non-whitespace-character-count="30141"/>
    <meta:generator>LibreOfficeDev/6.0.5.2$Linux_X86_64 LibreOffice_project/</meta:generator>
  </office:meta>
</office:document-meta>
</file>